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B800000142799276E9.png" manifest:media-type="image/png"/>
  <manifest:file-entry manifest:full-path="Pictures/10000001000001D2000003681F109CA6.png" manifest:media-type="image/png"/>
  <manifest:file-entry manifest:full-path="Pictures/10000001000004480000049870D316E0.png" manifest:media-type="image/png"/>
  <manifest:file-entry manifest:full-path="Pictures/10000001000002CA000001EE236409C8.png" manifest:media-type="image/png"/>
  <manifest:file-entry manifest:full-path="Pictures/10000001000003DA0000017AE6A77958.png" manifest:media-type="image/png"/>
  <manifest:file-entry manifest:full-path="Pictures/100000010000052E000004220CA87549.png" manifest:media-type="image/png"/>
  <manifest:file-entry manifest:full-path="Pictures/10000001000003F8000001ECB9A517DF.png" manifest:media-type="image/png"/>
  <manifest:file-entry manifest:full-path="Pictures/10000001000005F6000003368857D435.png" manifest:media-type="image/png"/>
  <manifest:file-entry manifest:full-path="Pictures/1000000100000412000006407EBC248C.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5E000000364466D44D0.png" manifest:media-type="image/png"/>
  <manifest:file-entry manifest:full-path="Pictures/1000000100000377000006408874F0AD.png" manifest:media-type="image/png"/>
  <manifest:file-entry manifest:full-path="Pictures/100000010000040A0000030CC55BBF7E.png" manifest:media-type="image/png"/>
  <manifest:file-entry manifest:full-path="Pictures/10000000000006400000037B1DE37905.png" manifest:media-type="image/png"/>
  <manifest:file-entry manifest:full-path="Pictures/1000000100000560000004601FCBA0CC.png" manifest:media-type="image/png"/>
  <manifest:file-entry manifest:full-path="Pictures/100000010000040A000002481667B2D3.png" manifest:media-type="image/png"/>
  <manifest:file-entry manifest:full-path="Pictures/10000001000002A5000006403A5086B8.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0000003530000064064503C06.png" manifest:media-type="image/png"/>
  <manifest:file-entry manifest:full-path="Pictures/10000000000005000000039947BBCEC0.jpg" manifest:media-type="image/jpeg"/>
  <manifest:file-entry manifest:full-path="Pictures/10000001000000280000002A1CBF1A1A.png" manifest:media-type="image/png"/>
  <manifest:file-entry manifest:full-path="Pictures/10000001000005DD0000032F7C4F492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10">
      <style:paragraph-properties>
        <style:tab-stops>
          <style:tab-stop style:position="4.9217in" style:type="right" style:leader-style="dotted" style:leader-text="."/>
        </style:tab-stops>
      </style:paragraph-properties>
    </style:style>
    <style:style style:name="P2"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3" style:family="paragraph" style:parent-style-name="Heading" style:list-style-name="L1">
      <style:paragraph-properties fo:break-before="page"/>
    </style:style>
    <style:style style:name="P4" style:family="paragraph" style:parent-style-name="Heading" style:list-style-name="L1"/>
    <style:style style:name="P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style:font-name="Arial6" fo:font-weight="normal" officeooo:paragraph-rsid="001bcd68" style:font-weight-asian="normal" style:font-weight-complex="normal"/>
    </style:style>
    <style:style style:name="P6" style:family="paragraph" style:parent-style-name="Text_20_body" style:list-style-name="L2">
      <style:text-properties style:font-name="Arial6" officeooo:paragraph-rsid="001bcd68"/>
    </style:style>
    <style:style style:name="P7" style:family="paragraph" style:parent-style-name="Text_20_body" style:list-style-name="L2">
      <style:paragraph-properties fo:margin-top="0in" fo:margin-bottom="0.0417in" style:contextual-spacing="false" fo:line-height="138%" style:writing-mode="lr-tb"/>
      <style:text-properties style:font-name="Arial6" fo:font-weight="normal" officeooo:paragraph-rsid="001bcd68" style:font-weight-asian="normal" style:font-weight-complex="normal"/>
    </style:style>
    <style:style style:name="P8" style:family="paragraph" style:parent-style-name="Text_20_body">
      <style:text-properties style:font-name="Arial6"/>
    </style:style>
    <style:style style:name="P9" style:family="paragraph" style:parent-style-name="Text_20_body" style:list-style-name="L3">
      <style:text-properties style:font-name="Arial6"/>
    </style:style>
    <style:style style:name="P10" style:family="paragraph" style:parent-style-name="Text_20_body" style:list-style-name="L3">
      <style:text-properties style:font-name="Arial6" officeooo:paragraph-rsid="001bcd68"/>
    </style:style>
    <style:style style:name="P11" style:family="paragraph" style:parent-style-name="Text_20_body" style:list-style-name="L4"/>
    <style:style style:name="P12" style:family="paragraph" style:parent-style-name="Text_20_body" style:list-style-name="L4">
      <style:text-properties officeooo:paragraph-rsid="001bcd68"/>
    </style:style>
    <style:style style:name="P13" style:family="paragraph" style:parent-style-name="Heading_20_3">
      <style:text-properties style:font-name="Arial6" officeooo:paragraph-rsid="001bcd68"/>
    </style:style>
    <style:style style:name="P14" style:family="paragraph" style:parent-style-name="Text_20_body">
      <style:text-properties style:font-name="Arial2" fo:font-weight="bold" style:font-weight-asian="bold" style:font-weight-complex="bold"/>
    </style:style>
    <style:style style:name="P15" style:family="paragraph" style:parent-style-name="Text_20_body" style:list-style-name="L5">
      <style:text-properties style:font-name="Arial6"/>
    </style:style>
    <style:style style:name="P16" style:family="paragraph" style:parent-style-name="Text_20_body" style:list-style-name="L5"/>
    <style:style style:name="P17" style:family="paragraph" style:parent-style-name="Standard">
      <style:paragraph-properties fo:margin-left="0in" fo:margin-right="0in" fo:text-indent="0in" style:auto-text-indent="false"/>
      <style:text-properties style:font-name="Arial6" fo:font-size="12pt" style:font-size-asian="12pt" style:font-size-complex="12p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492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3" style:family="paragraph" style:parent-style-name="Text_20_body">
      <style:text-properties officeooo:paragraph-rsid="001db3a9"/>
    </style:style>
    <style:style style:name="P24" style:family="paragraph" style:parent-style-name="Text_20_body" style:list-style-name="L7">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8">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6" style:family="paragraph" style:parent-style-name="Standard">
      <style:paragraph-properties fo:margin-left="0.9846in" fo:text-indent="0in" style:auto-text-indent="false"/>
      <style:text-properties officeooo:paragraph-rsid="001ec6d5"/>
    </style:style>
    <style:style style:name="P27" style:family="paragraph" style:parent-style-name="Text_20_body" style:list-style-name="L9">
      <style:text-properties style:font-name="Arial6" fo:font-size="12pt" officeooo:paragraph-rsid="001ec6d5" style:font-size-asian="12pt" style:font-size-complex="12pt"/>
    </style:style>
    <style:style style:name="P28" style:family="paragraph" style:parent-style-name="Text_20_body">
      <style:paragraph-properties fo:margin-left="0in" fo:text-indent="0in" style:auto-text-indent="false"/>
      <style:text-properties officeooo:paragraph-rsid="001ec6d5"/>
    </style:style>
    <style:style style:name="P29" style:family="paragraph" style:parent-style-name="Text_20_body" style:list-style-name="L10">
      <style:text-properties style:font-name="Arial6" fo:font-size="12pt" officeooo:paragraph-rsid="001ec6d5" style:font-size-asian="12pt" style:font-size-complex="12pt"/>
    </style:style>
    <style:style style:name="P30" style:family="paragraph" style:parent-style-name="Text_20_body">
      <style:paragraph-properties fo:margin-left="0.9846in" fo:text-indent="0in" style:auto-text-indent="false"/>
      <style:text-properties officeooo:paragraph-rsid="001ec6d5"/>
    </style:style>
    <style:style style:name="P31" style:family="paragraph" style:parent-style-name="Text_20_body" style:list-style-name="L11">
      <style:text-properties style:font-name="Arial6" fo:font-size="12pt" officeooo:paragraph-rsid="001ec6d5" style:font-size-asian="12pt" style:font-size-complex="12pt"/>
    </style:style>
    <style:style style:name="P32" style:family="paragraph" style:parent-style-name="Text_20_body" style:list-style-name="L12">
      <style:text-properties style:font-name="Arial6" fo:font-size="12pt" officeooo:paragraph-rsid="001ec6d5" style:font-size-asian="12pt" style:font-size-complex="12pt"/>
    </style:style>
    <style:style style:name="P33" style:family="paragraph" style:parent-style-name="Text_20_body">
      <style:paragraph-properties fo:margin-left="0.9846in" fo:text-indent="0in" style:auto-text-indent="false"/>
      <style:text-properties officeooo:paragraph-rsid="0020311f"/>
    </style:style>
    <style:style style:name="P34" style:family="paragraph" style:parent-style-name="Text_20_body" style:list-style-name="L13">
      <style:text-properties style:font-name="Arial6" fo:font-size="12pt" officeooo:paragraph-rsid="0020311f" style:font-size-asian="12pt" style:font-size-complex="12pt"/>
    </style:style>
    <style:style style:name="P35" style:family="paragraph" style:parent-style-name="Text_20_body" style:list-style-name="L14">
      <style:text-properties style:font-name="Arial6" fo:font-size="12pt" officeooo:paragraph-rsid="0020311f" style:font-size-asian="12pt" style:font-size-complex="12pt"/>
    </style:style>
    <style:style style:name="P36" style:family="paragraph" style:parent-style-name="Text_20_body">
      <style:paragraph-properties fo:margin-left="0in" fo:text-indent="0in" style:auto-text-indent="false"/>
      <style:text-properties officeooo:paragraph-rsid="0020311f"/>
    </style:style>
    <style:style style:name="P3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8"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0"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2eb38"/>
    </style:style>
    <style:style style:name="P4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377fc"/>
    </style:style>
    <style:style style:name="P4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44" style:family="paragraph" style:parent-style-name="Heading" style:list-style-name="L1">
      <style:text-properties officeooo:paragraph-rsid="0070afff"/>
    </style:style>
    <style:style style:name="P45" style:family="paragraph" style:parent-style-name="Text_20_body">
      <style:text-properties officeooo:paragraph-rsid="0070afff"/>
    </style:style>
    <style:style style:name="P46" style:family="paragraph" style:parent-style-name="Text_20_body">
      <style:text-properties style:font-name="Arial6" fo:font-size="12pt" style:font-size-asian="12pt" style:font-size-complex="12pt"/>
    </style:style>
    <style:style style:name="P47" style:family="paragraph" style:parent-style-name="Text_20_body" style:list-style-name="L15"/>
    <style:style style:name="P48" style:family="paragraph" style:parent-style-name="Text_20_body">
      <style:text-properties style:font-name="Arial6" officeooo:rsid="0027cc79" officeooo:paragraph-rsid="0027cc79"/>
    </style:style>
    <style:style style:name="P49"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0"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1"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2"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3" style:family="paragraph" style:parent-style-name="Text_20_body" style:list-style-name="L17">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4" style:family="paragraph" style:parent-style-name="Text_20_body" style:list-style-name="L18">
      <style:paragraph-properties fo:margin-top="0in" fo:margin-bottom="0.0417in" style:contextual-spacing="false" fo:line-height="138%" style:writing-mode="lr-tb"/>
      <style:text-properties style:font-name="Arial6" officeooo:paragraph-rsid="00297d59"/>
    </style:style>
    <style:style style:name="P55" style:family="paragraph" style:parent-style-name="Text_20_body" style:list-style-name="L18">
      <style:paragraph-properties fo:margin-top="0in" fo:margin-bottom="0.0417in" style:contextual-spacing="false" fo:line-height="138%" style:writing-mode="lr-tb"/>
      <style:text-properties style:font-name="Arial6" officeooo:rsid="0029ad33" officeooo:paragraph-rsid="0029ad33"/>
    </style:style>
    <style:style style:name="P56"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7" style:family="paragraph" style:parent-style-name="Text_20_body" style:list-style-name="L18">
      <style:paragraph-properties fo:margin-top="0in" fo:margin-bottom="0.0417in" style:contextual-spacing="false" fo:line-height="138%" style:writing-mode="lr-tb"/>
      <style:text-properties style:font-name="Arial6" officeooo:paragraph-rsid="0029ad33"/>
    </style:style>
    <style:style style:name="P58"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9"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60"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61" style:family="paragraph" style:parent-style-name="Text_20_body" style:list-style-name="L18">
      <style:paragraph-properties fo:margin-top="0in" fo:margin-bottom="0.0417in" style:contextual-spacing="false" fo:line-height="138%" style:writing-mode="lr-tb"/>
      <style:text-properties style:font-name="Arial6" officeooo:paragraph-rsid="002accc5"/>
    </style:style>
    <style:style style:name="P62"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3"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4"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65" style:family="paragraph" style:parent-style-name="Standard" style:list-style-name="L20">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66" style:family="paragraph" style:parent-style-name="Standard" style:list-style-name="L21">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7"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68"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6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70"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in" loext:border="none"/>
    </style:style>
    <style:style style:name="P72"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7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4"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5"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6"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77"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9"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0"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8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8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8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8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8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498be3"/>
    </style:style>
    <style:style style:name="P9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91" style:family="paragraph" style:parent-style-name="Standard">
      <style:paragraph-properties fo:margin-left="0.5in" fo:margin-right="0in" fo:margin-top="0in" fo:margin-bottom="0.0417in" style:contextual-spacing="false" fo:line-height="137%" fo:text-indent="0in" style:auto-text-indent="false"/>
      <style:text-properties style:font-name="Arial6" officeooo:paragraph-rsid="00498be3"/>
    </style:style>
    <style:style style:name="P92" style:family="paragraph" style:parent-style-name="Standard">
      <style:paragraph-properties fo:margin-left="1in" fo:margin-right="0in" fo:margin-top="0in" fo:margin-bottom="0.0417in" style:contextual-spacing="false" fo:line-height="137%" fo:text-indent="0in" style:auto-text-indent="false"/>
      <style:text-properties style:font-name="Arial6"/>
    </style:style>
    <style:style style:name="P93"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4" style:family="paragraph" style:parent-style-name="Standard">
      <style:paragraph-properties fo:margin-left="0.5in" fo:margin-right="0in" fo:margin-top="0in" fo:margin-bottom="0.0417in" style:contextual-spacing="false" fo:line-height="137%" fo:text-indent="0in" style:auto-text-indent="false"/>
      <style:text-properties style:font-name="Arial6"/>
    </style:style>
    <style:style style:name="P95"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6" style:family="paragraph" style:parent-style-name="Standard">
      <style:paragraph-properties fo:margin-left="0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7"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8"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99" style:family="paragraph" style:parent-style-name="Heading" style:list-style-name="L1">
      <style:text-properties style:font-name="Arial6"/>
    </style:style>
    <style:style style:name="P10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3" style:family="paragraph" style:parent-style-name="Standard" style:list-style-name="L23">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4" style:family="paragraph" style:parent-style-name="Standard">
      <style:paragraph-properties fo:margin-top="0in" fo:margin-bottom="0.0417in" style:contextual-spacing="false" fo:line-height="138%" style:writing-mode="lr-tb"/>
      <style:text-properties style:font-name="Arial6" officeooo:rsid="004b5d62" officeooo:paragraph-rsid="004b5d62"/>
    </style:style>
    <style:style style:name="P105"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6" style:family="paragraph" style:parent-style-name="Standard">
      <style:paragraph-properties fo:margin-top="0in" fo:margin-bottom="0.0417in" style:contextual-spacing="false" fo:line-height="138%" style:writing-mode="lr-tb"/>
      <style:text-properties style:font-name="Arial6" officeooo:rsid="004c5f2f" officeooo:paragraph-rsid="004c5f2f"/>
    </style:style>
    <style:style style:name="P10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0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0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1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11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1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13"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14"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115"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1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8" style:family="paragraph" style:parent-style-name="Text_20_body" style:list-style-name="L24"/>
    <style:style style:name="P11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1"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2"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3"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4"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26" style:family="paragraph" style:parent-style-name="Text_20_body" style:list-style-name="L26">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7" style:family="paragraph" style:parent-style-name="Text_20_body" style:list-style-name="L2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8"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29"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30"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1"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4pt" officeooo:paragraph-rsid="002e2cd4" style:font-size-asian="14pt" style:font-size-complex="14pt"/>
    </style:style>
    <style:style style:name="P132"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3"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2pt" officeooo:rsid="002e2cd4" officeooo:paragraph-rsid="002e2cd4" style:font-size-asian="12pt" style:font-size-complex="12pt"/>
    </style:style>
    <style:style style:name="P134"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3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3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3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3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39" style:family="paragraph" style:parent-style-name="Heading">
      <style:text-properties style:font-name="Arial6"/>
    </style:style>
    <style:style style:name="P14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4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4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4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paragraph-rsid="0030967f"/>
    </style:style>
    <style:style style:name="P14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in" loext:border="none"/>
    </style:style>
    <style:style style:name="P14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rsid="0030967f" officeooo:paragraph-rsid="0030967f"/>
    </style:style>
    <style:style style:name="P14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in" loext:border="none"/>
    </style:style>
    <style:style style:name="P14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0967f" style:font-size-asian="12pt" style:font-size-complex="12pt"/>
    </style:style>
    <style:style style:name="P14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5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1b24b" style:font-size-asian="12pt" style:font-size-complex="12pt"/>
    </style:style>
    <style:style style:name="P15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2pt" style:font-size-complex="12pt"/>
    </style:style>
    <style:style style:name="P152" style:family="paragraph" style:parent-style-name="Text_20_body">
      <style:text-properties style:font-name="Arial6" fo:font-size="12pt" officeooo:rsid="0038b368" officeooo:paragraph-rsid="0038b368" style:font-size-asian="12pt" style:font-size-complex="12pt"/>
    </style:style>
    <style:style style:name="P153" style:family="paragraph" style:parent-style-name="Text_20_body" style:list-style-name="L27">
      <style:paragraph-properties fo:margin-top="0in" fo:margin-bottom="0in" style:contextual-spacing="false"/>
      <style:text-properties officeooo:paragraph-rsid="0038b368"/>
    </style:style>
    <style:style style:name="P154" style:family="paragraph" style:parent-style-name="Text_20_body" style:list-style-name="L27">
      <style:text-properties officeooo:paragraph-rsid="0038b368"/>
    </style:style>
    <style:style style:name="P155" style:family="paragraph" style:parent-style-name="Text_20_body">
      <style:text-properties style:font-name="Arial6" fo:font-size="12pt" officeooo:rsid="0039fcdc" officeooo:paragraph-rsid="0039fcdc" style:font-size-asian="12pt" style:font-size-complex="12pt"/>
    </style:style>
    <style:style style:name="P156" style:family="paragraph" style:parent-style-name="Text_20_body">
      <style:paragraph-properties fo:margin-top="0in" fo:margin-bottom="0in" style:contextual-spacing="false"/>
    </style:style>
    <style:style style:name="P157" style:family="paragraph" style:parent-style-name="Text_20_body" style:list-style-name="L28">
      <style:paragraph-properties fo:margin-top="0in" fo:margin-bottom="0in" style:contextual-spacing="false"/>
    </style:style>
    <style:style style:name="P158" style:family="paragraph" style:parent-style-name="Text_20_body" style:list-style-name="L28"/>
    <style:style style:name="P159" style:family="paragraph" style:parent-style-name="Standard">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0.5pt" style:font-size-complex="12pt"/>
    </style:style>
    <style:style style:name="P160" style:family="paragraph" style:parent-style-name="Standard" style:list-style-name="L29">
      <style:paragraph-properties fo:margin-left="0in" fo:margin-right="0in" fo:margin-top="0in" fo:margin-bottom="0.0417in" style:contextual-spacing="false" fo:line-height="138%" fo:text-indent="0in" style:auto-text-indent="false" style:writing-mode="lr-tb"/>
      <style:text-properties style:font-name="Arial6" officeooo:paragraph-rsid="0036eedf"/>
    </style:style>
    <style:style style:name="P16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bf33f" officeooo:paragraph-rsid="003bf33f" style:font-size-asian="12pt" style:font-size-complex="12pt"/>
    </style:style>
    <style:style style:name="P162" style:family="paragraph" style:parent-style-name="Standard" style:list-style-name="L30">
      <style:paragraph-properties fo:margin-top="0in" fo:margin-bottom="0.0417in" style:contextual-spacing="false" fo:line-height="138%" style:writing-mode="lr-tb"/>
      <style:text-properties style:font-name="Arial6" fo:font-size="12pt" officeooo:rsid="003bf33f" officeooo:paragraph-rsid="003d9e49" style:font-size-asian="12pt" style:font-size-complex="12pt"/>
    </style:style>
    <style:style style:name="P163" style:family="paragraph" style:parent-style-name="Standard" style:list-style-name="L30">
      <style:paragraph-properties fo:margin-top="0in" fo:margin-bottom="0.0417in" style:contextual-spacing="false" fo:line-height="138%" style:writing-mode="lr-tb"/>
      <style:text-properties style:font-name="Arial6" officeooo:paragraph-rsid="003d9e49"/>
    </style:style>
    <style:style style:name="P164" style:family="paragraph" style:parent-style-name="Standard">
      <style:paragraph-properties fo:margin-top="0in" fo:margin-bottom="0.0417in" style:contextual-spacing="false" fo:line-height="138%" style:writing-mode="lr-tb"/>
      <style:text-properties style:font-name="Arial6" officeooo:paragraph-rsid="003d9e49"/>
    </style:style>
    <style:style style:name="P16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2pt" style:font-size-complex="12pt"/>
    </style:style>
    <style:style style:name="P16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0.5pt" style:font-size-complex="12pt"/>
    </style:style>
    <style:style style:name="P167" style:family="paragraph" style:parent-style-name="Heading" style:list-style-name="L1">
      <style:text-properties style:font-name="Arial6" officeooo:rsid="00555e35" officeooo:paragraph-rsid="00555e35"/>
    </style:style>
    <style:style style:name="P168" style:family="paragraph" style:parent-style-name="Heading" style:list-style-name="L1">
      <style:text-properties officeooo:rsid="005fbd44" officeooo:paragraph-rsid="00717724"/>
    </style:style>
    <style:style style:name="P169" style:family="paragraph" style:parent-style-name="Heading" style:list-style-name="L1">
      <style:text-properties officeooo:rsid="005fbd44" officeooo:paragraph-rsid="00669794"/>
    </style:style>
    <style:style style:name="P170" style:family="paragraph" style:parent-style-name="Heading" style:list-style-name="L1">
      <style:text-properties fo:color="#000000" loext:opacity="100%" officeooo:paragraph-rsid="00669794" fo:background-color="transparent"/>
    </style:style>
    <style:style style:name="P171" style:family="paragraph" style:parent-style-name="Standard">
      <style:paragraph-properties fo:margin-left="0in" fo:margin-right="0in" style:line-height-at-least="0.198in" fo:text-indent="0in" style:auto-text-indent="false"/>
      <style:text-properties fo:color="#000000" loext:opacity="100%" style:font-name="Arial2" fo:font-size="10.5pt" fo:font-weight="normal" officeooo:paragraph-rsid="0061982d" fo:background-color="transparent"/>
    </style:style>
    <style:style style:name="P172" style:family="paragraph" style:parent-style-name="Standard">
      <style:paragraph-properties fo:margin-left="0in" fo:margin-right="0in" style:line-height-at-least="0.198in" fo:text-indent="0in" style:auto-text-indent="false"/>
      <style:text-properties fo:color="#666666" loext:opacity="100%" style:font-name="Consolas2" fo:font-size="10.5pt" fo:font-weight="normal" officeooo:paragraph-rsid="0061982d" fo:background-color="transparent"/>
    </style:style>
    <style:style style:name="P173" style:family="paragraph" style:parent-style-name="Standard">
      <style:paragraph-properties fo:margin-left="0in" fo:margin-right="0in" style:line-height-at-least="0.198in" fo:text-indent="0in" style:auto-text-indent="false"/>
      <style:text-properties fo:color="#666666" loext:opacity="100%" style:font-name="Consolas2" fo:font-size="10.5pt" fo:font-weight="normal" fo:background-color="transparent"/>
    </style:style>
    <style:style style:name="P174" style:family="paragraph" style:parent-style-name="Standard">
      <style:paragraph-properties fo:margin-left="0in" fo:margin-right="0in" style:line-height-at-least="0.198in" fo:text-indent="0in" style:auto-text-indent="false"/>
      <style:text-properties fo:color="#000000" loext:opacity="100%" fo:background-color="transparent"/>
    </style:style>
    <style:style style:name="P175" style:family="paragraph" style:parent-style-name="Standard">
      <style:paragraph-properties fo:margin-left="0in" fo:margin-right="0in" style:line-height-at-least="0.198in" fo:text-indent="0in" style:auto-text-indent="false"/>
      <style:text-properties fo:color="#000000" loext:opacity="100%" style:font-name="Arial2" fo:font-size="12pt" fo:font-weight="normal" fo:background-color="transparent" style:font-size-asian="12pt" style:font-size-complex="12pt"/>
    </style:style>
    <style:style style:name="P176" style:family="paragraph" style:parent-style-name="Standard">
      <style:paragraph-properties style:line-height-at-least="0.198in"/>
      <style:text-properties fo:color="#000000" loext:opacity="100%" fo:background-color="transparent"/>
    </style:style>
    <style:style style:name="P177" style:family="paragraph" style:parent-style-name="Standard">
      <style:paragraph-properties fo:margin-left="0in" fo:margin-right="0in" style:line-height-at-least="0.198in" fo:text-indent="0in" style:auto-text-indent="false"/>
      <style:text-properties fo:color="#666666" loext:opacity="100%" fo:background-color="transparent"/>
    </style:style>
    <style:style style:name="P178" style:family="paragraph" style:parent-style-name="Standard">
      <style:paragraph-properties fo:margin-left="0in" fo:margin-right="0in" style:line-height-at-least="0.198in" fo:text-indent="0in" style:auto-text-indent="false"/>
      <style:text-properties fo:color="#000000" loext:opacity="100%" officeooo:paragraph-rsid="0061982d" fo:background-color="transparent"/>
    </style:style>
    <style:style style:name="P179" style:family="paragraph" style:parent-style-name="Standard">
      <style:paragraph-properties fo:margin-left="0in" fo:margin-right="0in" style:line-height-at-least="0.198in" fo:text-indent="0in" style:auto-text-indent="false"/>
      <style:text-properties fo:color="#000000" loext:opacity="100%" style:font-name="Consolas2" fo:font-size="10.5pt" fo:font-weight="normal" officeooo:paragraph-rsid="0061982d" fo:background-color="transparent"/>
    </style:style>
    <style:style style:name="P180" style:family="paragraph" style:parent-style-name="Standard">
      <style:paragraph-properties fo:margin-left="0in" fo:margin-right="0in" style:line-height-at-least="0.198in" fo:text-indent="0in" style:auto-text-indent="false"/>
      <style:text-properties fo:color="#000000" loext:opacity="100%" style:font-name="Consolas2" fo:font-size="10.5pt" fo:font-weight="normal" fo:background-color="transparent"/>
    </style:style>
    <style:style style:name="P181" style:family="paragraph" style:parent-style-name="Standard">
      <style:paragraph-properties fo:margin-left="0in" fo:margin-right="0in" style:line-height-at-least="0.198in" fo:text-indent="0in" style:auto-text-indent="false"/>
      <style:text-properties fo:color="#000000" loext:opacity="100%" style:font-name="Arial2" fo:font-size="12pt" fo:background-color="transparent" style:font-size-asian="12pt" style:font-size-complex="12pt"/>
    </style:style>
    <style:style style:name="P182" style:family="paragraph" style:parent-style-name="Standard">
      <style:paragraph-properties fo:margin-left="0in" style:line-height-at-least="0.198in" fo:text-indent="0in" style:auto-text-indent="false"/>
      <style:text-properties fo:color="#666666" loext:opacity="100%" fo:background-color="transparent"/>
    </style:style>
    <style:style style:name="P183" style:family="paragraph" style:parent-style-name="Standard">
      <style:paragraph-properties style:line-height-at-least="0.198in"/>
      <style:text-properties fo:color="#666666" loext:opacity="100%" fo:background-color="transparent"/>
    </style:style>
    <style:style style:name="P184" style:family="paragraph" style:parent-style-name="Text_20_body">
      <style:text-properties officeooo:rsid="006773c2" officeooo:paragraph-rsid="006773c2"/>
    </style:style>
    <style:style style:name="P185" style:family="paragraph" style:parent-style-name="Text_20_body">
      <style:text-properties officeooo:rsid="00669794" officeooo:paragraph-rsid="006773c2"/>
    </style:style>
    <style:style style:name="P186" style:family="paragraph" style:parent-style-name="Text_20_body">
      <style:text-properties officeooo:rsid="00669794" officeooo:paragraph-rsid="0068857f"/>
    </style:style>
    <style:style style:name="P187" style:family="paragraph" style:parent-style-name="Standard">
      <style:text-properties officeooo:rsid="00669794" officeooo:paragraph-rsid="0068857f"/>
    </style:style>
    <style:style style:name="P188" style:family="paragraph" style:parent-style-name="Preformatted_20_Text">
      <style:text-properties officeooo:paragraph-rsid="0068857f"/>
    </style:style>
    <style:style style:name="P189" style:family="paragraph" style:parent-style-name="Preformatted_20_Text">
      <style:text-properties fo:color="#808080" loext:opacity="100%" style:font-name="Consolas" fo:font-size="10.5pt" officeooo:paragraph-rsid="0068857f" style:font-size-asian="10.5pt" style:font-size-complex="10.5pt"/>
    </style:style>
    <style:style style:name="P190" style:family="paragraph" style:parent-style-name="Preformatted_20_Text">
      <style:paragraph-properties fo:margin-top="0in" fo:margin-bottom="0.1965in" style:contextual-spacing="false"/>
      <style:text-properties officeooo:paragraph-rsid="0068857f"/>
    </style:style>
    <style:style style:name="P191" style:family="paragraph" style:parent-style-name="Text_20_body">
      <style:text-properties officeooo:paragraph-rsid="0068857f"/>
    </style:style>
    <style:style style:name="P192" style:family="paragraph" style:parent-style-name="Text_20_body">
      <style:paragraph-properties fo:margin-top="0in" fo:margin-bottom="0in"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193" style:family="paragraph" style:parent-style-name="Text_20_body">
      <style:paragraph-properties fo:margin-top="0in" fo:margin-bottom="0in"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94"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95"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196"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197"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198" style:family="paragraph" style:parent-style-name="Preformatted_20_Text">
      <style:text-properties fo:color="#808080" loext:opacity="100%" style:font-name="Consolas" fo:font-size="10.5pt" style:font-size-asian="10.5pt" style:font-size-complex="10.5pt"/>
    </style:style>
    <style:style style:name="P199" style:family="paragraph" style:parent-style-name="Preformatted_20_Text">
      <style:paragraph-properties fo:margin-top="0in" fo:margin-bottom="0.1965in" style:contextual-spacing="false"/>
    </style:style>
    <style:style style:name="P20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201" style:family="paragraph" style:parent-style-name="Text_20_body">
      <style:paragraph-properties fo:margin-top="0in" fo:margin-bottom="0in"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202" style:family="paragraph" style:parent-style-name="Text_20_body">
      <style:paragraph-properties fo:margin-top="0in" fo:margin-bottom="0in" style:contextual-spacing="false"/>
      <style:text-properties officeooo:paragraph-rsid="006b5079"/>
    </style:style>
    <style:style style:name="P203" style:family="paragraph" style:parent-style-name="Text_20_body" style:list-style-name="L31">
      <style:text-properties style:font-name="Arial2" fo:font-size="10.5pt" style:font-size-asian="10.5pt" style:font-size-complex="10.5pt"/>
    </style:style>
    <style:style style:name="P204" style:family="paragraph" style:parent-style-name="Text_20_body" style:list-style-name="L31">
      <style:text-properties officeooo:paragraph-rsid="006b5079"/>
    </style:style>
    <style:style style:name="P205" style:family="paragraph" style:parent-style-name="Text_20_body" style:list-style-name="L32"/>
    <style:style style:name="P206" style:family="paragraph" style:parent-style-name="Text_20_body">
      <style:text-properties style:font-name="Arial2" fo:font-size="12pt" officeooo:rsid="006b5079" officeooo:paragraph-rsid="006b5079" style:font-size-asian="12pt" style:font-size-complex="12pt"/>
    </style:style>
    <style:style style:name="P207" style:family="paragraph" style:parent-style-name="Text_20_body">
      <style:paragraph-properties fo:margin-top="0in" fo:margin-bottom="0in"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208" style:family="paragraph" style:parent-style-name="Text_20_body">
      <style:text-properties officeooo:paragraph-rsid="006c5455"/>
    </style:style>
    <style:style style:name="P209" style:family="paragraph" style:parent-style-name="Text_20_body">
      <style:paragraph-properties fo:margin-top="0in" fo:margin-bottom="0in" style:contextual-spacing="false" fo:line-height="115%"/>
      <style:text-properties officeooo:paragraph-rsid="006c5455"/>
    </style:style>
    <style:style style:name="P210" style:family="paragraph" style:parent-style-name="Text_20_body">
      <style:paragraph-properties fo:margin-top="0in" fo:margin-bottom="0in" style:contextual-spacing="false" fo:line-height="115%"/>
      <style:text-properties officeooo:paragraph-rsid="0074b2d3"/>
    </style:style>
    <style:style style:name="P211" style:family="paragraph" style:parent-style-name="Heading" style:list-style-name="L1">
      <style:text-properties officeooo:rsid="006c5455" officeooo:paragraph-rsid="006c5455"/>
    </style:style>
    <style:style style:name="P212" style:family="paragraph" style:parent-style-name="Text_20_body">
      <style:paragraph-properties fo:margin-top="0in" fo:margin-bottom="0.0181in" style:contextual-spacing="false"/>
      <style:text-properties fo:color="#808080" loext:opacity="100%" style:font-name="Consolas" fo:font-size="10.5pt" officeooo:paragraph-rsid="006c5455" style:font-size-asian="10.5pt" style:font-size-complex="10.5pt"/>
    </style:style>
    <style:style style:name="P213" style:family="paragraph" style:parent-style-name="Text_20_body">
      <style:paragraph-properties fo:margin-top="0in" fo:margin-bottom="0.0181in" style:contextual-spacing="false"/>
      <style:text-properties officeooo:paragraph-rsid="006c5455"/>
    </style:style>
    <style:style style:name="P214" style:family="paragraph" style:parent-style-name="Text_20_body">
      <style:text-properties officeooo:paragraph-rsid="006c7d36"/>
    </style:style>
    <style:style style:name="P215" style:family="paragraph" style:parent-style-name="Text_20_body">
      <style:paragraph-properties fo:margin-top="0in" fo:margin-bottom="0.0181in" style:contextual-spacing="false"/>
      <style:text-properties fo:color="#808080" loext:opacity="100%" style:font-name="Consolas" fo:font-size="10.5pt" officeooo:paragraph-rsid="006c7d36" style:font-size-asian="10.5pt" style:font-size-complex="10.5pt"/>
    </style:style>
    <style:style style:name="P216" style:family="paragraph" style:parent-style-name="Text_20_body">
      <style:paragraph-properties fo:margin-top="0in" fo:margin-bottom="0in" style:contextual-spacing="false"/>
      <style:text-properties fo:color="#808080" loext:opacity="100%" style:font-name="Consolas" fo:font-size="10.5pt" officeooo:paragraph-rsid="006c7d36" style:font-size-asian="10.5pt" style:font-size-complex="10.5pt"/>
    </style:style>
    <style:style style:name="P217" style:family="paragraph" style:parent-style-name="Text_20_body">
      <style:text-properties officeooo:paragraph-rsid="006d5b88"/>
    </style:style>
    <style:style style:name="P218" style:family="paragraph" style:parent-style-name="Text_20_body">
      <style:paragraph-properties fo:margin-top="0in" fo:margin-bottom="0in" style:contextual-spacing="false"/>
      <style:text-properties fo:color="#808080" loext:opacity="100%" style:font-name="Consolas" fo:font-size="10.5pt" officeooo:paragraph-rsid="006d5b88" style:font-size-asian="10.5pt" style:font-size-complex="10.5pt"/>
    </style:style>
    <style:style style:name="P219" style:family="paragraph" style:parent-style-name="Text_20_body">
      <style:paragraph-properties fo:margin-top="0in" fo:margin-bottom="0.0181in" style:contextual-spacing="false"/>
      <style:text-properties fo:color="#808080" loext:opacity="100%" style:font-name="Consolas" fo:font-size="10.5pt" officeooo:paragraph-rsid="006d5b88" style:font-size-asian="10.5pt" style:font-size-complex="10.5pt"/>
    </style:style>
    <style:style style:name="P220" style:family="paragraph" style:parent-style-name="Text_20_body">
      <style:paragraph-properties fo:margin-top="0in" fo:margin-bottom="0.0181in" style:contextual-spacing="false"/>
      <style:text-properties fo:color="#808080" loext:opacity="100%" style:font-name="Arial2" fo:font-size="12pt" officeooo:paragraph-rsid="006d5b88" style:font-size-asian="12pt" style:font-size-complex="12pt"/>
    </style:style>
    <style:style style:name="P221" style:family="paragraph" style:parent-style-name="Text_20_body">
      <style:text-properties officeooo:rsid="006c5455"/>
    </style:style>
    <style:style style:name="P222" style:family="paragraph" style:parent-style-name="Heading" style:list-style-name="L1">
      <style:text-properties officeooo:rsid="0072f670" officeooo:paragraph-rsid="0072f670"/>
    </style:style>
    <style:style style:name="P223" style:family="paragraph" style:parent-style-name="Text_20_body">
      <style:text-properties style:font-name="arial" officeooo:rsid="0072f670" officeooo:paragraph-rsid="0072f670"/>
    </style:style>
    <style:style style:name="P224" style:family="paragraph" style:parent-style-name="Text_20_body">
      <style:text-properties officeooo:paragraph-rsid="00669794"/>
    </style:style>
    <style:style style:name="P225" style:family="paragraph" style:parent-style-name="Text_20_body">
      <style:text-properties officeooo:rsid="00669794" officeooo:paragraph-rsid="0066979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style:font-name="Arial6"/>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8" style:family="text">
      <style:text-properties style:font-name="Arial6" fo:font-size="12pt" style:font-size-asian="12pt" style:font-size-complex="12pt"/>
    </style:style>
    <style:style style:name="T9" style:family="text">
      <style:text-properties fo:font-weight="normal" officeooo:rsid="001db3a9" style:font-weight-asian="normal" style:font-weight-complex="normal"/>
    </style:style>
    <style:style style:name="T10" style:family="text">
      <style:text-properties fo:font-weight="normal" officeooo:rsid="001ec6d5" style:font-weight-asian="normal" style:font-weight-complex="normal"/>
    </style:style>
    <style:style style:name="T11" style:family="text">
      <style:text-properties style:font-name="Arial6" fo:font-size="14pt" officeooo:rsid="0020311f" style:font-size-asian="14pt" style:font-size-complex="14pt"/>
    </style:style>
    <style:style style:name="T12" style:family="text">
      <style:text-properties style:font-name="Arial6" fo:font-size="14pt" officeooo:rsid="002377fc" style:font-size-asian="14pt" style:font-size-complex="14pt"/>
    </style:style>
    <style:style style:name="T13" style:family="text">
      <style:text-properties style:font-name="Arial6" fo:font-weight="normal" officeooo:rsid="0020311f" style:font-weight-asian="normal" style:font-weight-complex="normal"/>
    </style:style>
    <style:style style:name="T14" style:family="text">
      <style:text-properties style:font-name="Arial6" fo:font-weight="normal" officeooo:rsid="0022eb38" style:font-weight-asian="normal" style:font-weight-complex="normal"/>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7" style:family="text">
      <style:text-properties style:font-name="Arial6" fo:font-weight="normal" officeooo:rsid="002377fc" style:font-weight-asian="normal" style:font-weight-complex="normal"/>
    </style:style>
    <style:style style:name="T18" style:family="text">
      <style:text-properties officeooo:rsid="0070afff"/>
    </style:style>
    <style:style style:name="T19" style:family="text">
      <style:text-properties style:font-name="arial" fo:font-weight="normal" style:font-weight-asian="normal" style:font-weight-complex="normal"/>
    </style:style>
    <style:style style:name="T20" style:family="text">
      <style:text-properties style:font-name="Arial6" fo:font-size="12pt" officeooo:rsid="0025f136" style:font-size-asian="12pt" style:font-size-complex="12pt"/>
    </style:style>
    <style:style style:name="T21" style:family="text">
      <style:text-properties officeooo:rsid="002accc5"/>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7" style:family="text">
      <style:text-properties officeooo:rsid="0027cc79"/>
    </style:style>
    <style:style style:name="T28" style:family="text">
      <style:text-properties officeooo:rsid="0029ad33"/>
    </style:style>
    <style:style style:name="T29" style:family="text">
      <style:text-properties officeooo:rsid="003d9e49"/>
    </style:style>
    <style:style style:name="T30" style:family="text">
      <style:text-properties loext:padding="0in" loext:border="none"/>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3"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34" style:family="text">
      <style:text-properties style:font-name="Liberation Serif"/>
    </style:style>
    <style:style style:name="T35"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36"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37"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3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43" style:family="text">
      <style:text-properties officeooo:rsid="004cdd26"/>
    </style:style>
    <style:style style:name="T44" style:family="text">
      <style:text-properties officeooo:rsid="004d936f"/>
    </style:style>
    <style:style style:name="T45" style:family="text">
      <style:text-properties officeooo:rsid="004fbc62"/>
    </style:style>
    <style:style style:name="T46" style:family="text">
      <style:text-properties officeooo:rsid="00520330"/>
    </style:style>
    <style:style style:name="T47" style:family="text">
      <style:text-properties style:font-name="Arial6" officeooo:rsid="00520330"/>
    </style:style>
    <style:style style:name="T48"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9" style:family="text">
      <style:text-properties officeooo:rsid="0035d522"/>
    </style:style>
    <style:style style:name="T50" style:family="text">
      <style:text-properties officeooo:rsid="00358369"/>
    </style:style>
    <style:style style:name="T51" style:family="text">
      <style:text-properties style:font-name="Arial6" officeooo:rsid="00358369"/>
    </style:style>
    <style:style style:name="T52" style:family="text">
      <style:text-properties style:font-name="Arial6" fo:font-weight="bold" officeooo:rsid="00358369" style:font-weight-asian="bold" style:font-weight-complex="bold"/>
    </style:style>
    <style:style style:name="T53" style:family="text">
      <style:text-properties style:font-name="Arial6" officeooo:rsid="00359118"/>
    </style:style>
    <style:style style:name="T54" style:family="text">
      <style:text-properties officeooo:rsid="004793b7"/>
    </style:style>
    <style:style style:name="T55" style:family="text">
      <style:text-properties officeooo:rsid="00498be3"/>
    </style:style>
    <style:style style:name="T56" style:family="text">
      <style:text-properties officeooo:rsid="0042b483"/>
    </style:style>
    <style:style style:name="T57" style:family="text">
      <style:text-properties officeooo:rsid="004442c5"/>
    </style:style>
    <style:style style:name="T58" style:family="text">
      <style:text-properties officeooo:rsid="004b5d62"/>
    </style:style>
    <style:style style:name="T5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60" style:family="text">
      <style:text-properties fo:font-size="12pt" style:font-size-asian="12pt" style:font-size-complex="12pt"/>
    </style:style>
    <style:style style:name="T61" style:family="text">
      <style:text-properties fo:font-size="11pt"/>
    </style:style>
    <style:style style:name="T62"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in" loext:border="none"/>
    </style:style>
    <style:style style:name="T6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in" loext:border="none"/>
    </style:style>
    <style:style style:name="T64"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in" loext:border="none"/>
    </style:style>
    <style:style style:name="T66" style:family="text">
      <style:text-properties style:font-name="Arial6" fo:font-size="12pt" officeooo:rsid="0038b368" style:font-size-asian="12pt" style:font-size-complex="12pt"/>
    </style:style>
    <style:style style:name="T67" style:family="text">
      <style:text-properties style:font-name="Arial6" fo:font-size="12pt" officeooo:rsid="0039fcdc" style:font-size-asian="12pt" style:font-size-complex="12pt"/>
    </style:style>
    <style:style style:name="T68" style:family="text">
      <style:text-properties officeooo:rsid="003bf33f"/>
    </style:style>
    <style:style style:name="T69" style:family="text">
      <style:text-properties fo:font-size="12pt" officeooo:rsid="003bf33f" style:font-size-asian="10.5pt" style:font-size-complex="12pt"/>
    </style:style>
    <style:style style:name="T70" style:family="text">
      <style:text-properties fo:font-size="12pt" officeooo:rsid="0036eedf" style:font-size-asian="10.5pt" style:font-size-complex="12pt"/>
    </style:style>
    <style:style style:name="T71" style:family="text">
      <style:text-properties fo:font-size="12pt" officeooo:rsid="003bf33f" style:font-size-asian="12pt" style:font-size-complex="12pt"/>
    </style:style>
    <style:style style:name="T72" style:family="text">
      <style:text-properties fo:font-size="12pt" officeooo:rsid="003d9e49" style:font-size-asian="12pt" style:font-size-complex="12pt"/>
    </style:style>
    <style:style style:name="T73" style:family="text">
      <style:text-properties officeooo:rsid="0040abc1"/>
    </style:style>
    <style:style style:name="T74" style:family="text">
      <style:text-properties fo:color="#000000" loext:opacity="100%" style:font-name="Arial2" fo:font-size="12pt" fo:font-weight="normal" fo:background-color="transparent" loext:char-shading-value="0" style:font-size-asian="12pt" style:font-size-complex="12pt"/>
    </style:style>
    <style:style style:name="T75" style:family="text">
      <style:text-properties style:font-name="Consolas2" fo:font-size="10.5pt" fo:font-weight="normal"/>
    </style:style>
    <style:style style:name="T76" style:family="text">
      <style:text-properties style:font-name="Consolas2" fo:font-size="10.5pt" fo:font-style="italic" fo:font-weight="normal"/>
    </style:style>
    <style:style style:name="T77" style:family="text">
      <style:text-properties style:font-name="Arial2" fo:font-size="12pt" fo:font-weight="normal" style:font-size-asian="12pt" style:font-size-complex="12pt"/>
    </style:style>
    <style:style style:name="T78" style:family="text">
      <style:text-properties style:font-name="Arial2" fo:font-size="12pt" fo:font-weight="normal" officeooo:rsid="0061982d" style:font-size-asian="12pt" style:font-size-complex="12pt"/>
    </style:style>
    <style:style style:name="T79" style:family="text">
      <style:text-properties fo:font-weight="normal"/>
    </style:style>
    <style:style style:name="T80" style:family="text">
      <style:text-properties fo:font-weight="normal" officeooo:rsid="0061982d"/>
    </style:style>
    <style:style style:name="T81" style:family="text">
      <style:text-properties fo:font-weight="normal" officeooo:rsid="00669794"/>
    </style:style>
    <style:style style:name="T82" style:family="text">
      <style:text-properties style:font-name="Consolas2" fo:font-size="10.5pt" fo:font-weight="normal" style:font-size-asian="12pt" style:font-size-complex="12pt"/>
    </style:style>
    <style:style style:name="T83" style:family="text">
      <style:text-properties officeooo:rsid="006773c2"/>
    </style:style>
    <style:style style:name="T84"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85" style:family="text">
      <style:text-properties style:font-name="Arial2" fo:font-size="11pt" fo:font-weight="normal" officeooo:rsid="00669794" style:font-size-asian="11pt" style:font-weight-asian="normal" style:font-size-complex="11pt" style:font-weight-complex="normal"/>
    </style:style>
    <style:style style:name="T86" style:family="text">
      <style:text-properties style:font-name="Arial2" fo:font-size="12pt" fo:font-weight="normal" officeooo:rsid="00669794" style:font-size-asian="12pt" style:font-weight-asian="normal" style:font-size-complex="12pt" style:font-weight-complex="normal"/>
    </style:style>
    <style:style style:name="T87" style:family="text">
      <style:text-properties style:font-name="Arial2" fo:font-size="12pt" fo:font-weight="normal" style:font-size-asian="12pt" style:font-weight-asian="normal" style:font-size-complex="12pt" style:font-weight-complex="normal"/>
    </style:style>
    <style:style style:name="T88" style:family="text">
      <style:text-properties fo:font-size="11pt" fo:font-weight="normal" style:font-size-asian="11pt" style:font-weight-asian="normal" style:font-size-complex="11pt" style:font-weight-complex="normal"/>
    </style:style>
    <style:style style:name="T89" style:family="text">
      <style:text-properties fo:color="#808080" loext:opacity="100%" style:font-name="Consolas" fo:font-size="10.5pt" fo:font-weight="normal" style:font-size-asian="10.5pt" style:font-weight-asian="normal" style:font-size-complex="10.5pt" style:font-weight-complex="normal"/>
    </style:style>
    <style:style style:name="T90" style:family="text">
      <style:text-properties style:font-name="Arial2" fo:font-size="12pt" fo:font-weight="normal" officeooo:rsid="006773c2" style:font-size-asian="12pt" style:font-weight-asian="normal" style:font-size-complex="12pt" style:font-weight-complex="normal"/>
    </style:style>
    <style:style style:name="T91" style:family="text">
      <style:text-properties style:font-name="Arial2" fo:font-size="11pt" fo:font-weight="normal" style:font-size-asian="11pt" style:font-weight-asian="normal" style:font-size-complex="11pt" style:font-weight-complex="normal"/>
    </style:style>
    <style:style style:name="T92" style:family="text">
      <style:text-properties style:font-name="Arial2" fo:font-size="11pt" fo:font-weight="normal" officeooo:rsid="0068857f" style:font-size-asian="11pt" style:font-weight-asian="normal" style:font-size-complex="11pt" style:font-weight-complex="normal"/>
    </style:style>
    <style:style style:name="T93" style:family="text">
      <style:text-properties fo:color="#808080" loext:opacity="100%" style:font-name="Consolas" fo:font-size="10.5pt" style:font-size-asian="10.5pt" style:font-size-complex="10.5pt"/>
    </style:style>
    <style:style style:name="T94" style:family="text">
      <style:text-properties style:font-name="Arial2"/>
    </style:style>
    <style:style style:name="T95" style:family="text">
      <style:text-properties style:font-name="Arial2" officeooo:rsid="0068857f"/>
    </style:style>
    <style:style style:name="T96" style:family="text">
      <style:text-properties style:font-name="Consolas" fo:font-size="10.5pt" style:font-size-asian="10.5pt" style:font-size-complex="10.5pt"/>
    </style:style>
    <style:style style:name="T97" style:family="text">
      <style:text-properties officeooo:rsid="006a461e"/>
    </style:style>
    <style:style style:name="T98" style:family="text">
      <style:text-properties style:font-name="Arial2" officeooo:rsid="006a461e"/>
    </style:style>
    <style:style style:name="T9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10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101" style:family="text">
      <style:text-properties style:font-name="Arial2" fo:font-size="10.5pt" style:font-size-asian="10.5pt" style:font-size-complex="10.5pt"/>
    </style:style>
    <style:style style:name="T102" style:family="text">
      <style:text-properties fo:font-weight="bold" style:font-weight-asian="bold" style:font-weight-complex="bold"/>
    </style:style>
    <style:style style:name="T103" style:family="text">
      <style:text-properties style:font-name="Arial2" fo:font-size="10.5pt" fo:font-weight="bold" style:font-size-asian="10.5pt" style:font-weight-asian="bold" style:font-size-complex="10.5pt" style:font-weight-complex="bold"/>
    </style:style>
    <style:style style:name="T104" style:family="text">
      <style:text-properties style:font-name="Arial2" fo:font-size="10.5pt" fo:font-style="normal" style:font-size-asian="10.5pt" style:font-style-asian="normal" style:font-size-complex="10.5pt" style:font-style-complex="normal"/>
    </style:style>
    <style:style style:name="T105" style:family="text">
      <style:text-properties style:font-name="Arial2" fo:font-size="12pt" fo:font-weight="normal" officeooo:rsid="006b5079" style:font-size-asian="10.5pt" style:font-weight-asian="normal" style:font-size-complex="12pt" style:font-weight-complex="normal"/>
    </style:style>
    <style:style style:name="T106" style:family="text">
      <style:text-properties style:font-name="Arial2" fo:font-size="12pt" fo:font-weight="normal" officeooo:rsid="006b5079" style:font-size-asian="12pt" style:font-weight-asian="normal" style:font-size-complex="12pt" style:font-weight-complex="normal"/>
    </style:style>
    <style:style style:name="T107" style:family="text">
      <style:text-properties style:font-name="Arial2" fo:font-size="11pt" fo:font-weight="normal" officeooo:rsid="006b5079" style:font-size-asian="11pt" style:font-weight-asian="normal" style:font-size-complex="11pt" style:font-weight-complex="normal"/>
    </style:style>
    <style:style style:name="T108"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09" style:family="text">
      <style:text-properties style:font-name="Arial2" fo:font-size="12pt" fo:font-weight="normal" officeooo:rsid="006c5455" style:font-size-asian="12pt" style:font-weight-asian="normal" style:font-size-complex="12pt" style:font-weight-complex="normal"/>
    </style:style>
    <style:style style:name="T110" style:family="text">
      <style:text-properties style:font-name="Arial2" fo:font-size="12pt" fo:font-weight="normal" officeooo:rsid="0074b2d3" style:font-size-asian="12pt" style:font-weight-asian="normal" style:font-size-complex="12pt" style:font-weight-complex="normal"/>
    </style:style>
    <style:style style:name="T111"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12" style:family="text">
      <style:text-properties style:font-name="Arial2" fo:font-size="12pt" fo:font-weight="normal" officeooo:rsid="006c7d36" style:font-size-asian="12pt" style:font-weight-asian="normal" style:font-size-complex="12pt" style:font-weight-complex="normal"/>
    </style:style>
    <style:style style:name="T113" style:family="text">
      <style:text-properties style:font-name="Arial2" fo:font-size="12pt" officeooo:rsid="006c5455" style:font-size-asian="12pt" style:font-size-complex="12pt"/>
    </style:style>
    <style:style style:name="T114" style:family="text">
      <style:text-properties style:font-name="Arial2" fo:font-size="12pt" style:font-size-asian="12pt" style:font-size-complex="12pt"/>
    </style:style>
    <style:style style:name="T115" style:family="text">
      <style:text-properties style:font-name="Arial2" fo:font-size="12pt" officeooo:rsid="006c7d36"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text:a xlink:type="simple" xlink:href="#__RefHeading___Toc3731_117426026" text:style-name="Index_20_Link" text:visited-style-name="Index_20_Link">1 Analysis<text:tab/>4</text:a></text:p>
          <text:p text:style-name="P1"><text:a xlink:type="simple" xlink:href="#__RefHeading___Toc3729_117426026" text:style-name="Index_20_Link" text:visited-style-name="Index_20_Link">1.1 Identifying the Problem<text:tab/>4</text:a></text:p>
          <text:p text:style-name="P1"><text:a xlink:type="simple" xlink:href="#__RefHeading___Toc3727_117426026" text:style-name="Index_20_Link" text:visited-style-name="Index_20_Link">1.1.1. Background:<text:tab/>4</text:a></text:p>
          <text:p text:style-name="P1"><text:a xlink:type="simple" xlink:href="#__RefHeading___Toc3725_117426026" text:style-name="Index_20_Link" text:visited-style-name="Index_20_Link">1.1.2. Identification<text:tab/>4</text:a></text:p>
          <text:p text:style-name="P1"><text:a xlink:type="simple" xlink:href="#__RefHeading___Toc3723_117426026" text:style-name="Index_20_Link" text:visited-style-name="Index_20_Link">1.2 Identifying the End Users<text:tab/>4</text:a></text:p>
          <text:p text:style-name="P1"><text:a xlink:type="simple" xlink:href="#__RefHeading___Toc3721_117426026" text:style-name="Index_20_Link" text:visited-style-name="Index_20_Link">1.3 Research<text:tab/>5</text:a></text:p>
          <text:p text:style-name="P1"><text:a xlink:type="simple" xlink:href="#__RefHeading___Toc3719_117426026" text:style-name="Index_20_Link" text:visited-style-name="Index_20_Link">1.3.1. Key Insights from Research<text:tab/>5</text:a></text:p>
          <text:p text:style-name="P1"><text:a xlink:type="simple" xlink:href="#__RefHeading___Toc3717_117426026" text:style-name="Index_20_Link" text:visited-style-name="Index_20_Link">1.3.1.1 Books<text:tab/>5</text:a></text:p>
          <text:p text:style-name="P1"><text:a xlink:type="simple" xlink:href="#__RefHeading___Toc3715_117426026" text:style-name="Index_20_Link" text:visited-style-name="Index_20_Link">1.3.1.1.1 Building a Second Brain<text:tab/>5</text:a></text:p>
          <text:p text:style-name="P1"><text:a xlink:type="simple" xlink:href="#__RefHeading___Toc3713_117426026" text:style-name="Index_20_Link" text:visited-style-name="Index_20_Link">1.3.1.1.1.1 The CODE Method<text:tab/>5</text:a></text:p>
          <text:p text:style-name="P1"><text:a xlink:type="simple" xlink:href="#__RefHeading___Toc3711_117426026" text:style-name="Index_20_Link" text:visited-style-name="Index_20_Link">1.3.1.1.1.2 The PARA Method<text:tab/>6</text:a></text:p>
          <text:p text:style-name="P1"><text:a xlink:type="simple" xlink:href="#__RefHeading___Toc3709_117426026" text:style-name="Index_20_Link" text:visited-style-name="Index_20_Link">1.3.1.1.2 The Bullet Journal Method<text:tab/>6</text:a></text:p>
          <text:p text:style-name="P1"><text:a xlink:type="simple" xlink:href="#__RefHeading___Toc3707_117426026" text:style-name="Index_20_Link" text:visited-style-name="Index_20_Link">1.3.1.2 In-depth analysis of existing software<text:tab/>6</text:a></text:p>
          <text:p text:style-name="P1"><text:a xlink:type="simple" xlink:href="#__RefHeading___Toc3705_117426026" text:style-name="Index_20_Link" text:visited-style-name="Index_20_Link">1.3.1.2.1 Notion<text:tab/>6</text:a></text:p>
          <text:p text:style-name="P1"><text:a xlink:type="simple" xlink:href="#__RefHeading___Toc3703_117426026" text:style-name="Index_20_Link" text:visited-style-name="Index_20_Link">1.3.1.2.2 Google Keep:<text:tab/>7</text:a></text:p>
          <text:p text:style-name="P1"><text:a xlink:type="simple" xlink:href="#__RefHeading___Toc3701_117426026" text:style-name="Index_20_Link" text:visited-style-name="Index_20_Link">1.3.1.2.3 Evernote:<text:tab/>7</text:a></text:p>
          <text:p text:style-name="P1"><text:a xlink:type="simple" xlink:href="#__RefHeading___Toc3699_117426026" text:style-name="Index_20_Link" text:visited-style-name="Index_20_Link">1.3.1.2.4 Apple Notes:<text:tab/>8</text:a></text:p>
          <text:p text:style-name="P1"><text:a xlink:type="simple" xlink:href="#__RefHeading___Toc3697_117426026" text:style-name="Index_20_Link" text:visited-style-name="Index_20_Link">1.3.2. Survey results<text:tab/>8</text:a></text:p>
          <text:p text:style-name="P1"><text:a xlink:type="simple" xlink:href="#__RefHeading___Toc3695_117426026" text:style-name="Index_20_Link" text:visited-style-name="Index_20_Link">1.3.2.1 How do you currently organise your tasks and notes?<text:tab/>9</text:a></text:p>
          <text:p text:style-name="P1"><text:a xlink:type="simple" xlink:href="#__RefHeading___Toc3693_117426026" text:style-name="Index_20_Link" text:visited-style-name="Index_20_Link">1.3.2.2 What features do you value most in a notetaking app? (Multiple choices allowed)<text:tab/>9</text:a></text:p>
          <text:p text:style-name="P1"><text:a xlink:type="simple" xlink:href="#__RefHeading___Toc3691_117426026" text:style-name="Index_20_Link" text:visited-style-name="Index_20_Link">1.3.2.3 What are the biggest challenges with your current notetaking method?<text:tab/>10</text:a></text:p>
          <text:p text:style-name="P1"><text:a xlink:type="simple" xlink:href="#__RefHeading___Toc3689_117426026" text:style-name="Index_20_Link" text:visited-style-name="Index_20_Link">1.3.2.4 How likely are you to use an app that combines notetaking and statistics?<text:tab/>10</text:a></text:p>
          <text:p text:style-name="P1"><text:a xlink:type="simple" xlink:href="#__RefHeading___Toc3687_117426026" text:style-name="Index_20_Link" text:visited-style-name="Index_20_Link">1.3.2.5 Conclusion<text:tab/>11</text:a></text:p>
          <text:p text:style-name="P1"><text:a xlink:type="simple" xlink:href="#__RefHeading___Toc3685_117426026" text:style-name="Index_20_Link" text:visited-style-name="Index_20_Link">1.4 Modelling the problem<text:tab/>11</text:a></text:p>
          <text:p text:style-name="P1"><text:a xlink:type="simple" xlink:href="#__RefHeading___Toc3869_117426026" text:style-name="Index_20_Link" text:visited-style-name="Index_20_Link">1.5 Coding objectives<text:tab/>12</text:a></text:p>
          <text:p text:style-name="P1"><text:a xlink:type="simple" xlink:href="#__RefHeading___Toc3867_117426026" text:style-name="Index_20_Link" text:visited-style-name="Index_20_Link">1.5.1. Database<text:tab/>12</text:a></text:p>
          <text:p text:style-name="P1"><text:a xlink:type="simple" xlink:href="#__RefHeading___Toc3865_117426026" text:style-name="Index_20_Link" text:visited-style-name="Index_20_Link">1.5.1.1 Configuration and Security<text:tab/>12</text:a></text:p>
          <text:p text:style-name="P1"><text:a xlink:type="simple" xlink:href="#__RefHeading___Toc3863_117426026" text:style-name="Index_20_Link" text:visited-style-name="Index_20_Link">1.5.1.2 Create tables for:<text:tab/>13</text:a></text:p>
          <text:p text:style-name="P1"><text:a xlink:type="simple" xlink:href="#__RefHeading___Toc3861_117426026" text:style-name="Index_20_Link" text:visited-style-name="Index_20_Link">1.5.2. Design the backend functionality:<text:tab/>13</text:a></text:p>
          <text:p text:style-name="P1"><text:a xlink:type="simple" xlink:href="#__RefHeading___Toc3859_117426026" text:style-name="Index_20_Link" text:visited-style-name="Index_20_Link">1.5.3. User Interface<text:tab/>13</text:a></text:p>
          <text:p text:style-name="P1"><text:a xlink:type="simple" xlink:href="#__RefHeading___Toc3857_117426026" text:style-name="Index_20_Link" text:visited-style-name="Index_20_Link">1.5.4. Validation<text:tab/>14</text:a></text:p>
          <text:p text:style-name="P1"><text:a xlink:type="simple" xlink:href="#__RefHeading___Toc3855_117426026" text:style-name="Index_20_Link" text:visited-style-name="Index_20_Link">1.5.4.1 Frontend Validation<text:tab/>14</text:a></text:p>
          <text:p text:style-name="P1"><text:a xlink:type="simple" xlink:href="#__RefHeading___Toc3853_117426026" text:style-name="Index_20_Link" text:visited-style-name="Index_20_Link">1.5.4.2 Backend Validation<text:tab/>14</text:a></text:p>
          <text:p text:style-name="P1"><text:a xlink:type="simple" xlink:href="#__RefHeading___Toc3851_117426026" text:style-name="Index_20_Link" text:visited-style-name="Index_20_Link">1.6 Proposed solution<text:tab/>14</text:a></text:p>
          <text:p text:style-name="P1"><text:a xlink:type="simple" xlink:href="#__RefHeading___Toc3849_117426026" text:style-name="Index_20_Link" text:visited-style-name="Index_20_Link">2 Documented Design<text:tab/>15</text:a></text:p>
          <text:p text:style-name="P1"><text:a xlink:type="simple" xlink:href="#__RefHeading___Toc3847_117426026" text:style-name="Index_20_Link" text:visited-style-name="Index_20_Link">2.1 User data flow<text:tab/>15</text:a></text:p>
          <text:p text:style-name="P1"><text:a xlink:type="simple" xlink:href="#__RefHeading___Toc3845_117426026" text:style-name="Index_20_Link" text:visited-style-name="Index_20_Link">2.1.1. Determining frontend-backend communication<text:tab/>15</text:a></text:p>
          <text:p text:style-name="P1"><text:a xlink:type="simple" xlink:href="#__RefHeading___Toc3843_117426026" text:style-name="Index_20_Link" text:visited-style-name="Index_20_Link">2.1.1.1 Optimistic updating<text:tab/>15</text:a></text:p>
          <text:p text:style-name="P1"><text:a xlink:type="simple" xlink:href="#__RefHeading___Toc3841_117426026" text:style-name="Index_20_Link" text:visited-style-name="Index_20_Link">2.1.1.2 Pessimistic updating<text:tab/>15</text:a></text:p>
          <text:p text:style-name="P1"><text:a xlink:type="simple" xlink:href="#__RefHeading___Toc3839_117426026" text:style-name="Index_20_Link" text:visited-style-name="Index_20_Link">2.1.1.3 Why I chose optimistic updating<text:tab/>15</text:a></text:p>
          <text:p text:style-name="P1"><text:a xlink:type="simple" xlink:href="#__RefHeading___Toc3837_117426026" text:style-name="Index_20_Link" text:visited-style-name="Index_20_Link">2.1.2. Creating data flow diagrams<text:tab/>16</text:a></text:p>
          <text:p text:style-name="P1"><text:a xlink:type="simple" xlink:href="#__RefHeading___Toc3835_117426026" text:style-name="Index_20_Link" text:visited-style-name="Index_20_Link">2.1.2.1 Note creation<text:tab/>16</text:a></text:p>
          <text:p text:style-name="P1"><text:a xlink:type="simple" xlink:href="#__RefHeading___Toc3833_117426026" text:style-name="Index_20_Link" text:visited-style-name="Index_20_Link">2.1.2.2 Editing a note<text:tab/>17</text:a></text:p>
          <text:p text:style-name="P1"><text:a xlink:type="simple" xlink:href="#__RefHeading___Toc3831_117426026" text:style-name="Index_20_Link" text:visited-style-name="Index_20_Link">2.1.2.3 Fetch all notes of a specific type<text:tab/>18</text:a></text:p>
          <text:p text:style-name="P1"><text:a xlink:type="simple" xlink:href="#__RefHeading___Toc3829_117426026" text:style-name="Index_20_Link" text:visited-style-name="Index_20_Link">2.1.2.4 Fetch one note<text:tab/>19</text:a></text:p>
          <text:p text:style-name="P1"><text:a xlink:type="simple" xlink:href="#__RefHeading___Toc3827_117426026" text:style-name="Index_20_Link" text:visited-style-name="Index_20_Link">2.1.2.5 Delete a note<text:tab/>20</text:a></text:p>
          <text:p text:style-name="P1"><text:a xlink:type="simple" xlink:href="#__RefHeading___Toc3825_117426026" text:style-name="Index_20_Link" text:visited-style-name="Index_20_Link"><text:soft-page-break/>2.1.2.6 Searching for a note<text:tab/>21</text:a></text:p>
          <text:p text:style-name="P1"><text:a xlink:type="simple" xlink:href="#__RefHeading___Toc3823_117426026" text:style-name="Index_20_Link" text:visited-style-name="Index_20_Link">2.1.2.7 Tag workflow<text:tab/>23</text:a></text:p>
          <text:p text:style-name="P1"><text:a xlink:type="simple" xlink:href="#__RefHeading___Toc3821_117426026" text:style-name="Index_20_Link" text:visited-style-name="Index_20_Link">2.1.2.8 Registering and logging users in<text:tab/>24</text:a></text:p>
          <text:p text:style-name="P1"><text:a xlink:type="simple" xlink:href="#__RefHeading___Toc3819_117426026" text:style-name="Index_20_Link" text:visited-style-name="Index_20_Link">2.2 Backend<text:tab/>24</text:a></text:p>
          <text:p text:style-name="P1"><text:a xlink:type="simple" xlink:href="#__RefHeading___Toc3817_117426026" text:style-name="Index_20_Link" text:visited-style-name="Index_20_Link">2.2.1. Designing the database<text:tab/>24</text:a></text:p>
          <text:p text:style-name="P1"><text:a xlink:type="simple" xlink:href="#__RefHeading___Toc3815_117426026" text:style-name="Index_20_Link" text:visited-style-name="Index_20_Link">2.2.1.1 Detecting patterns in data representation<text:tab/>24</text:a></text:p>
          <text:p text:style-name="P1"><text:a xlink:type="simple" xlink:href="#__RefHeading___Toc3813_117426026" text:style-name="Index_20_Link" text:visited-style-name="Index_20_Link">2.2.1.2 Choosing the database<text:tab/>24</text:a></text:p>
          <text:p text:style-name="P1"><text:a xlink:type="simple" xlink:href="#__RefHeading___Toc3811_117426026" text:style-name="Index_20_Link" text:visited-style-name="Index_20_Link">2.2.1.3 Efficiency<text:tab/>24</text:a></text:p>
          <text:p text:style-name="P1"><text:a xlink:type="simple" xlink:href="#__RefHeading___Toc3809_117426026" text:style-name="Index_20_Link" text:visited-style-name="Index_20_Link">2.2.1.4 Data Types and Functions:<text:tab/>25</text:a></text:p>
          <text:p text:style-name="P1"><text:a xlink:type="simple" xlink:href="#__RefHeading___Toc3807_117426026" text:style-name="Index_20_Link" text:visited-style-name="Index_20_Link">2.2.1.5 Why use UUID?<text:tab/>25</text:a></text:p>
          <text:p text:style-name="P1"><text:a xlink:type="simple" xlink:href="#__RefHeading___Toc3805_117426026" text:style-name="Index_20_Link" text:visited-style-name="Index_20_Link">2.2.1.6 Performance:<text:tab/>25</text:a></text:p>
          <text:p text:style-name="P1"><text:a xlink:type="simple" xlink:href="#__RefHeading___Toc3803_117426026" text:style-name="Index_20_Link" text:visited-style-name="Index_20_Link">2.2.1.7 Security:<text:tab/>25</text:a></text:p>
          <text:p text:style-name="P1"><text:a xlink:type="simple" xlink:href="#__RefHeading___Toc3801_117426026" text:style-name="Index_20_Link" text:visited-style-name="Index_20_Link">2.2.2. Database relationships<text:tab/>26</text:a></text:p>
          <text:p text:style-name="P1"><text:a xlink:type="simple" xlink:href="#__RefHeading___Toc3799_117426026" text:style-name="Index_20_Link" text:visited-style-name="Index_20_Link">2.2.2.1 User data<text:tab/>26</text:a></text:p>
          <text:p text:style-name="P1"><text:a xlink:type="simple" xlink:href="#__RefHeading___Toc3797_117426026" text:style-name="Index_20_Link" text:visited-style-name="Index_20_Link">2.2.2.2 Notes<text:tab/>27</text:a></text:p>
          <text:p text:style-name="P1"><text:a xlink:type="simple" xlink:href="#__RefHeading___Toc3795_117426026" text:style-name="Index_20_Link" text:visited-style-name="Index_20_Link">2.2.2.3 Tagging<text:tab/>29</text:a></text:p>
          <text:p text:style-name="P1"><text:a xlink:type="simple" xlink:href="#__RefHeading___Toc3793_117426026" text:style-name="Index_20_Link" text:visited-style-name="Index_20_Link">2.2.2.4 Statistics<text:tab/>29</text:a></text:p>
          <text:p text:style-name="P1"><text:a xlink:type="simple" xlink:href="#__RefHeading___Toc3791_117426026" text:style-name="Index_20_Link" text:visited-style-name="Index_20_Link">2.2.2.5 Conclusion<text:tab/>30</text:a></text:p>
          <text:p text:style-name="P1"><text:a xlink:type="simple" xlink:href="#__RefHeading___Toc3789_117426026" text:style-name="Index_20_Link" text:visited-style-name="Index_20_Link">2.2.3. Backend file structure<text:tab/>30</text:a></text:p>
          <text:p text:style-name="P1"><text:a xlink:type="simple" xlink:href="#__RefHeading___Toc3787_117426026" text:style-name="Index_20_Link" text:visited-style-name="Index_20_Link">2.2.4. OOP<text:tab/>31</text:a></text:p>
          <text:p text:style-name="P1"><text:a xlink:type="simple" xlink:href="#__RefHeading___Toc3785_117426026" text:style-name="Index_20_Link" text:visited-style-name="Index_20_Link">2.2.4.1 Constructing note processing code<text:tab/>32</text:a></text:p>
          <text:p text:style-name="P1"><text:a xlink:type="simple" xlink:href="#__RefHeading___Toc3783_117426026" text:style-name="Index_20_Link" text:visited-style-name="Index_20_Link">2.2.4.2 Simplifying validation schemas<text:tab/>33</text:a></text:p>
          <text:p text:style-name="P1"><text:a xlink:type="simple" xlink:href="#__RefHeading___Toc3781_117426026" text:style-name="Index_20_Link" text:visited-style-name="Index_20_Link">2.3 Frontend<text:tab/>33</text:a></text:p>
          <text:p text:style-name="P1"><text:a xlink:type="simple" xlink:href="#__RefHeading___Toc3779_117426026" text:style-name="Index_20_Link" text:visited-style-name="Index_20_Link">2.3.1. User data on the frontend<text:tab/>33</text:a></text:p>
          <text:p text:style-name="P1"><text:a xlink:type="simple" xlink:href="#__RefHeading___Toc3777_117426026" text:style-name="Index_20_Link" text:visited-style-name="Index_20_Link">2.3.2. Frontend file structure<text:tab/>34</text:a></text:p>
          <text:p text:style-name="P1"><text:a xlink:type="simple" xlink:href="#__RefHeading___Toc3775_117426026" text:style-name="Index_20_Link" text:visited-style-name="Index_20_Link">2.4 User Interface<text:tab/>36</text:a></text:p>
          <text:p text:style-name="P1"><text:a xlink:type="simple" xlink:href="#__RefHeading___Toc3773_117426026" text:style-name="Index_20_Link" text:visited-style-name="Index_20_Link">2.4.1. The 10 principles of good design<text:tab/>36</text:a></text:p>
          <text:p text:style-name="P1"><text:a xlink:type="simple" xlink:href="#__RefHeading___Toc3771_117426026" text:style-name="Index_20_Link" text:visited-style-name="Index_20_Link">2.4.2. Design as an iterative process<text:tab/>36</text:a></text:p>
          <text:p text:style-name="P1"><text:a xlink:type="simple" xlink:href="#__RefHeading___Toc3769_117426026" text:style-name="Index_20_Link" text:visited-style-name="Index_20_Link">2.4.3. Creating wireframes<text:tab/>37</text:a></text:p>
          <text:p text:style-name="P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1"><text:a xlink:type="simple" xlink:href="#__RefHeading___Toc3765_117426026" text:style-name="Index_20_Link" text:visited-style-name="Index_20_Link">2.4.3.1.1 Viewing all notes<text:tab/>38</text:a></text:p>
          <text:p text:style-name="P1"><text:a xlink:type="simple" xlink:href="#__RefHeading___Toc3763_117426026" text:style-name="Index_20_Link" text:visited-style-name="Index_20_Link">2.4.3.1.2 Editing a note<text:tab/>38</text:a></text:p>
          <text:p text:style-name="P1"><text:a xlink:type="simple" xlink:href="#__RefHeading___Toc3761_117426026" text:style-name="Index_20_Link" text:visited-style-name="Index_20_Link">2.4.3.2 An account page where the user can edit their details<text:tab/>39</text:a></text:p>
          <text:p text:style-name="P1"><text:a xlink:type="simple" xlink:href="#__RefHeading___Toc3759_117426026" text:style-name="Index_20_Link" text:visited-style-name="Index_20_Link">2.4.3.3 A sidebar and other popups, such as alerts or search widgets<text:tab/>40</text:a></text:p>
          <text:p text:style-name="P1"><text:a xlink:type="simple" xlink:href="#__RefHeading___Toc3757_117426026" text:style-name="Index_20_Link" text:visited-style-name="Index_20_Link">2.4.3.4 A note statistics page<text:tab/>40</text:a></text:p>
          <text:p text:style-name="P1"><text:a xlink:type="simple" xlink:href="#__RefHeading___Toc3755_117426026" text:style-name="Index_20_Link" text:visited-style-name="Index_20_Link">2.4.3.4.1 Charts<text:tab/>41</text:a></text:p>
          <text:p text:style-name="P1"><text:a xlink:type="simple" xlink:href="#__RefHeading___Toc3753_117426026" text:style-name="Index_20_Link" text:visited-style-name="Index_20_Link">2.4.3.4.2 Numbers<text:tab/>42</text:a></text:p>
          <text:p text:style-name="P1"><text:a xlink:type="simple" xlink:href="#__RefHeading___Toc3751_117426026" text:style-name="Index_20_Link" text:visited-style-name="Index_20_Link">2.4.3.4.3 Progress Bars<text:tab/>42</text:a></text:p>
          <text:p text:style-name="P1"><text:a xlink:type="simple" xlink:href="#__RefHeading___Toc3749_117426026" text:style-name="Index_20_Link" text:visited-style-name="Index_20_Link">2.4.3.4.4 Streaks<text:tab/>43</text:a></text:p>
          <text:p text:style-name="P1"><text:a xlink:type="simple" xlink:href="#__RefHeading___Toc3747_117426026" text:style-name="Index_20_Link" text:visited-style-name="Index_20_Link">2.4.3.4.5 Mobile design<text:tab/>43</text:a></text:p>
          <text:p text:style-name="P1"><text:a xlink:type="simple" xlink:href="#__RefHeading___Toc3745_117426026" text:style-name="Index_20_Link" text:visited-style-name="Index_20_Link">2.4.4. Choosing the color and fonts<text:tab/>46</text:a></text:p>
          <text:p text:style-name="P1"><text:a xlink:type="simple" xlink:href="#__RefHeading___Toc3743_117426026" text:style-name="Index_20_Link" text:visited-style-name="Index_20_Link">2.4.4.1 Core color palette<text:tab/>46</text:a></text:p>
          <text:p text:style-name="P1"><text:a xlink:type="simple" xlink:href="#__RefHeading___Toc3741_117426026" text:style-name="Index_20_Link" text:visited-style-name="Index_20_Link">2.4.4.2 Typeface: Open Sans<text:tab/>48</text:a></text:p>
          <text:p text:style-name="P1"><text:a xlink:type="simple" xlink:href="#__RefHeading___Toc3739_117426026" text:style-name="Index_20_Link" text:visited-style-name="Index_20_Link">2.4.4.2.1 Introduction<text:tab/>48</text:a></text:p>
          <text:p text:style-name="P1"><text:a xlink:type="simple" xlink:href="#__RefHeading___Toc3737_117426026" text:style-name="Index_20_Link" text:visited-style-name="Index_20_Link">2.4.4.2.2 Character set support<text:tab/>48</text:a></text:p>
          <text:p text:style-name="P1"><text:a xlink:type="simple" xlink:href="#__RefHeading___Toc3735_117426026" text:style-name="Index_20_Link" text:visited-style-name="Index_20_Link">2.4.4.2.3 Licensing<text:tab/>48</text:a></text:p>
          <text:p text:style-name="P1"><text:a xlink:type="simple" xlink:href="#__RefHeading___Toc3733_117426026" text:style-name="Index_20_Link" text:visited-style-name="Index_20_Link">2.4.4.2.4 Performance<text:tab/>48</text:a></text:p>
          <text:p text:style-name="P1"><text:a xlink:type="simple" xlink:href="#__RefHeading___Toc5720_2740364088" text:style-name="Index_20_Link" text:visited-style-name="Index_20_Link">2.4.4.2.5 A<text:tab/>49</text:a></text:p>
          <text:p text:style-name="P1"><text:a xlink:type="simple" xlink:href="#__RefHeading___Toc5718_2740364088" text:style-name="Index_20_Link" text:visited-style-name="Index_20_Link">3 Technical solution<text:tab/>49</text:a></text:p>
          <text:p text:style-name="P1"><text:a xlink:type="simple" xlink:href="#__RefHeading___Toc11546_1229836567" text:style-name="Index_20_Link" text:visited-style-name="Index_20_Link">3.1 Backend<text:tab/>49</text:a></text:p>
          <text:p text:style-name="P1"><text:a xlink:type="simple" xlink:href="#__RefHeading___Toc11544_1229836567" text:style-name="Index_20_Link" text:visited-style-name="Index_20_Link"><text:soft-page-break/>3.1.1. app.py<text:tab/>49</text:a></text:p>
          <text:p text:style-name="P1"><text:a xlink:type="simple" xlink:href="#__RefHeading___Toc11542_1229836567" text:style-name="Index_20_Link" text:visited-style-name="Index_20_Link">3.1.1. modules/universal.py<text:tab/>50</text:a></text:p>
          <text:p text:style-name="P1"><text:a xlink:type="simple" xlink:href="#__RefHeading___Toc11540_1229836567" text:style-name="Index_20_Link" text:visited-style-name="Index_20_Link">3.1.1.1 BaseNote class<text:tab/>51</text:a></text:p>
          <text:p text:style-name="P1"><text:a xlink:type="simple" xlink:href="#__RefHeading___Toc11538_1229836567" text:style-name="Index_20_Link" text:visited-style-name="Index_20_Link">3.1.1.2 Universal note functionality<text:tab/>52</text:a></text:p>
          <text:p text:style-name="P1"><text:a xlink:type="simple" xlink:href="#__RefHeading___Toc11536_1229836567" text:style-name="Index_20_Link" text:visited-style-name="Index_20_Link">3.1.1.3 Searching<text:tab/>53</text:a></text:p>
          <text:p text:style-name="P1"><text:a xlink:type="simple" xlink:href="#__RefHeading___Toc11534_1229836567" text:style-name="Index_20_Link" text:visited-style-name="Index_20_Link">3.1.1.4 Recents<text:tab/>55</text:a></text:p>
          <text:p text:style-name="P1"><text:a xlink:type="simple" xlink:href="#__RefHeading___Toc11532_1229836567" text:style-name="Index_20_Link" text:visited-style-name="Index_20_Link">3.1.2. modules/notes.py<text:tab/>58</text:a></text:p>
          <text:p text:style-name="P1"><text:a xlink:type="simple" xlink:href="#__RefHeading___Toc11530_1229836567" text:style-name="Index_20_Link" text:visited-style-name="Index_20_Link">3.1.2.1 Create Note<text:tab/>60</text:a></text:p>
          <text:p text:style-name="P1"><text:a xlink:type="simple" xlink:href="#__RefHeading___Toc11528_1229836567" text:style-name="Index_20_Link" text:visited-style-name="Index_20_Link">3.1.2.2 Update Note<text:tab/>60</text:a></text:p>
          <text:p text:style-name="P1"><text:a xlink:type="simple" xlink:href="#__RefHeading___Toc11526_1229836567" text:style-name="Index_20_Link" text:visited-style-name="Index_20_Link">3.1.2.3 Delete Note<text:tab/>61</text:a></text:p>
          <text:p text:style-name="P1"><text:a xlink:type="simple" xlink:href="#__RefHeading___Toc11524_1229836567" text:style-name="Index_20_Link" text:visited-style-name="Index_20_Link">3.1.2.4 Get a specific note<text:tab/>62</text:a></text:p>
          <text:p text:style-name="P1"><text:a xlink:type="simple" xlink:href="#__RefHeading___Toc11522_1229836567" text:style-name="Index_20_Link" text:visited-style-name="Index_20_Link">3.1.2.5 Get Note previews<text:tab/>63</text:a></text:p>
        </text:index-body>
      </text:table-of-content>
      <text:p text:style-name="P2"/>
      <text:list xml:id="list2240075900" text:style-name="L1">
        <text:list-item>
          <text:p text:style-name="P3"><text:bookmark-start text:name="__RefHeading___Toc3731_117426026"/>Analysis<text:bookmark-end text:name="__RefHeading___Toc3731_117426026"/></text:p>
          <text:list>
            <text:list-item>
              <text:p text:style-name="P4"><text:bookmark-start text:name="__RefHeading___Toc3729_117426026"/>Identifying the Problem<text:bookmark-end text:name="__RefHeading___Toc3729_117426026"/></text:p>
              <text:list>
                <text:list-item>
                  <text:p text:style-name="P4"><text:bookmark-start text:name="__RefHeading___Toc3727_117426026"/>Background: <text:bookmark-end text:name="__RefHeading___Toc3727_117426026"/></text:p>
                  <text:p text:style-name="P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6">Centralise and organise his tasks, goals, and habits in one place.</text:p>
        </text:list-item>
        <text:list-item>
          <text:p text:style-name="P6">Visualise his progress towards short-term and long-term objectives.</text:p>
        </text:list-item>
        <text:list-item>
          <text:p text:style-name="P6">Stay motivated by tracking his habits and achievements.</text:p>
        </text:list-item>
        <text:list-item>
          <text:p text:style-name="P7">Access his information across different devices (e.g., laptop, smartphone).</text:p>
        </text:list-item>
      </text:list>
      <text:list xml:id="list133013948484460" text:continue-list="list2240075900" text:style-name="L1">
        <text:list-item>
          <text:list>
            <text:list-item>
              <text:list>
                <text:list-item>
                  <text:p text:style-name="P4"><text:bookmark-start text:name="__RefHeading___Toc3725_117426026"/>Identification<text:bookmark-end text:name="__RefHeading___Toc3725_117426026"/></text:p>
                </text:list-item>
              </text:list>
            </text:list-item>
          </text:list>
        </text:list-item>
      </text:list>
      <text:p text:style-name="P8">Anton’s requirements for a notetaking app include:</text:p>
      <text:list text:style-name="L3">
        <text:list-item>
          <text:p text:style-name="P9">An all-in-one solution for both short-term and long-term tasks and goals.</text:p>
        </text:list-item>
        <text:list-item>
          <text:p text:style-name="P9">Easy organisation and accessibility of notes.</text:p>
        </text:list-item>
        <text:list-item>
          <text:p text:style-name="P9">Features to motivate and track progress, such as habit tracking.</text:p>
        </text:list-item>
        <text:list-item>
          <text:p text:style-name="P10">A user-friendly, cross-platform experience.</text:p>
        </text:list-item>
      </text:list>
      <text:list xml:id="list133012538727257" text:continue-list="list133013948484460" text:style-name="L1">
        <text:list-item>
          <text:list>
            <text:list-item>
              <text:p text:style-name="P4"><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8">The primary end users of this notetaking app include:</text:p>
      <text:list text:style-name="L4">
        <text:list-item>
          <text:p text:style-name="P11"><text:span text:style-name="Strong_20_Emphasis"><text:span text:style-name="T3">Students</text:span></text:span><text:span text:style-name="T3">: Students like Anton who juggle multiple tasks, assignments, and projects can use the app to organise their workload, set goals, maintain habits, and track progress.</text:span></text:p>
        </text:list-item>
        <text:list-item>
          <text:p text:style-name="P11"><text:span text:style-name="Strong_20_Emphasis"><text:span text:style-name="T3">Professionals</text:span></text:span><text:span text:style-name="T3">: Busy professionals can benefit from managing their tasks, projects, and goals to improve productivity.</text:span></text:p>
        </text:list-item>
        <text:list-item>
          <text:p text:style-name="P11"><text:span text:style-name="Strong_20_Emphasis"><text:span text:style-name="T3">Individuals Seeking Personal Organisation</text:span></text:span><text:span text:style-name="T3">: People aiming to enhance their daily routines and achieve personal goals can utilise features like habit tracking and progress visualisation.</text:span></text:p>
        </text:list-item>
        <text:list-item>
          <text:p text:style-name="P12"><text:span text:style-name="Strong_20_Emphasis"><text:span text:style-name="T3">Individuals with Specific Needs</text:span></text:span><text:span text:style-name="T3">: Those with conditions like ADHD or difficulties with time management can use the app’s features (e.g., summarisation, advanced lookup, and sorting) to stay productive.</text:span></text:p>
        </text:list-item>
      </text:list>
      <text:h text:style-name="P13" text:outline-level="3"><text:soft-page-break/></text:h>
      <text:list xml:id="list133012348237963" text:continue-list="list133012538727257" text:style-name="L1">
        <text:list-item>
          <text:list>
            <text:list-item>
              <text:p text:style-name="P4"><text:bookmark-start text:name="__RefHeading___Toc3721_117426026"/>Research<text:bookmark-end text:name="__RefHeading___Toc3721_117426026"/></text:p>
            </text:list-item>
          </text:list>
        </text:list-item>
      </text:list>
      <text:p text:style-name="P14"><text:bookmark-start text:name="__RefHeading___Toc3181_117426026"/>Research Methodology:<text:bookmark-end text:name="__RefHeading___Toc3181_117426026"/></text:p>
      <text:p text:style-name="P8">To thoroughly understand the problem and design a suitable solution, I:</text:p>
      <text:list text:style-name="L5">
        <text:list-item>
          <text:p text:style-name="P15">Explored existing notetaking apps (e.g., Notion, Obsidian, Evernote, Google Keep) to identify their strengths and weaknesses.</text:p>
        </text:list-item>
        <text:list-item>
          <text:p text:style-name="P16"><text:span text:style-name="T3">Read notable books on notetaking systems, such as </text:span><text:span text:style-name="Emphasis"><text:span text:style-name="T3">Building a Second Brain</text:span></text:span><text:span text:style-name="T3"> by Tiago Forte and </text:span><text:span text:style-name="Emphasis"><text:span text:style-name="T3">The Bullet Journal Method</text:span></text:span><text:span text:style-name="T3"> by Ryder Carroll.</text:span></text:p>
        </text:list-item>
        <text:list-item>
          <text:p text:style-name="P15">Conducted interviews with potential users, including Anton and other students, to gather insights into their preferences and pain points.</text:p>
        </text:list-item>
        <text:list-item>
          <text:p text:style-name="P15">Analysed feedback from online communities and forums discussing productivity tools.</text:p>
        </text:list-item>
        <text:list-item>
          <text:p text:style-name="P15">Created prototypes and tested them with users to refine the app’s features.</text:p>
        </text:list-item>
      </text:list>
      <text:p text:style-name="P17"><text:bookmark text:name="docs-internal-guid-9caa9442-7fff-c145-d0c2-948190b5fdf9"/><text:span text:style-name="T4">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8"/>
      <text:p text:style-name="Heading"/>
      <text:list xml:id="list133013730882308" text:continue-list="list133012348237963" text:style-name="L1">
        <text:list-item>
          <text:list>
            <text:list-item>
              <text:list>
                <text:list-item>
                  <text:p text:style-name="P4"><text:bookmark-start text:name="__RefHeading___Toc3719_117426026"/>Key Insights from Research<text:bookmark-end text:name="__RefHeading___Toc3719_117426026"/></text:p>
                  <text:list>
                    <text:list-item>
                      <text:p text:style-name="P4"><text:bookmark-start text:name="__RefHeading___Toc3717_117426026"/><text:span text:style-name="Strong_20_Emphasis">Books</text:span><text:bookmark-end text:name="__RefHeading___Toc3717_117426026"/></text:p>
                      <text:list>
                        <text:list-item>
                          <text:p text:style-name="P4"><text:bookmark-start text:name="__RefHeading___Toc3715_117426026"/><text:span text:style-name="Strong_20_Emphasis">Building a Second Brain</text:span><text:bookmark-end text:name="__RefHeading___Toc3715_117426026"/></text:p>
                          <text:list>
                            <text:list-item>
                              <text:p text:style-name="P4"><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8">One of the concepts in this book is the four-step CODE method, which is an acronym for Capture, Organise, Distill, Express. </text:p>
      <text:list text:style-name="L6">
        <text:list-item>
          <text:p text:style-name="P19">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9">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9">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9">Highlight key terms</text:p>
            </text:list-item>
            <text:list-item>
              <text:p text:style-name="P19">Retain links to websites</text:p>
            </text:list-item>
            <text:list-item>
              <text:p text:style-name="P19">Insert placeholders if the initial note is incomplete</text:p>
            </text:list-item>
          </text:list>
        </text:list-item>
      </text:list>
      <text:p text:style-name="P20">By using the following summarization feature, the notes can be readable for the user even in a long time</text:p>
      <text:p text:style-name="P20"/>
      <text:list text:continue-list="list133013730882308" text:style-name="L1">
        <text:list-item>
          <text:list>
            <text:list-item>
              <text:list>
                <text:list-item>
                  <text:list>
                    <text:list-item>
                      <text:list>
                        <text:list-item>
                          <text:list>
                            <text:list-item>
                              <text:p text:style-name="P4"><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8">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3012775715938" text:continue-numbering="true" text:style-name="L1">
        <text:list-item>
          <text:list>
            <text:list-item>
              <text:list>
                <text:list-item>
                  <text:list>
                    <text:list-item>
                      <text:list>
                        <text:list-item>
                          <text:p text:style-name="P4"><text:bookmark-start text:name="__RefHeading___Toc3709_117426026"/><text:span text:style-name="Strong_20_Emphasis">The Bullet Journal Method</text:span><text:bookmark-end text:name="__RefHeading___Toc3709_117426026"/></text:p>
                          <text:p text:style-name="P21"><text:bookmark text:name="docs-internal-guid-21801a52-7fff-20a6-e222-67d3f9d9f727"/><text:span text:style-name="Strong_20_Emphasis"><text:span text:style-name="T5">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6"> </text:span></text:span></text:p>
                          <text:p text:style-name="P21"><text:span text:style-name="Strong_20_Emphasis"><text:span text:style-name="T6"/></text:span></text:p>
                        </text:list-item>
                      </text:list>
                    </text:list-item>
                    <text:list-item>
                      <text:p text:style-name="P4"><text:bookmark-start text:name="__RefHeading___Toc3707_117426026"/><text:span text:style-name="Strong_20_Emphasis">In-depth analysis of existing software</text:span><text:bookmark-end text:name="__RefHeading___Toc3707_117426026"/></text:p>
                      <text:list>
                        <text:list-item>
                          <text:p text:style-name="P4"><text:bookmark-start text:name="__RefHeading___Toc3705_117426026"/><text:span text:style-name="Strong_20_Emphasis">Notion</text:span><text:bookmark-end text:name="__RefHeading___Toc3705_117426026"/></text:p>
                          <text:p text:style-name="P22"><text:bookmark text:name="docs-internal-guid-868862d6-7fff-9696-53ab-393a27481cb0"/><text:span text:style-name="Strong_20_Emphasis"><text:span text:style-name="T7">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23"><text:span text:style-name="T3"><text:tab/><text:tab/></text:span><text:span text:style-name="Strong_20_Emphasis"><text:span text:style-name="T3">Advantages</text:span></text:span><text:span text:style-name="T3">:</text:span></text:p>
      <text:list text:style-name="L7">
        <text:list-item>
          <text:p text:style-name="P24">Notion is customizable</text:p>
        </text:list-item>
        <text:list-item>
          <text:p text:style-name="P24"><text:soft-page-break/>Has AI tools to summarise notes and generate text</text:p>
        </text:list-item>
        <text:list-item>
          <text:p text:style-name="P24">Has support for organising entries in tables by tags</text:p>
        </text:list-item>
        <text:list-item>
          <text:p text:style-name="P24">Is cross platform</text:p>
        </text:list-item>
      </text:list>
      <text:p text:style-name="P23"><text:span text:style-name="Strong_20_Emphasis"><text:span text:style-name="T8"/></text:span></text:p>
      <text:p text:style-name="P23"><text:span text:style-name="Strong_20_Emphasis"><text:span text:style-name="T8"><text:tab/><text:tab/>Disadvantages</text:span></text:span><text:span text:style-name="T8">:</text:span></text:p>
      <text:list text:style-name="L8">
        <text:list-item>
          <text:p text:style-name="P25">Notion is very complicated to set up, so base users cannot use most of these features fully. Customization is very time consuming, so most users rely on paid templates to get any advanced functionality.</text:p>
        </text:list-item>
        <text:list-item>
          <text:p text:style-name="P25">From my experience, and experience of other Notion users I interviewed, the cross-platform experience is mediocre. The app is not optimised for touchscreens.</text:p>
        </text:list-item>
        <text:list-item>
          <text:p text:style-name="P25">The AI features are a paid subscription. Some users may underutilize the features and overpay for services they never use.</text:p>
          <text:p text:style-name="P25"/>
        </text:list-item>
      </text:list>
      <text:list xml:id="list133013824005006" text:continue-list="list133012775715938" text:style-name="L1">
        <text:list-item>
          <text:list>
            <text:list-item>
              <text:list>
                <text:list-item>
                  <text:list>
                    <text:list-item>
                      <text:list>
                        <text:list-item>
                          <text:p text:style-name="P4"><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6"><text:span text:style-name="Strong_20_Emphasis"><text:span text:style-name="T8">Advantages</text:span></text:span><text:span text:style-name="T8">:</text:span></text:p>
      <text:list text:style-name="L9">
        <text:list-item>
          <text:p text:style-name="P27">Simple and intuitive to use, making it accessible to users of all technical levels.</text:p>
        </text:list-item>
        <text:list-item>
          <text:p text:style-name="P27">Well-integrated with Google’s ecosystem, allowing seamless synchronisation across devices.</text:p>
        </text:list-item>
        <text:list-item>
          <text:p text:style-name="P27">Offers dedicated apps for Android, iOS, and WearOS, ensuring availability on most platforms.</text:p>
        </text:list-item>
      </text:list>
      <text:p text:style-name="P28"><text:span text:style-name="Strong_20_Emphasis"><text:span text:style-name="T8"><text:tab/><text:tab/>Disadvantages</text:span></text:span><text:span text:style-name="T8">:</text:span></text:p>
      <text:list text:style-name="L10">
        <text:list-item>
          <text:p text:style-name="P29">Limited to basic note types, which restricts functionality for advanced users.</text:p>
        </text:list-item>
        <text:list-item>
          <text:p text:style-name="P29">Lacks features for tracking statistics, such as task completion or habit trends.</text:p>
        </text:list-item>
        <text:list-item>
          <text:p text:style-name="P29">Minimal options for customisation or organisation, making it less suitable for complex workflows.</text:p>
        </text:list-item>
      </text:list>
      <text:list xml:id="list133012100233277" text:continue-list="list133013824005006" text:style-name="L1">
        <text:list-item>
          <text:list>
            <text:list-item>
              <text:list>
                <text:list-item>
                  <text:list>
                    <text:list-item>
                      <text:list>
                        <text:list-item>
                          <text:p text:style-name="P4"><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30"><text:span text:style-name="Strong_20_Emphasis"><text:span text:style-name="T8">Advantages</text:span></text:span><text:span text:style-name="T8">:</text:span></text:p>
      <text:list text:style-name="L11">
        <text:list-item>
          <text:p text:style-name="P31">Offers robust organisational tools, including notebooks, tags, and advanced search capabilities.</text:p>
        </text:list-item>
        <text:list-item>
          <text:p text:style-name="P31">Supports multimedia notes, allowing users to attach images, audio, and files.</text:p>
        </text:list-item>
        <text:list-item>
          <text:p text:style-name="P31"><text:soft-page-break/>Cross-platform support with apps for desktop, mobile, and web.</text:p>
        </text:list-item>
        <text:list-item>
          <text:p text:style-name="P31">Allows integration with third-party apps and services, enhancing functionality.</text:p>
        </text:list-item>
      </text:list>
      <text:p text:style-name="P30"><text:span text:style-name="Strong_20_Emphasis"><text:span text:style-name="T8">Disadvantages</text:span></text:span><text:span text:style-name="T8">:</text:span></text:p>
      <text:list text:style-name="L12">
        <text:list-item>
          <text:p text:style-name="P32">Free version has significant limitations, such as device restrictions and reduced storage capacity.</text:p>
        </text:list-item>
        <text:list-item>
          <text:p text:style-name="P32">Interface can feel cluttered and overwhelming for new users.</text:p>
        </text:list-item>
        <text:list-item>
          <text:p text:style-name="P32"><text:span text:style-name="Strong_20_Emphasis"><text:span text:style-name="T9">Fe</text:span></text:span><text:span text:style-name="Strong_20_Emphasis"><text:span text:style-name="T10">a</text:span></text:span><text:span text:style-name="Strong_20_Emphasis"><text:span text:style-name="T9">tures, like AI tools and offline access, are locked behind a premium subscription.</text:span></text:span></text:p>
        </text:list-item>
      </text:list>
      <text:list xml:id="list133013233892589" text:continue-list="list133012100233277" text:style-name="L1">
        <text:list-item>
          <text:list>
            <text:list-item>
              <text:list>
                <text:list-item>
                  <text:list>
                    <text:list-item>
                      <text:list>
                        <text:list-item>
                          <text:p text:style-name="P4"><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3"><text:span text:style-name="Strong_20_Emphasis"><text:span text:style-name="T8">Advantages</text:span></text:span><text:span text:style-name="T8">:</text:span></text:p>
      <text:list text:style-name="L13">
        <text:list-item>
          <text:p text:style-name="P34">Seamlessly integrated into Apple’s ecosystem, providing excellent synchronisation across iPhone, iPad, and Mac devices.</text:p>
        </text:list-item>
        <text:list-item>
          <text:p text:style-name="P34">Simple and straightforward interface, ideal for quick note-taking.</text:p>
        </text:list-item>
        <text:list-item>
          <text:p text:style-name="P34">Supports rich text formatting, drawing tools, and file attachments.</text:p>
        </text:list-item>
        <text:list-item>
          <text:p text:style-name="P34">Includes collaborative features, allowing multiple users to edit notes in real time.</text:p>
        </text:list-item>
      </text:list>
      <text:p text:style-name="P33"><text:span text:style-name="Strong_20_Emphasis"><text:span text:style-name="T8">Disadvantages</text:span></text:span><text:span text:style-name="T8">:</text:span></text:p>
      <text:list text:style-name="L14">
        <text:list-item>
          <text:p text:style-name="P35">Limited to Apple devices, restricting cross-platform usability.</text:p>
        </text:list-item>
        <text:list-item>
          <text:p text:style-name="P35">Organisation features are basic compared to competitors like Notion or Evernote.</text:p>
        </text:list-item>
        <text:list-item>
          <text:p text:style-name="P35"><text:span text:style-name="Strong_20_Emphasis"><text:span text:style-name="T10">Lacks advanced capabilities, such as tagging or detailed analytics for tracking progress.</text:span></text:span></text:p>
        </text:list-item>
      </text:list>
      <text:list text:continue-list="list133013233892589" text:style-name="L1">
        <text:list-item>
          <text:list>
            <text:list-item>
              <text:list>
                <text:list-item>
                  <text:p text:style-name="P4"><text:bookmark-start text:name="__RefHeading___Toc3697_117426026"/><text:span text:style-name="Strong_20_Emphasis"><text:span text:style-name="T11">Survey </text:span></text:span><text:span text:style-name="Strong_20_Emphasis"><text:span text:style-name="T12">results</text:span></text:span><text:bookmark-end text:name="__RefHeading___Toc3697_117426026"/></text:p>
                </text:list-item>
              </text:list>
            </text:list-item>
          </text:list>
        </text:list-item>
      </text:list>
      <text:p text:style-name="P36"><text:span text:style-name="Strong_20_Emphasis"><text:span text:style-name="T13">To gather direct input from end users, I conducted a survey with </text:span></text:span><text:span text:style-name="Strong_20_Emphasis"><text:span text:style-name="T14">around</text:span></text:span><text:span text:style-name="Strong_20_Emphasis"><text:span text:style-name="T13">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4"><text:bookmark-start text:name="__RefHeading___Toc3695_117426026"/><text:soft-page-break/><text:span text:style-name="Strong_20_Emphasis">How do you currently organise your tasks and notes?</text:span><text:bookmark-end text:name="__RefHeading___Toc3695_117426026"/></text:p>
                      <text:p text:style-name="P37"><draw:frame draw:style-name="fr1" draw:name="Object1" text:anchor-type="char" svg:x="1.3028in" svg:y="-0.0071in" svg:width="5.2484in" svg:height="2.9535in" draw:z-index="0"><draw:object xlink:href="./Object 1" xlink:type="simple" xlink:show="embed" xlink:actuate="onLoad"/><draw:image xlink:href="./ObjectReplacements/Object 1" xlink:type="simple" xlink:show="embed" xlink:actuate="onLoad"/></draw:frame><text:span text:style-name="Strong_20_Emphasis"><text:span text:style-name="T11"/></text:span></text:p>
                    </text:list-item>
                  </text:list>
                </text:list-item>
              </text:list>
            </text:list-item>
          </text:list>
        </text:list-item>
      </text:list>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list text:continue-numbering="true" text:style-name="L1">
        <text:list-item>
          <text:list>
            <text:list-item>
              <text:list>
                <text:list-item>
                  <text:list>
                    <text:list-item>
                      <text:p text:style-name="P4"><text:bookmark-start text:name="__RefHeading___Toc3693_117426026"/><text:span text:style-name="Strong_20_Emphasis">What features do you value most in a notetaking app? (Multiple choices allowed)</text:span><text:bookmark-end text:name="__RefHeading___Toc3693_117426026"/></text:p>
                      <text:p text:style-name="P37"><text:span text:style-name="Strong_20_Emphasis"><text:span text:style-name="T11"/></text:span></text:p>
                    </text:list-item>
                    <text:list-item>
                      <text:p text:style-name="P4"><text:bookmark-start text:name="__RefHeading___Toc3691_117426026"/><draw:frame draw:style-name="fr2" draw:name="Object2" text:anchor-type="char" svg:width="6.2984in" svg:height="3.5429in"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9"><draw:frame draw:style-name="fr1" draw:name="Object3" text:anchor-type="char" svg:x="0.0563in" svg:y="0.1008in" svg:width="6.2984in" svg:height="3.5429in" draw:z-index="2"><draw:object xlink:href="./Object 3" xlink:type="simple" xlink:show="embed" xlink:actuate="onLoad"/><draw:image xlink:href="./ObjectReplacements/Object 3" xlink:type="simple" xlink:show="embed" xlink:actuate="onLoad"/></draw:frame><text:span text:style-name="Strong_20_Emphasis"><text:span text:style-name="T11"/></text:span></text:p>
                    </text:list-item>
                  </text:list>
                </text:list-item>
              </text:list>
            </text:list-item>
          </text:list>
        </text:list-item>
      </text:list>
      <text:p text:style-name="P40"><text:span text:style-name="Strong_20_Emphasis"><text:span text:style-name="T11"/></text:span></text:p>
      <text:list text:continue-numbering="true" text:style-name="L1">
        <text:list-item>
          <text:list>
            <text:list-item>
              <text:list>
                <text:list-item>
                  <text:list>
                    <text:list-item>
                      <text:p text:style-name="P4"><text:bookmark-start text:name="__RefHeading___Toc3689_117426026"/><text:span text:style-name="Strong_20_Emphasis">How likely are you to use an app that combines notetaking and statistics?</text:span><text:bookmark-end text:name="__RefHeading___Toc3689_117426026"/></text:p>
                      <text:p text:style-name="P37"><text:span text:style-name="Strong_20_Emphasis"><text:span text:style-name="T11"/></text:span></text:p>
                    </text:list-item>
                    <text:list-item>
                      <text:p text:style-name="P4"><text:bookmark-start text:name="__RefHeading___Toc3687_117426026"/><draw:frame draw:style-name="fr3" draw:name="Object4" text:anchor-type="char" svg:width="6.2984in" svg:height="3.5429in"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1"><text:span text:style-name="Strong_20_Emphasis"><text:span text:style-name="T15">T</text:span></text:span><text:span text:style-name="Strong_20_Emphasis"><text:span text:style-name="T16">his small survey reveals key insights into users current task and note organization habits, </text:span></text:span><text:span text:style-name="Strong_20_Emphasis"><text:span text:style-name="T15">and favourite features in notetaking tools.</text:span></text:span><text:span text:style-name="Strong_20_Emphasis"><text:span text:style-name="T16"> The data suggests a strong preference for digital solutions, with 50% of respondents utilizing digital tools, compared to 40% relying on paper-based methods and only 10% employing a hybrid approach. </text:span></text:span><text:span text:style-name="Strong_20_Emphasis"><text:span text:style-name="T15">The findings of the survey confirmed my ideas regarding</text:span></text:span><text:span text:style-name="Strong_20_Emphasis"><text:span text:style-name="T14"> t</text:span></text:span><text:span text:style-name="Strong_20_Emphasis"><text:span text:style-name="T17">he importance of usability and efficiency for modern-day users.</text:span></text:span><text:span text:style-name="Strong_20_Emphasis"><text:span text:style-name="T14"> The most valued feature among respondents was a simple and intuitive interface (85%), indicating a </text:span></text:span><text:span text:style-name="Strong_20_Emphasis"><text:span text:style-name="T17">search</text:span></text:span><text:span text:style-name="Strong_20_Emphasis"><text:span text:style-name="T14"> for user-friendly tools that minimize friction and maximize productivity. </text:span></text:span><text:span text:style-name="Strong_20_Emphasis"><text:span text:style-name="T17">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2"><text:span text:style-name="Strong_20_Emphasis"><text:span text:style-name="T17">To sum up, the survey results point to a clear demand for efficient, user-friendly, and digitally accessible notetaking solutions. Users prioritize easy organization, cross-platform accessibility, and intuitive interfaces. </text:span></text:span></text:p>
                    </text:list-item>
                  </text:list>
                  <text:p text:style-name="P43"><text:span text:style-name="Strong_20_Emphasis"><text:span text:style-name="T11"/></text:span></text:p>
                </text:list-item>
              </text:list>
            </text:list-item>
            <text:list-item>
              <text:p text:style-name="P44"><text:bookmark-start text:name="__RefHeading___Toc3685_117426026"/><text:span text:style-name="Strong_20_Emphasis"><text:span text:style-name="T18">Interview with Anton Kogun</text:span></text:span><text:bookmark-end text:name="__RefHeading___Toc3685_117426026"/></text:p>
            </text:list-item>
          </text:list>
        </text:list-item>
      </text:list>
      <text:p text:style-name="P45"><text:span text:style-name="Strong_20_Emphasis"><text:span text:style-name="T19">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45"><text:span text:style-name="Strong_20_Emphasis"><text:span text:style-name="T19"/></text:span></text:p>
      <text:p text:style-name="P45"><text:span text:style-name="Strong_20_Emphasis"><text:span text:style-name="T19">What's the biggest problem you face with managing your schoolwork digitally?</text:span></text:span></text:p>
      <text:p text:style-name="P45"><text:soft-page-break/><text:span text:style-name="Strong_20_Emphasis"><text:span text:style-name="T19"/></text:span></text:p>
      <text:p text:style-name="P45"><text:span text:style-name="Strong_20_Emphasis"><text:span text:style-name="T19">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45"><text:span text:style-name="Strong_20_Emphasis"><text:span text:style-name="T19"/></text:span></text:p>
      <text:p text:style-name="P45"><text:span text:style-name="Strong_20_Emphasis"><text:span text:style-name="T19">If you had a magic wand and could create the perfect app for yourself, what's the one feature it absolutely must have?</text:span></text:span></text:p>
      <text:p text:style-name="P45"><text:span text:style-name="Strong_20_Emphasis"><text:span text:style-name="T19"/></text:span></text:p>
      <text:p text:style-name="P45"><text:span text:style-name="Strong_20_Emphasis"><text:span text:style-name="T19">A way to bring it all together. Notes, assignments, to-do lists, even my habit tracker – all in one place. <text:s/>And it needs to be easy to find what I need, fast.</text:span></text:span></text:p>
      <text:p text:style-name="P45"><text:span text:style-name="Strong_20_Emphasis"><text:span text:style-name="T19"/></text:span></text:p>
      <text:p text:style-name="P45"><text:span text:style-name="Strong_20_Emphasis"><text:span text:style-name="T19">And what about accessing your notes and assignments? Do you use multiple devices?</text:span></text:span></text:p>
      <text:p text:style-name="P45"><text:span text:style-name="Strong_20_Emphasis"><text:span text:style-name="T19"/></text:span></text:p>
      <text:p text:style-name="P45"><text:span text:style-name="Strong_20_Emphasis"><text:span text:style-name="T19"><text:s/>All the time! I use my laptop at home, my tablet at school, and sometimes even my phone. <text:s/>It needs to work seamlessly across all of them, without any ssues or syncing problems.</text:span></text:span></text:p>
      <text:p text:style-name="P45"><text:span text:style-name="Strong_20_Emphasis"><text:span text:style-name="T19"/></text:span></text:p>
      <text:p text:style-name="P45"><text:span text:style-name="Strong_20_Emphasis"><text:span text:style-name="T19">What would be your preferred way of accessing the application?</text:span></text:span></text:p>
      <text:p text:style-name="P45"><text:span text:style-name="Strong_20_Emphasis"><text:span text:style-name="T19"/></text:span></text:p>
      <text:p text:style-name="P45"><text:span text:style-name="Strong_20_Emphasis"><text:span text:style-name="T19">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45"><text:span text:style-name="Strong_20_Emphasis"><text:span text:style-name="T19"/></text:span></text:p>
      <text:p text:style-name="P45"><text:span text:style-name="Strong_20_Emphasis"><text:span text:style-name="T19">Imagine you've got hundreds of notes and tasks in this app. How would you quickly find the one you need?</text:span></text:span></text:p>
      <text:p text:style-name="P45"><text:span text:style-name="Strong_20_Emphasis"><text:span text:style-name="T19"/></text:span></text:p>
      <text:p text:style-name="P45"><text:span text:style-name="Strong_20_Emphasis"><text:span text:style-name="T19">Search is crucial, of course. But it needs to be smart. <text:s/>Searching by keywords is good, but what if I can't remember the exact words? <text:s/>Maybe something that understands the context of my notes. That would be amazing.</text:span></text:span></text:p>
      <text:list xml:id="list133013965041556" text:continue-numbering="true" text:style-name="L1">
        <text:list-item>
          <text:list>
            <text:list-item>
              <text:p text:style-name="P44"><text:span text:style-name="Strong_20_Emphasis"><text:span text:style-name="T18">Modelling the problem</text:span></text:span></text:p>
            </text:list-item>
          </text:list>
        </text:list-item>
      </text:list>
      <text:p text:style-name="P46">Here's how each objective addresses specific issues and integrates research findings:</text:p>
      <text:list text:style-name="L15">
        <text:list-item>
          <text:p text:style-name="P47"><text:span text:style-name="Strong_20_Emphasis"><text:span text:style-name="T8">Provide a tagging system to categorise notes flexibly:</text:span></text:span><text:span text:style-name="T8"> </text:span><text:span text:style-name="T20">Helps users with</text:span><text:span text:style-name="T8"> easy organization (80% in the survey) and aligns with the "Building a Second Brain" emphasis on tags over folders. This also addresses Anton's need for centralization.</text:span></text:p>
        </text:list-item>
        <text:list-item>
          <text:p text:style-name="P47"><text:soft-page-break/><text:span text:style-name="Strong_20_Emphasis"><text:span text:style-name="T8">Support multiple note types (e.g., text notes, checklists, habit trackers):</text:span></text:span><text:span text:style-name="T8"> Addresses the need for an all-in-one solution for tasks, goals, and habits (Anton's requirement) and directly responds to the 90% survey interest in combined habit tracking and notetaking.</text:span></text:p>
        </text:list-item>
        <text:list-item>
          <text:p text:style-name="P47"><text:span text:style-name="Strong_20_Emphasis"><text:span text:style-name="T8">Record and display metadata (e.g., creation dates, due dates):</text:span></text:span><text:span text:style-name="T8"> Supports task management and progress tracking, addressing the challenges identified in the survey (40% difficulty tracking progress) and the Bullet Journal concept of migration (managing tasks over time).</text:span></text:p>
        </text:list-item>
        <text:list-item>
          <text:p text:style-name="P47"><text:span text:style-name="Strong_20_Emphasis"><text:span text:style-name="T8">Allow summarisation of notes using AI to highlight key information:</text:span></text:span><text:span text:style-name="T8"> </text:span><text:span text:style-name="T20">Helps users perform the</text:span><text:span text:style-name="T8"> "Distill" step of the CODE method from "Building a Second Brain" and helps with quick lookup and long-term readability of notes.</text:span></text:p>
        </text:list-item>
        <text:list-item>
          <text:p text:style-name="P47"><text:span text:style-name="Strong_20_Emphasis"><text:span text:style-name="T8">Enable quick and advanced note lookup based on context and keywords:</text:span></text:span><text:span text:style-name="T8"> Addresses the need for easy accessibility of notes (Anton's requirement) and improves upon the limitations of basic search in some existing apps.</text:span></text:p>
        </text:list-item>
        <text:list-item>
          <text:p text:style-name="P47"><text:span text:style-name="Strong_20_Emphasis"><text:span text:style-name="T8">Ensure cross-platform compatibility with automatic interface adjustments:</text:span></text:span><text:span text:style-name="T8"> </text:span><text:span text:style-name="T20">From the surveys conducted, </text:span><text:span text:style-name="T8">(70% value cross-platform accessibility, 35% cite poor cross-device support as a challenge) and Anton's need for access across devices.</text:span></text:p>
        </text:list-item>
        <text:list-item>
          <text:p text:style-name="P47"><text:span text:style-name="Strong_20_Emphasis"><text:span text:style-name="T8">Display user statistics, such as note completion rates and habit trends:</text:span></text:span><text:span text:style-name="T8"> Directly addresses the need for progress visualization (Anton's requirement) and the survey results (40% difficulty tracking progress, 60% desire habit tracking/goal visualization).</text:span></text:p>
        </text:list-item>
        <text:list-item>
          <text:p text:style-name="P47"><text:span text:style-name="Strong_20_Emphasis"><text:span text:style-name="T8">Allow users to customise the app’s appearance and preferences:</text:span></text:span><text:span text:style-name="T8"> While not a primary pain point, this improves user experience </text:span><text:span text:style-name="T20">and lets users</text:span></text:p>
        </text:list-item>
        <text:list-item>
          <text:p text:style-name="P47"><text:span text:style-name="Strong_20_Emphasis"><text:span text:style-name="T8">Include an archive feature to manage unused or outdated notes:</text:span></text:span><text:span text:style-name="T8"> Directly addresses the "Archive" component of the PARA method from "Building a Second Brain" .</text:span></text:p>
        </text:list-item>
        <text:list-item>
          <text:p text:style-name="P47"><text:span text:style-name="Strong_20_Emphasis"><text:span text:style-name="T8">Implement security measures to protect user data:</text:span></text:span><text:span text:style-name="T8"> </text:span><text:span text:style-name="T20">Users will have an expectation of privacy while using the app to store their personal data</text:span></text:p>
        </text:list-item>
      </text:list>
      <text:p text:style-name="P48">Keeping these 10 main objectives in mind, I formulated a list of tasks that I will need to complete in order to successfully implement this application.</text:p>
      <text:list xml:id="list133012427492540" text:continue-list="list133013965041556" text:style-name="L1">
        <text:list-item>
          <text:list>
            <text:list-item>
              <text:p text:style-name="P4"><text:bookmark-start text:name="__RefHeading___Toc3869_117426026"/>Coding objectives<text:bookmark-end text:name="__RefHeading___Toc3869_117426026"/></text:p>
              <text:list>
                <text:list-item>
                  <text:p text:style-name="P4"><text:bookmark-start text:name="__RefHeading___Toc3867_117426026"/>Database<text:bookmark-end text:name="__RefHeading___Toc3867_117426026"/></text:p>
                  <text:list>
                    <text:list-item>
                      <text:p text:style-name="P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9">Create algorithms to generate unique IDs.</text:p>
                </text:list-item>
                <text:list-item>
                  <text:p text:style-name="P49">Configure usage access by limiting permissions of clients that will be used with the databases.</text:p>
                </text:list-item>
                <text:list-item>
                  <text:p text:style-name="P49"><text:soft-page-break/>Ensure that the database is encrypted and adheres to modern security standards.</text:p>
                </text:list-item>
                <text:list-item>
                  <text:p text:style-name="P50">Have a hashing algorithm to further encrypt user passwords.</text:p>
                </text:list-item>
                <text:list-item>
                  <text:p text:style-name="P50">Implement input sanitization to prevent attacks, such as SQL injection.</text:p>
                </text:list-item>
                <text:list-item>
                  <text:p text:style-name="P50">Use HTTPS for all communication.</text:p>
                </text:list-item>
                <text:list-item>
                  <text:p text:style-name="P51">Upon login, provide users with an identity token to keep them logged in.</text:p>
                </text:list-item>
                <text:list-item>
                  <text:p text:style-name="P52">Create functions to search notes by their vector representation instead of text.</text:p>
                </text:list-item>
              </text:list>
            </text:list-item>
          </text:list>
        </text:list-item>
      </text:list>
      <text:list xml:id="list133012433541210" text:continue-list="list133012427492540" text:style-name="L1">
        <text:list-item>
          <text:list>
            <text:list-item>
              <text:list>
                <text:list-item>
                  <text:list>
                    <text:list-item>
                      <text:p text:style-name="P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53">Users</text:p>
                </text:list-item>
                <text:list-item>
                  <text:p text:style-name="P53">Notes</text:p>
                </text:list-item>
                <text:list-item>
                  <text:p text:style-name="P53">Tags</text:p>
                </text:list-item>
                <text:list-item>
                  <text:p text:style-name="P53">Habits</text:p>
                </text:list-item>
                <text:list-item>
                  <text:p text:style-name="P53">Statistics</text:p>
                </text:list-item>
                <text:list-item>
                  <text:p text:style-name="P53">Goals</text:p>
                </text:list-item>
                <text:list-item>
                  <text:p text:style-name="P53">Tasks</text:p>
                </text:list-item>
              </text:list>
            </text:list-item>
          </text:list>
        </text:list-item>
      </text:list>
      <text:list xml:id="list133012750175966" text:continue-list="list133012433541210" text:style-name="L1">
        <text:list-item>
          <text:list>
            <text:list-item>
              <text:list>
                <text:list-item>
                  <text:p text:style-name="P4"><text:bookmark-start text:name="__RefHeading___Toc3861_117426026"/>Design <text:span text:style-name="T21">the backend functionality</text:span>:<text:bookmark-end text:name="__RefHeading___Toc3861_117426026"/></text:p>
                </text:list-item>
              </text:list>
            </text:list-item>
          </text:list>
        </text:list-item>
      </text:list>
      <text:list text:style-name="L18">
        <text:list-item>
          <text:list>
            <text:list-item>
              <text:list>
                <text:list-item>
                  <text:p text:style-name="P54"><text:span text:style-name="T22">Have functionality to retrieve, create, update and delete various note types and tags, </text:span><text:span text:style-name="T23">using filters and pagination where needed.</text:span></text:p>
                </text:list-item>
                <text:list-item>
                  <text:p text:style-name="P55"><text:span text:style-name="T22">B</text:span><text:span text:style-name="T24">e able to authentify and register new users.</text:span></text:p>
                </text:list-item>
                <text:list-item>
                  <text:p text:style-name="P56">Link and unlink tags to and from notes.</text:p>
                </text:list-item>
                <text:list-item>
                  <text:p text:style-name="P56">Complete/uncomplete tasks.</text:p>
                </text:list-item>
                <text:list-item>
                  <text:p text:style-name="P57"><text:span text:style-name="T22">Retrieve user statistics </text:span><text:span text:style-name="T23">for several note types.</text:span></text:p>
                </text:list-item>
                <text:list-item>
                  <text:p text:style-name="P58">Be able to save user preferences.</text:p>
                </text:list-item>
                <text:list-item>
                  <text:p text:style-name="P59">Communicate with other APIs, such as one from Google or OpenAI to be able to pass submitted notes for AI summarization and return the result to the user.</text:p>
                </text:list-item>
                <text:list-item>
                  <text:p text:style-name="P60">Implement an archiving function.</text:p>
                </text:list-item>
                <text:list-item>
                  <text:p text:style-name="P61"><text:span text:style-name="T25">Create algorithms to vectorize notes for context-based searches</text:span><text:span text:style-name="T26"><text:line-break/></text:span></text:p>
                </text:list-item>
              </text:list>
            </text:list-item>
          </text:list>
        </text:list-item>
      </text:list>
      <text:list xml:id="list133013108755792" text:continue-list="list133012750175966" text:style-name="L1">
        <text:list-item>
          <text:list>
            <text:list-item>
              <text:list>
                <text:list-item>
                  <text:p text:style-name="P4"><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62">Design the overall layout of the app.</text:p>
                </text:list-item>
                <text:list-item>
                  <text:p text:style-name="P63"><text:soft-page-break/>Have a screen to view all notes for a selected note type with pagination and filter controls, along with the titles and tags of the notes displayed</text:p>
                </text:list-item>
                <text:list-item>
                  <text:p text:style-name="P63">Have a<text:span text:style-name="T27"> rich text editor for creating and editing notes (support for checklists and habit trackers).</text:span></text:p>
                </text:list-item>
                <text:list-item>
                  <text:p text:style-name="P62">Design a navigation bar, searching screens and alerts.</text:p>
                </text:list-item>
                <text:list-item>
                  <text:p text:style-name="P62">Have an account page where the user can edit their <text:span text:style-name="T28">d</text:span>etails.</text:p>
                </text:list-item>
                <text:list-item>
                  <text:p text:style-name="P63">Design the statistics page and unique widgets with information for each note type.</text:p>
                </text:list-item>
                <text:list-item>
                  <text:p text:style-name="P63">Ensure that the designs will adhere to accessibility standards.</text:p>
                </text:list-item>
                <text:list-item>
                  <text:p text:style-name="P64">Make the application cross-platform compatible by choosing a technology that supports such development natively, such as React.</text:p>
                </text:list-item>
                <text:list-item>
                  <text:p text:style-name="P64">Have error handling in place to prevent the app from crashing and communicate any errors to the user.</text:p>
                  <text:p text:style-name="P63"/>
                </text:list-item>
              </text:list>
            </text:list-item>
          </text:list>
        </text:list-item>
      </text:list>
      <text:list xml:id="list133012629555491" text:continue-list="list133013108755792" text:style-name="L1">
        <text:list-item>
          <text:list>
            <text:list-item>
              <text:list>
                <text:list-item>
                  <text:p text:style-name="P4"><text:bookmark-start text:name="__RefHeading___Toc3857_117426026"/>Validation<text:bookmark-end text:name="__RefHeading___Toc3857_117426026"/></text:p>
                  <text:list>
                    <text:list-item>
                      <text:p text:style-name="P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65">Form validation on the UI to provide immediate feedback to users if data was incorrectly entered.</text:p>
                </text:list-item>
                <text:list-item>
                  <text:p text:style-name="P65">Validate passwords and emails to avoid unnecessary requests.</text:p>
                </text:list-item>
              </text:list>
            </text:list-item>
          </text:list>
        </text:list-item>
      </text:list>
      <text:list xml:id="list133013741215447" text:continue-list="list133012629555491" text:style-name="L1">
        <text:list-item>
          <text:list>
            <text:list-item>
              <text:list>
                <text:list-item>
                  <text:list>
                    <text:list-item>
                      <text:p text:style-name="P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66">Input validation for all API endpoints.</text:p>
                </text:list-item>
                <text:list-item>
                  <text:p text:style-name="P66">Authentication and authorization checks to ensure users can only access their own data.</text:p>
                </text:list-item>
                <text:list-item>
                  <text:p text:style-name="P66">Ensure that new entries have unique IDs before inserting them to the database.</text:p>
                </text:list-item>
                <text:list-item>
                  <text:p text:style-name="P66">Impose a limit on the character length of submitted notes.</text:p>
                </text:list-item>
              </text:list>
            </text:list-item>
          </text:list>
        </text:list-item>
      </text:list>
      <text:p text:style-name="P67"><text:line-break/></text:p>
      <text:list text:continue-list="list133013741215447" text:style-name="L1">
        <text:list-item>
          <text:list>
            <text:list-item>
              <text:p text:style-name="P4"><text:bookmark-start text:name="__RefHeading___Toc3851_117426026"/>Proposed solution<text:bookmark-end text:name="__RefHeading___Toc3851_117426026"/></text:p>
              <text:p text:style-name="P68">My solution this feature-rich note-taking application leverages a robust and scalable technology stack. For the user interface, I will utilize ReactJS, a powerful JavaScript library for building dynamic and responsive single-page applications. <text:span text:style-name="T29">To speed up design, I will </text:span><text:soft-page-break/><text:span text:style-name="T29">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69">A</text:p>
            </text:list-item>
          </text:list>
        </text:list-item>
        <text:list-item>
          <text:p text:style-name="P4"><text:bookmark-start text:name="__RefHeading___Toc3849_117426026"/>Documented Design<text:bookmark-end text:name="__RefHeading___Toc3849_117426026"/></text:p>
          <text:list>
            <text:list-item>
              <text:p text:style-name="P4"><text:bookmark-start text:name="__RefHeading___Toc3847_117426026"/>User data flow<text:bookmark-end text:name="__RefHeading___Toc3847_117426026"/></text:p>
              <text:list>
                <text:list-item>
                  <text:p text:style-name="P4"><text:bookmark-start text:name="__RefHeading___Toc3845_117426026"/>Determining frontend-backend communication<text:bookmark-end text:name="__RefHeading___Toc3845_117426026"/></text:p>
                  <text:list>
                    <text:list-item>
                      <text:p text:style-name="P4"><text:bookmark-start text:name="__RefHeading___Toc3843_117426026"/>Optimistic updating<text:bookmark-end text:name="__RefHeading___Toc3843_117426026"/></text:p>
                      <text:p text:style-name="P70">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4"><text:bookmark-start text:name="__RefHeading___Toc3841_117426026"/>Pessimistic updating<text:bookmark-end text:name="__RefHeading___Toc3841_117426026"/></text:p>
                      <text:p text:style-name="P70">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4"><text:bookmark-start text:name="__RefHeading___Toc3839_117426026"/>Why I chose optimistic updating<text:bookmark-end text:name="__RefHeading___Toc3839_117426026"/></text:p>
                      <text:p text:style-name="P70">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4"><text:bookmark-start text:name="__RefHeading___Toc3837_117426026"/>Creating data flow diagrams<text:bookmark-end text:name="__RefHeading___Toc3837_117426026"/></text:p>
                  <text:list>
                    <text:list-item>
                      <text:p text:style-name="P4"><text:bookmark-start text:name="__RefHeading___Toc3835_117426026"/>Note creation<text:bookmark-end text:name="__RefHeading___Toc3835_117426026"/></text:p>
                      <text:p text:style-name="P71"><text:bookmark text:name="docs-internal-guid-068aa1cd-7fff-ef89-0300-254b1807b0d4"/><draw:frame draw:style-name="fr4" draw:name="Image1" text:anchor-type="as-char" svg:width="4.4898in" svg:height="6.8854in" draw:z-index="4"><draw:image xlink:href="Pictures/1000000100000412000006407EBC248C.png" xlink:type="simple" xlink:show="embed" xlink:actuate="onLoad" draw:mime-type="image/png"/></draw:frame></text:p>
                    </text:list-item>
                  </text:list>
                </text:list-item>
              </text:list>
            </text:list-item>
          </text:list>
        </text:list-item>
      </text:list>
      <text:p text:style-name="P72"><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4"><text:bookmark-start text:name="__RefHeading___Toc3833_117426026"/>Editing a note<text:bookmark-end text:name="__RefHeading___Toc3833_117426026"/></text:p>
                      <text:p text:style-name="P73"><text:bookmark text:name="docs-internal-guid-7fa89df9-7fff-9fa6-9492-15862a69dad5"/><text:span text:style-name="T30"><draw:frame draw:style-name="fr4" draw:name="Image2" text:anchor-type="as-char" svg:width="3.5311in" svg:height="5.4925in"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4"><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4"><text:bookmark-start text:name="__RefHeading___Toc3831_117426026"/>Fetch all notes of a specific type<text:bookmark-end text:name="__RefHeading___Toc3831_117426026"/></text:p>
                      <text:p text:style-name="P73"><text:bookmark text:name="docs-internal-guid-c0e41830-7fff-706e-2966-012a1c328c42"/><text:span text:style-name="T30"><draw:frame draw:style-name="fr4" draw:name="Image3" text:anchor-type="as-char" svg:width="3.1236in" svg:height="7.5299in" draw:z-index="6"><draw:image xlink:href="Pictures/1000000100000299000006408375B371.png" xlink:type="simple" xlink:show="embed" xlink:actuate="onLoad" draw:mime-type="image/png"/></draw:frame></text:span><text:s/></text:p>
                      <text:p text:style-name="P70"><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4"><text:bookmark-start text:name="__RefHeading___Toc3829_117426026"/>Fetch one note<text:bookmark-end text:name="__RefHeading___Toc3829_117426026"/></text:p>
                    </text:list-item>
                  </text:list>
                </text:list-item>
              </text:list>
            </text:list-item>
          </text:list>
        </text:list-item>
      </text:list>
      <text:p text:style-name="P75"/>
      <text:p text:style-name="P76"><text:bookmark text:name="docs-internal-guid-a474ed06-7fff-4799-bdec-8dcd63dd5f4b"/><text:span text:style-name="T30"><draw:frame draw:style-name="fr4" draw:name="Image4" text:anchor-type="as-char" svg:width="2.9398in" svg:height="6.0937in" draw:z-index="7"><draw:image xlink:href="Pictures/100000010000030600000640CD727E38.png" xlink:type="simple" xlink:show="embed" xlink:actuate="onLoad" draw:mime-type="image/png"/></draw:frame></text:span><text:s/></text:p>
      <text:p text:style-name="P77"><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3013368181605" text:continue-numbering="true" text:style-name="L1">
        <text:list-item>
          <text:list>
            <text:list-item>
              <text:list>
                <text:list-item>
                  <text:list>
                    <text:list-item>
                      <text:p text:style-name="P4"><text:bookmark-start text:name="__RefHeading___Toc3827_117426026"/>Delete a note<text:bookmark-end text:name="__RefHeading___Toc3827_117426026"/></text:p>
                      <text:p text:style-name="P73"><text:bookmark text:name="docs-internal-guid-b8c60e8a-7fff-3137-0c20-093ccd0458ed"/><text:span text:style-name="T30"><draw:frame draw:style-name="fr4" draw:name="Image5" text:anchor-type="as-char" svg:width="4.3126in" svg:height="7.7681in" draw:z-index="8"><draw:image xlink:href="Pictures/1000000100000377000006408874F0AD.png" xlink:type="simple" xlink:show="embed" xlink:actuate="onLoad" draw:mime-type="image/png"/></draw:frame></text:span><text:s/></text:p>
                      <text:p text:style-name="P78"><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79">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79">“Exact” search mode. The query will be used to look up title or content fields in the database using SQL querying</text:p>
        </text:list-item>
        <text:list-item>
          <text:p text:style-name="P80">“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3013368181605" text:style-name="L1">
        <text:list-item>
          <text:list>
            <text:list-item>
              <text:list>
                <text:list-item>
                  <text:list>
                    <text:list-header>
                      <text:p text:style-name="P78">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list text:continue-numbering="true" text:style-name="L1">
        <text:list-item>
          <text:list>
            <text:list-item>
              <text:list>
                <text:list-item>
                  <text:list>
                    <text:list-header>
                      <text:p text:style-name="P73"><text:bookmark text:name="docs-internal-guid-cdf87131-7fff-b354-26da-af4879d25468"/><text:span text:style-name="T30"><draw:frame draw:style-name="fr4" draw:name="Image6" text:anchor-type="as-char" svg:width="4.2146in" svg:height="8.898in"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82"/>
      <text:p text:style-name="P82"><text:soft-page-break/></text:p>
      <text:list text:continue-numbering="true" text:style-name="L1">
        <text:list-item>
          <text:list>
            <text:list-item>
              <text:list>
                <text:list-item>
                  <text:list>
                    <text:list-item>
                      <text:p text:style-name="P4"><text:bookmark-start text:name="__RefHeading___Toc3823_117426026"/>Tag workflow<text:bookmark-end text:name="__RefHeading___Toc3823_117426026"/></text:p>
                      <text:p text:style-name="P83">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83"><text:bookmark text:name="docs-internal-guid-7891c39b-7fff-1493-4500-7c846abaeac2"/><text:span text:style-name="T30"><draw:frame draw:style-name="fr4" draw:name="Image7" text:anchor-type="as-char" svg:width="3.4854in" svg:height="6.5598in" draw:z-index="10"><draw:image xlink:href="Pictures/10000000000003530000064064503C06.png" xlink:type="simple" xlink:show="embed" xlink:actuate="onLoad" draw:mime-type="image/png"/></draw:frame></text:span><text:s/></text:p>
                      <text:p text:style-name="P83">This procedure is executed alongside any note creation or editing procedure whenever the selected tag ids differ from the fetched ones.</text:p>
                      <text:p text:style-name="P83"/>
                    </text:list-item>
                    <text:list-item>
                      <text:p text:style-name="P4"><text:bookmark-start text:name="__RefHeading___Toc3821_117426026"/><text:soft-page-break/>Registering and logging users in<text:bookmark-end text:name="__RefHeading___Toc3821_117426026"/></text:p>
                      <text:p text:style-name="P84"><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85">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4"><text:bookmark-start text:name="__RefHeading___Toc3819_117426026"/>Backend<text:bookmark-end text:name="__RefHeading___Toc3819_117426026"/></text:p>
              <text:list>
                <text:list-item>
                  <text:p text:style-name="P4"><text:bookmark-start text:name="__RefHeading___Toc3817_117426026"/>Designing the database<text:bookmark-end text:name="__RefHeading___Toc3817_117426026"/></text:p>
                  <text:list>
                    <text:list-item>
                      <text:p text:style-name="P4"><text:bookmark-start text:name="__RefHeading___Toc3815_117426026"/>Detecting patterns in data representation<text:bookmark-end text:name="__RefHeading___Toc3815_117426026"/></text:p>
                    </text:list-item>
                  </text:list>
                  <text:p text:style-name="P83">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83">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4"><text:bookmark-start text:name="__RefHeading___Toc3813_117426026"/>Choosing the database<text:bookmark-end text:name="__RefHeading___Toc3813_117426026"/></text:p>
                    </text:list-item>
                  </text:list>
                  <text:p text:style-name="P83">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4"><text:bookmark-start text:name="__RefHeading___Toc3811_117426026"/>Efficiency<text:bookmark-end text:name="__RefHeading___Toc3811_117426026"/></text:p>
                    </text:list-item>
                  </text:list>
                  <text:p text:style-name="P83">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4"><text:bookmark-start text:name="__RefHeading___Toc3809_117426026"/><text:soft-page-break/>Data Types and Functions:<text:bookmark-end text:name="__RefHeading___Toc3809_117426026"/></text:p>
                    </text:list-item>
                  </text:list>
                  <text:p text:style-name="P83">Postgres supports a wide range of data types such as UUID for primary keys, which will accommodate various note content formats and use cases.</text:p>
                  <text:list text:continue-numbering="true">
                    <text:list-item>
                      <text:p text:style-name="P4"><text:bookmark-start text:name="__RefHeading___Toc3807_117426026"/>Why use UUID?<text:bookmark-end text:name="__RefHeading___Toc3807_117426026"/></text:p>
                    </text:list-item>
                  </text:list>
                  <text:p text:style-name="P83">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4"><text:bookmark-start text:name="__RefHeading___Toc3805_117426026"/>Performance:<text:bookmark-end text:name="__RefHeading___Toc3805_117426026"/></text:p>
                    </text:list-item>
                  </text:list>
                  <text:p text:style-name="P83">The database is designed to scale efficiently, handling large volumes of data and supporting high-performance queries, which will speed up note loading and retrieval.</text:p>
                  <text:list text:continue-numbering="true">
                    <text:list-item>
                      <text:p text:style-name="P4"><text:bookmark-start text:name="__RefHeading___Toc3803_117426026"/>Security:<text:bookmark-end text:name="__RefHeading___Toc3803_117426026"/></text:p>
                    </text:list-item>
                  </text:list>
                  <text:p text:style-name="P83">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4"><text:bookmark-start text:name="__RefHeading___Toc3801_117426026"/><text:soft-page-break/>Database relationships<text:bookmark-end text:name="__RefHeading___Toc3801_117426026"/></text:p>
                  <text:p text:style-name="P86"><text:bookmark text:name="docs-internal-guid-600616be-7fff-c615-c856-caf18041429b"/><text:span text:style-name="T30"><draw:frame draw:style-name="fr4" draw:name="Image8" text:anchor-type="as-char" svg:width="6.8228in" svg:height="4.9063in" draw:z-index="11"><draw:image xlink:href="Pictures/10000000000005000000039947BBCEC0.jpg" xlink:type="simple" xlink:show="embed" xlink:actuate="onLoad" draw:mime-type="image/jpeg"/></draw:frame></text:span><text:s/></text:p>
                  <text:p text:style-name="P8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88"/>
                  <text:p text:style-name="P88">After picking the appropriate database, I started planning the tables that could be possibly useful for storing note and user data.</text:p>
                  <text:list>
                    <text:list-item>
                      <text:p text:style-name="P4"><text:bookmark-start text:name="__RefHeading___Toc3799_117426026"/>User data<text:bookmark-end text:name="__RefHeading___Toc3799_117426026"/></text:p>
                    </text:list-item>
                  </text:list>
                  <text:p text:style-name="P8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88"/>
                  <text:p text:style-name="P88"><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4"><text:bookmark-start text:name="__RefHeading___Toc3797_117426026"/>Notes<text:bookmark-end text:name="__RefHeading___Toc3797_117426026"/></text:p>
                      <text:p text:style-name="P89"><text:span text:style-name="T31">The main table for each note, no matter its note type, is the Notes table. It contains the fields universal for all note types, such as the title, content, type and the vector </text:span><text:span text:style-name="T32">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33">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90">Main notes table:</text:p>
                                        </text:list-header>
                                      </text:list>
                                    </text:list-item>
                                  </text:list>
                                </text:list-item>
                              </text:list>
                            </text:list-item>
                          </text:list>
                        </text:list-item>
                      </text:list>
                    </text:list-item>
                  </text:list>
                </text:list-item>
              </text:list>
            </text:list-item>
          </text:list>
        </text:list-item>
      </text:list>
      <text:p text:style-name="P91" loext:marker-style-name="T34"><text:span text:style-name="T35">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91" loext:marker-style-name="T34"><text:span text:style-name="T36">Tables for the “Task” note type:</text:span></text:p>
      <text:p text:style-name="P92" loext:marker-style-name="T34"><text:span text:style-name="T35">CREATE TABLE tasks (<text:line-break/> id uuid DEFAULT uuid_generate_v4() NOT NULL,<text:line-break/> note_id uuid,<text:line-break/></text:span><text:soft-page-break/><text:span text:style-name="T35"> completed boolean DEFAULT false,<text:line-break/> due_date timestamp without time zone,<text:line-break/> completion_timestamp timestamp without time zone<text:line-break/>);</text:span></text:p>
      <text:p text:style-name="P93" loext:marker-style-name="T37"/>
      <text:p text:style-name="P94" loext:marker-style-name="T34"><text:span text:style-name="T35">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95" loext:marker-style-name="T37"/>
      <text:p text:style-name="P94" loext:marker-style-name="T34"><text:span text:style-name="T36">Tables for the “Habit” note type:</text:span></text:p>
      <text:p text:style-name="P94" loext:marker-style-name="T34"><text:span text:style-name="T3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96" loext:marker-style-name="T39"/>
      <text:p text:style-name="P96" loext:marker-style-name="T39"/>
      <text:p text:style-name="P94" loext:marker-style-name="T34"><text:span text:style-name="T36">Ability to link multiple tasks to a single habit</text:span></text:p>
      <text:p text:style-name="P94" loext:marker-style-name="T34"><text:span text:style-name="T38">CREATE TABLE habittasks ( <text:line-break/> <text:s text:c="3"/>habit_id uuid,<text:line-break/> <text:s text:c="3"/>task_id uuid<text:line-break/>);</text:span></text:p>
      <text:p text:style-name="P97" loext:marker-style-name="T39"/>
      <text:p text:style-name="P94" loext:marker-style-name="T34"><text:span text:style-name="T36">Tables for the “Goal” note type:</text:span></text:p>
      <text:p text:style-name="P92" loext:marker-style-name="T34"><text:span text:style-name="T35">CREATE TABLE goals (<text:line-break/> id uuid DEFAULT uuid_generate_v4() NOT NULL,<text:line-break/> note_id uuid,<text:line-break/> completion_timestamp timestamp without time zone,<text:line-break/> due_date timestamp without time zone<text:line-break/>);</text:span></text:p>
      <text:p text:style-name="P94" loext:marker-style-name="T34"><text:soft-page-break/><text:span text:style-name="T36"/></text:p>
      <text:p text:style-name="P94" loext:marker-style-name="T34"><text:span text:style-name="T36">A table for subgoals(checkpoints)</text:span></text:p>
      <text:p text:style-name="P92" loext:marker-style-name="T34"><text:span text:style-name="T35">CREATE TABLE milestones (<text:line-break/> id uuid DEFAULT uuid_generate_v4() NOT NULL,<text:line-break/> goal_id uuid,<text:line-break/> description text,<text:line-break/> ms_index integer,<text:line-break/> completed boolean DEFAULT false<text:line-break/>);</text:span></text:p>
      <text:p text:style-name="P92" loext:marker-style-name="T34"><text:span text:style-name="T35"/></text:p>
      <text:p text:style-name="P98" loext:marker-style-name="T34"><text:span text:style-name="T35"/></text:p>
      <text:list text:continue-numbering="true" text:style-name="L1">
        <text:list-item>
          <text:list>
            <text:list-item>
              <text:list>
                <text:list-item>
                  <text:list>
                    <text:list-item>
                      <text:p text:style-name="P99"><text:bookmark-start text:name="__RefHeading___Toc3795_117426026"/>Tagging<text:bookmark-end text:name="__RefHeading___Toc3795_117426026"/></text:p>
                      <text:p text:style-name="P100">Tags are independent from notes, so a corresponding table containing data about tags, such as their name and color, will be connected to notes using a separate table, called NoteTags, where note and tag ids are linked together.</text:p>
                      <text:p text:style-name="P100"/>
                      <text:p text:style-name="P100">CREATE TABLE tags (</text:p>
                      <text:p text:style-name="P100">id uuid DEFAULT uuid_generate_v4() NOT NULL,</text:p>
                      <text:p text:style-name="P100">name character varying(50) NOT NULL,</text:p>
                      <text:p text:style-name="P100">color character varying(7) NOT NULL,user_id uuid);</text:p>
                      <text:p text:style-name="P100"/>
                      <text:p text:style-name="P100">CREATE TABLE notetags (</text:p>
                      <text:p text:style-name="P100">note_id uuid NOT NULL,tag_id </text:p>
                      <text:p text:style-name="P100">uuid NOT NULL</text:p>
                      <text:p text:style-name="P100">);</text:p>
                      <text:p text:style-name="P100"/>
                    </text:list-item>
                    <text:list-item>
                      <text:p text:style-name="P99"><text:bookmark-start text:name="__RefHeading___Toc3793_117426026"/>Statistics<text:bookmark-end text:name="__RefHeading___Toc3793_117426026"/></text:p>
                      <text:p text:style-name="P100">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1"><text:s text:c="7"/></text:p>
      <text:p text:style-name="P101">CREATE TABLE taskstatistics (</text:p>
      <text:p text:style-name="P101"><text:s text:c="4"/>user_id uuid,</text:p>
      <text:p text:style-name="P101"><text:soft-page-break/><text:s text:c="4"/>total_completed_tasks integer DEFAULT 0,</text:p>
      <text:p text:style-name="P101"><text:s text:c="4"/>weekly_completed_tasks integer DEFAULT 0,</text:p>
      <text:p text:style-name="P101"><text:s text:c="4"/>monthly_completed_tasks integer DEFAULT 0</text:p>
      <text:p text:style-name="P101">);</text:p>
      <text:p text:style-name="P101"><text:s text:c="15"/></text:p>
      <text:p text:style-name="P101">CREATE TABLE goalhistory (</text:p>
      <text:p text:style-name="P101"><text:s/>user_id uuid,</text:p>
      <text:p text:style-name="P101"><text:s/>goal_id uuid,</text:p>
      <text:p text:style-name="P101"><text:s/>completion_timestamp timestamp without time zone</text:p>
      <text:p text:style-name="P101">);</text:p>
      <text:p text:style-name="P101"><text:s text:c="15"/></text:p>
      <text:p text:style-name="P101">CREATE TABLE habitcompletion (</text:p>
      <text:p text:style-name="P101"><text:s/>habit_id uuid,</text:p>
      <text:p text:style-name="P101"><text:s/>completion_date date</text:p>
      <text:p text:style-name="P101">);</text:p>
      <text:p text:style-name="P101"><text:s text:c="7"/></text:p>
      <text:list xml:id="list133012468967652" text:continue-numbering="true" text:style-name="L1">
        <text:list-item>
          <text:list>
            <text:list-item>
              <text:list>
                <text:list-item>
                  <text:list>
                    <text:list-item>
                      <text:p text:style-name="P99"><text:bookmark-start text:name="__RefHeading___Toc3791_117426026"/>Conclusion<text:bookmark-end text:name="__RefHeading___Toc3791_117426026"/></text:p>
                      <text:p text:style-name="P8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88"/>
                    </text:list-item>
                  </text:list>
                </text:list-item>
                <text:list-item>
                  <text:p text:style-name="P99"><text:bookmark-start text:name="__RefHeading___Toc3789_117426026"/>Backend file structure<text:bookmark-end text:name="__RefHeading___Toc3789_117426026"/></text:p>
                </text:list-item>
              </text:list>
            </text:list-item>
          </text:list>
        </text:list-item>
      </text:list>
      <text:p text:style-name="P102">The structure I came up with follows common Python project conventions and uses a combination of modules for separation of concerns and a utils directory for reusable utility functions:</text:p>
      <text:list text:style-name="L23">
        <text:list-item>
          <text:p text:style-name="P103">models</text:p>
          <text:list>
            <text:list-item>
              <text:p text:style-name="P103">w2v.model</text:p>
            </text:list-item>
          </text:list>
        </text:list-item>
        <text:list-item>
          <text:p text:style-name="P103">modules</text:p>
          <text:list>
            <text:list-item>
              <text:p text:style-name="P103"><text:soft-page-break/>__init__.py</text:p>
            </text:list-item>
            <text:list-item>
              <text:p text:style-name="P103">goals.py</text:p>
            </text:list-item>
            <text:list-item>
              <text:p text:style-name="P103">tasks.py</text:p>
            </text:list-item>
            <text:list-item>
              <text:p text:style-name="P103">universal.py</text:p>
            </text:list-item>
            <text:list-item>
              <text:p text:style-name="P103">etc</text:p>
            </text:list-item>
          </text:list>
        </text:list-item>
        <text:list-item>
          <text:p text:style-name="P103">utils</text:p>
          <text:list>
            <text:list-item>
              <text:p text:style-name="P103">__init__.py</text:p>
            </text:list-item>
            <text:list-item>
              <text:p text:style-name="P103">word2vec.py</text:p>
            </text:list-item>
            <text:list-item>
              <text:p text:style-name="P103">utils.py</text:p>
            </text:list-item>
            <text:list-item>
              <text:p text:style-name="P103">etc</text:p>
            </text:list-item>
          </text:list>
        </text:list-item>
        <text:list-item>
          <text:p text:style-name="P103">app.py</text:p>
        </text:list-item>
        <text:list-item>
          <text:p text:style-name="P103">config.py</text:p>
        </text:list-item>
        <text:list-item>
          <text:p text:style-name="P103">validation.py</text:p>
        </text:list-item>
      </text:list>
      <text:p text:style-name="P104"><text:span text:style-name="T40"/></text:p>
      <text:p text:style-name="P105">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104"><text:span text:style-name="T40">On the other hand, more complicated algorithms, such as text vectorization do deserve a separate file, which will be placed in the utils folder of the root directory. </text:span><text:span text:style-name="T41">Any remaining functions without an endpoint will be put in utils.py.</text:span></text:p>
      <text:p text:style-name="P106"><text:span text:style-name="T40">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42">py</text:span><text:span text:style-name="T40"> will contain validation forms for user submitted data to sanitize the inputs in notes or to add an additional layer of type safety and security before inserting data into the database.</text:span></text:p>
      <text:list text:continue-list="list133012468967652" text:style-name="L1">
        <text:list-item>
          <text:list>
            <text:list-item>
              <text:list>
                <text:list-item>
                  <text:p text:style-name="P99"><text:bookmark-start text:name="__RefHeading___Toc3787_117426026"/>OOP<text:bookmark-end text:name="__RefHeading___Toc3787_117426026"/></text:p>
                  <text:p text:style-name="P107">OOP <text:span text:style-name="T43">(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99"><text:bookmark-start text:name="__RefHeading___Toc3785_117426026"/>Constructing note processing code<text:bookmark-end text:name="__RefHeading___Toc3785_117426026"/></text:p>
                    </text:list-item>
                  </text:list>
                  <text:p text:style-name="P108">In the context of my note-taking app, we can apply OOP by creating classes to represent key entities like Notes, Users, and Tags. These classes would encapsulate data and methods that operate on that data.</text:p>
                  <text:p text:style-name="P109">However, <text:span text:style-name="T44">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09"><draw:frame draw:style-name="fr5" draw:name="Image26" text:anchor-type="char" svg:x="0.1791in" svg:y="0.0445in" svg:width="6.3028in" svg:height="4.8098in" draw:z-index="29"><draw:image xlink:href="Pictures/1000000100000560000004601FCBA0CC.png" xlink:type="simple" xlink:show="embed" xlink:actuate="onLoad" draw:mime-type="image/png"/></draw:frame></text:p>
                </text:list-item>
              </text:list>
            </text:list-item>
          </text:list>
        </text:list-item>
      </text:list>
      <text:p text:style-name="P110"/>
      <text:p text:style-name="P110"/>
      <text:p text:style-name="P110"/>
      <text:p text:style-name="P110"/>
      <text:p text:style-name="P111">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45">s</text:span>.</text:p>
      <text:list text:continue-numbering="true" text:style-name="L1">
        <text:list-item>
          <text:list>
            <text:list-item>
              <text:list>
                <text:list-item>
                  <text:list>
                    <text:list-item>
                      <text:p text:style-name="P99"><text:bookmark-start text:name="__RefHeading___Toc3783_117426026"/><text:soft-page-break/>Simplifying validation schemas<text:bookmark-end text:name="__RefHeading___Toc3783_117426026"/></text:p>
                    </text:list-item>
                  </text:list>
                  <text:p text:style-name="P112">Object-Oriented Programming <text:span text:style-name="T46">can also be uset so implify</text:span> validation schemas by creating a <text:span text:style-name="Source_20_Text"><text:span text:style-name="T47">base schema</text:span></text:span> class. This class acts like a blueprint, defining common fields <text:span text:style-name="T46">such as </text:span>title, content, tags and their validation rules . Other schema classes inherit from <text:span text:style-name="T46">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46">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13"><draw:frame draw:style-name="fr6" draw:name="Image27" text:anchor-type="char" svg:x="1.6701in" svg:y="0.1311in" svg:width="2.1772in" svg:height="3.4689in" draw:z-index="30"><draw:image xlink:href="Pictures/10000001000001A20000029AE1C0543B.png" xlink:type="simple" xlink:show="embed" xlink:actuate="onLoad" draw:mime-type="image/png"/></draw:frame><text:span text:style-name="T48"/></text:p>
      <text:p text:style-name="P113"><text:span text:style-name="T48"/></text:p>
      <text:p text:style-name="P113"><text:span text:style-name="T48"/></text:p>
      <text:p text:style-name="P113"><text:span text:style-name="T48"/></text:p>
      <text:p text:style-name="P113"><text:span text:style-name="T48"/></text:p>
      <text:p text:style-name="P113"><text:span text:style-name="T48"/></text:p>
      <text:p text:style-name="P114"/>
      <text:p text:style-name="P114"/>
      <text:p text:style-name="P114"/>
      <text:p text:style-name="P114"/>
      <text:p text:style-name="P114"/>
      <text:p text:style-name="P1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3014249054901" text:continue-numbering="true" text:style-name="L1">
        <text:list-item>
          <text:list>
            <text:list-item>
              <text:p text:style-name="P99"><text:bookmark-start text:name="__RefHeading___Toc3781_117426026"/>Frontend<text:bookmark-end text:name="__RefHeading___Toc3781_117426026"/></text:p>
              <text:list>
                <text:list-item>
                  <text:p text:style-name="P99"><text:bookmark-start text:name="__RefHeading___Toc3779_117426026"/>User data on the frontend<text:bookmark-end text:name="__RefHeading___Toc3779_117426026"/></text:p>
                  <text:p text:style-name="P116">Now that we’ve established how the data will be stored and processed on the backend, it’s time to delve deeper into how will it be collected and displayed to users.</text:p>
                  <text:p text:style-name="P117">Frontend applications often employ a state management system to efficiently handle and update data displayed to the user. This <text:span text:style-name="T49">may include information about the</text:span> current<text:span text:style-name="T49">ly selected</text:span> note, a list of notes, loading status, and any validation errors.</text:p>
                </text:list-item>
              </text:list>
            </text:list-item>
          </text:list>
        </text:list-item>
      </text:list>
      <text:p text:style-name="P8"><text:soft-page-break/>The data flow <text:span text:style-name="T50">involves these</text:span> steps:</text:p>
      <text:list text:style-name="L24">
        <text:list-item>
          <text:p text:style-name="P118"><text:span text:style-name="Strong_20_Emphasis"><text:span text:style-name="T3">Fetching Data:</text:span></text:span><text:span text:style-name="T3"> When the application starts or when the user r</text:span><text:span text:style-name="T51">eloads the page</text:span><text:span text:style-name="T3"> to view notes, the application fetches an initial set of note </text:span><text:span text:style-name="T51">previews</text:span><text:span text:style-name="T3"> from a backend API </text:span><text:span text:style-name="T51">based on the user’s pagination settings and the size of the display. Previews will have the note title and contents cut to speed up loading times and avoid loading long notes. </text:span><text:span text:style-name="T3">This data is then stored in the application's state.</text:span></text:p>
        </text:list-item>
        <text:list-item>
          <text:p text:style-name="P118"><text:span text:style-name="Strong_20_Emphasis"><text:span text:style-name="T3">User Interaction:</text:span></text:span><text:span text:style-name="T3"> As the user interacts with the application (e.g., creating, editing, or deleting notes), the application updates its internal state </text:span><text:span text:style-name="T51">optimistically </text:span><text:span text:style-name="T3">to reflect these changes. For example, when a user starts creating a new note, a new note object is created and added to the state </text:span><text:span text:style-name="T51">and a request is sent to the backend to process and store the submitted data or reflect any changes, following one of the flowcharts in </text:span><text:span text:style-name="T52">2.1.2</text:span><text:span text:style-name="T3">.</text:span></text:p>
        </text:list-item>
        <text:list-item>
          <text:p text:style-name="P118"><text:span text:style-name="Strong_20_Emphasis"><text:span text:style-name="T3">Data Display:</text:span></text:span><text:span text:style-name="T3"> The application uses the updated state to render the user interface. For example, the list of notes is dynamically updated as new notes are created or existing ones are modified, </text:span><text:span text:style-name="T53">all while the request may not have even reached the backend</text:span><text:span text:style-name="T3">. </text:span><text:span text:style-name="T53">Any changes are reverted if the request fails and an error message is displayed</text:span></text:p>
        </text:list-item>
      </text:list>
      <text:p text:style-name="P8">This general data flow ensures that the user interface always reflects the latest state of the application's data, providing a seamless and responsive user experience.</text:p>
      <text:list xml:id="list133012447933501" text:continue-list="list133014249054901" text:style-name="L1">
        <text:list-item>
          <text:list>
            <text:list-item>
              <text:list>
                <text:list-item>
                  <text:p text:style-name="P99"><text:bookmark-start text:name="__RefHeading___Toc3777_117426026"/>Frontend <text:span text:style-name="T54">file structure</text:span><text:bookmark-end text:name="__RefHeading___Toc3777_117426026"/></text:p>
                  <text:p text:style-name="P119">Since the frontend of the application will be built with the React framework using JavaScript and TypeScript, the file structure will be predetermined by web application generation tools, such as Vite, <text:span text:style-name="T55">unlike on the backend</text:span>. Vite and similar tools provide a faster development experience for modern web projects. Running a simple command would create the basic components of a web ap<text:span text:style-name="T5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20"/>
      <text:list text:style-name="L25">
        <text:list-item>
          <text:p text:style-name="P121">node_modules</text:p>
        </text:list-item>
        <text:list-item>
          <text:p text:style-name="P121">components</text:p>
        </text:list-item>
        <text:list-item>
          <text:p text:style-name="P121">public</text:p>
        </text:list-item>
        <text:list-item>
          <text:p text:style-name="P121">src</text:p>
          <text:list>
            <text:list-item>
              <text:p text:style-name="P121">api</text:p>
            </text:list-item>
            <text:list-item>
              <text:p text:style-name="P122">types</text:p>
              <text:list>
                <text:list-item>
                  <text:p text:style-name="P122"><text:soft-page-break/>taskTypes.ts</text:p>
                </text:list-item>
              </text:list>
            </text:list-item>
            <text:list-item>
              <text:p text:style-name="P122">tasksApi.ts</text:p>
            </text:list-item>
            <text:list-item>
              <text:p text:style-name="P121">Pages</text:p>
              <text:list>
                <text:list-item>
                  <text:p text:style-name="P121">Tasks</text:p>
                  <text:list>
                    <text:list-item>
                      <text:p text:style-name="P121">Components</text:p>
                    </text:list-item>
                    <text:list-item>
                      <text:p text:style-name="P121">Tasks.tsx</text:p>
                    </text:list-item>
                    <text:list-item>
                      <text:p text:style-name="P121">useTasks.ts</text:p>
                    </text:list-item>
                  </text:list>
                </text:list-item>
                <text:list-item>
                  <text:p text:style-name="P121">Account</text:p>
                </text:list-item>
                <text:list-item>
                  <text:p text:style-name="P121">Dashboard</text:p>
                </text:list-item>
              </text:list>
            </text:list-item>
            <text:list-item>
              <text:p text:style-name="P121">index.css</text:p>
            </text:list-item>
            <text:list-item>
              <text:p text:style-name="P121">routes.tsx</text:p>
            </text:list-item>
            <text:list-item>
              <text:p text:style-name="P121">main.tsx</text:p>
            </text:list-item>
            <text:list-item>
              <text:p text:style-name="P121">etc</text:p>
            </text:list-item>
          </text:list>
        </text:list-item>
        <text:list-item>
          <text:p text:style-name="P121">index.html</text:p>
        </text:list-item>
        <text:list-item>
          <text:p text:style-name="P121">.gitignore</text:p>
        </text:list-item>
        <text:list-item>
          <text:p text:style-name="P121">other configuration files</text:p>
        </text:list-item>
      </text:list>
      <text:p text:style-name="P123"/>
      <text:p text:style-name="P1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23">The first folder necessarily involved with development of the app would be components, which would contain any reusable components such as buttons, cards or layout components. <text:span text:style-name="T57">Public conventionally contains fonts, any images used in the website, documents or icons, so the user’s web browser would know in advance about the media it would have to load.</text:span></text:p>
      <text:p text:style-name="P1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24">Finally, the api folder will contain files involved with moving data between frontend and backend. It will contain <text:span text:style-name="T54">interfaces and schemas for type safety and validation, as well as CRUD (create, re</text:span><text:span text:style-name="T58">ad</text:span><text:span text:style-name="T54">, update, delete) methods on predetermined backend endpoints.</text:span></text:p>
      <text:list xml:id="list133012383023094" text:continue-list="list133012447933501" text:style-name="L1">
        <text:list-item>
          <text:list>
            <text:list-item>
              <text:list>
                <text:list-item>
                  <text:p text:style-name="P99"/>
                </text:list-item>
                <text:list-item>
                  <text:p text:style-name="P99"/>
                </text:list-item>
              </text:list>
            </text:list-item>
            <text:list-item>
              <text:p text:style-name="P99"><text:bookmark-start text:name="__RefHeading___Toc3775_117426026"/>User Interface<text:bookmark-end text:name="__RefHeading___Toc3775_117426026"/></text:p>
              <text:list>
                <text:list-item>
                  <text:p text:style-name="P99"><text:bookmark-start text:name="__RefHeading___Toc3773_117426026"/>The 10 principles of good design<text:bookmark-end text:name="__RefHeading___Toc3773_117426026"/></text:p>
                </text:list-item>
              </text:list>
              <text:p text:style-name="P125"><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26">Good design is innovative</text:p>
        </text:list-item>
        <text:list-item>
          <text:p text:style-name="P127">Good design makes a product useful</text:p>
        </text:list-item>
        <text:list-item>
          <text:p text:style-name="P127">Good design is aesthetic</text:p>
        </text:list-item>
        <text:list-item>
          <text:p text:style-name="P127">Good design makes a product understandable</text:p>
        </text:list-item>
        <text:list-item>
          <text:p text:style-name="P127">Good design is unobtrusive</text:p>
        </text:list-item>
        <text:list-item>
          <text:p text:style-name="P127">Good design is honest</text:p>
        </text:list-item>
        <text:list-item>
          <text:p text:style-name="P127">Good design is long-lasting</text:p>
        </text:list-item>
        <text:list-item>
          <text:p text:style-name="P127">Good design is thorough down to the last detail</text:p>
        </text:list-item>
        <text:list-item>
          <text:p text:style-name="P127">Good design is environmentally friendly</text:p>
        </text:list-item>
        <text:list-item>
          <text:p text:style-name="P128">Good design is as little design as possible</text:p>
          <text:p text:style-name="P129">Even though not all of these principles can apply to digital designs or this specific scenario, they will still be referred to throughout the design process.</text:p>
        </text:list-item>
      </text:list>
      <text:list text:continue-list="list133012383023094" text:style-name="L1">
        <text:list-item>
          <text:list>
            <text:list-item>
              <text:list>
                <text:list-item>
                  <text:p text:style-name="P99"><text:bookmark-start text:name="__RefHeading___Toc3771_117426026"/>Design as an iterative process<text:bookmark-end text:name="__RefHeading___Toc3771_117426026"/></text:p>
                  <text:p text:style-name="P88">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99"><text:bookmark-start text:name="__RefHeading___Toc3769_117426026"/>Creating wireframes<text:bookmark-end text:name="__RefHeading___Toc3769_117426026"/></text:p>
                </text:list-item>
              </text:list>
            </text:list-item>
          </text:list>
        </text:list-item>
      </text:list>
      <text:p text:style-name="P130">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130">Before beginning with the wireframes, let’s establish a simple code which will be used to denote various elements on the webpage, in accordance with industry standards:</text:p>
      <text:p text:style-name="P131">Button</text:p>
      <text:p text:style-name="P132"><text:bookmark text:name="docs-internal-guid-8205fcd4-7fff-38d2-51b8-68ca219d40aa"/><text:span text:style-name="T59"><draw:frame draw:style-name="fr4" draw:name="Image9" text:anchor-type="as-char" svg:width="1.052in" svg:height="0.552in" draw:z-index="12"><draw:image xlink:href="Pictures/10000001000000650000003513152199.png" xlink:type="simple" xlink:show="embed" xlink:actuate="onLoad" draw:mime-type="image/png"/></draw:frame></text:span><text:s/></text:p>
      <text:p text:style-name="P130">A button is denoted by a black box with or without any text inside</text:p>
      <text:p text:style-name="P131">Icon </text:p>
      <text:p text:style-name="P132"><text:bookmark text:name="docs-internal-guid-a54d986e-7fff-9d20-312f-d527417b60ad"/><text:span text:style-name="T59"><draw:frame draw:style-name="fr4" draw:name="Image10" text:anchor-type="as-char" svg:width="0.4165in" svg:height="0.4374in" draw:z-index="13"><draw:image xlink:href="Pictures/10000001000000280000002A1CBF1A1A.png" xlink:type="simple" xlink:show="embed" xlink:actuate="onLoad" draw:mime-type="image/png"/></draw:frame></text:span><text:s/></text:p>
      <text:p text:style-name="P130">Icons or images are crossed wireframe boxes</text:p>
      <text:p text:style-name="P131">Legend</text:p>
      <text:p text:style-name="P130">The left of each wireframe is designated to the legend of the wireframe, which contains descriptions of primary components of the wireframe.</text:p>
      <text:p text:style-name="P130"><text:soft-page-break/>On the other hand, the right side of the screen may be used for additional notes, such as explaining the usage of buttons which were too small to have text inside.</text:p>
      <text:p text:style-name="P131">Cards</text:p>
      <text:p text:style-name="P130">Each different card or element which is not a button or an icon is colored in a different shade of gray to be easier to distinguish from other elements of the design.</text:p>
      <text:p text:style-name="P133">Having considered the objectives in Analysis, I came to the following pages and elements that need to be sketched out first:</text:p>
      <text:p text:style-name="P134"/>
      <text:list text:continue-numbering="true" text:style-name="L1">
        <text:list-item>
          <text:list>
            <text:list-item>
              <text:list>
                <text:list-item>
                  <text:list>
                    <text:list-item>
                      <text:p text:style-name="P99"><text:bookmark text:name="docs-internal-guid-0743045d-7fff-97d0-3700-a0947db25c55"/><text:bookmark-start text:name="__RefHeading___Toc3767_117426026"/><text:span text:style-name="T60">A generic note viewing and editing page, which supports organization by tagging, additional form fields and timestamps</text:span><text:span text:style-name="T61">.</text:span> <text:bookmark-end text:name="__RefHeading___Toc3767_117426026"/></text:p>
                      <text:list>
                        <text:list-item>
                          <text:p text:style-name="P99"><text:bookmark text:name="docs-internal-guid-0806f577-7fff-c638-6ac3-272ad1476604"/><text:bookmark-start text:name="__RefHeading___Toc3765_117426026"/>Viewing all notes <text:bookmark-end text:name="__RefHeading___Toc3765_117426026"/></text:p>
                          <text:p text:style-name="P135"><text:bookmark text:name="docs-internal-guid-75dbd106-7fff-fbf1-b13a-b7122e0052d4"/><text:span text:style-name="T30"><draw:frame draw:style-name="fr4" draw:name="Image11" text:anchor-type="as-char" svg:width="6.7307in" svg:height="3.6598in" draw:z-index="14"><draw:image xlink:href="Pictures/10000001000005DD0000032F7C4F492E.png" xlink:type="simple" xlink:show="embed" xlink:actuate="onLoad" draw:mime-type="image/png"/></draw:frame></text:span><text:s/></text:p>
                          <text:p text:style-name="P136">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99"><text:bookmark-start text:name="__RefHeading___Toc3763_117426026"/>Editing a note<text:bookmark-end text:name="__RefHeading___Toc3763_117426026"/></text:p>
                          <text:p text:style-name="P137"><text:bookmark text:name="docs-internal-guid-4d7fa031-7fff-178f-0b2d-95a20e2d4e87"/>In the note editing page, the user will be able to alter the contents of each note, as long as organize tags, delete or archive it </text:p>
                          <text:p text:style-name="P137"><text:soft-page-break/></text:p>
                          <text:p text:style-name="P138"><text:bookmark text:name="docs-internal-guid-884591ff-7fff-9314-3c88-b38d6b70facf"/><text:span text:style-name="T30"><draw:frame draw:style-name="fr4" draw:name="Image12" text:anchor-type="as-char" svg:width="6.689in" svg:height="3.5972in" draw:z-index="15"><draw:image xlink:href="Pictures/10000001000005F6000003368857D435.png" xlink:type="simple" xlink:show="embed" xlink:actuate="onLoad" draw:mime-type="image/png"/></draw:frame></text:span><text:s/></text:p>
                        </text:list-item>
                      </text:list>
                    </text:list-item>
                    <text:list-item>
                      <text:p text:style-name="P99"><text:bookmark-start text:name="__RefHeading___Toc3761_117426026"/>An account page where the user can edit their details<text:bookmark-end text:name="__RefHeading___Toc3761_117426026"/></text:p>
                      <text:p text:style-name="P138"><text:bookmark text:name="docs-internal-guid-e31f6bc3-7fff-8b31-447a-7f8198dca0cd"/><text:span text:style-name="T30"><draw:frame draw:style-name="fr4" draw:name="Image13" text:anchor-type="as-char" svg:width="6.7083in" svg:height="3.8736in" draw:z-index="16"><draw:image xlink:href="Pictures/10000001000005E000000364466D44D0.png" xlink:type="simple" xlink:show="embed" xlink:actuate="onLoad" draw:mime-type="image/png"/></draw:frame></text:span><text:s/></text:p>
                      <text:p text:style-name="P13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99"><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139"/>
      <text:p text:style-name="P140"><text:bookmark text:name="docs-internal-guid-44825099-7fff-0a82-e82a-2af0817e9be9"/><text:span text:style-name="T30"><draw:frame draw:style-name="fr4" draw:name="Image14" text:anchor-type="as-char" svg:width="7.4555in" svg:height="5.9492in" draw:z-index="17"><draw:image xlink:href="Pictures/100000010000052E000004220CA87549.png" xlink:type="simple" xlink:show="embed" xlink:actuate="onLoad" draw:mime-type="image/png"/></draw:frame></text:span><text:s/></text:p>
      <text:list xml:id="list133014153862108" text:continue-numbering="true" text:style-name="L1">
        <text:list-item>
          <text:list>
            <text:list-item>
              <text:list>
                <text:list-item>
                  <text:list>
                    <text:list-header>
                      <text:p text:style-name="P141"/>
                      <text:p text:style-name="P142">This wireframe contains reusable components, such as alerts, a searching popup with an ability to search notes, select types and edit them and a navbar, which can be used by the user at any time to navigate through the website.</text:p>
                    </text:list-header>
                    <text:list-item>
                      <text:p text:style-name="P99"><text:bookmark-start text:name="__RefHeading___Toc3757_117426026"/>A note statistics page<text:bookmark-end text:name="__RefHeading___Toc3757_117426026"/></text:p>
                      <text:p text:style-name="P142">The requirement for accountability and statistics can be further expanded into a dashboard, which will contain widgets with statistics and other information. The general look for such a page should be as follows:</text:p>
                      <text:p text:style-name="P143"><text:bookmark text:name="docs-internal-guid-09b3dd7f-7fff-9478-aec6-6358626e5cc8"/><text:soft-page-break/><text:span text:style-name="T30"><draw:frame draw:style-name="fr4" draw:name="Image15" text:anchor-type="as-char" svg:width="6.6909in" svg:height="3.7228in" draw:z-index="18"><draw:image xlink:href="Pictures/10000000000006400000037B1DE37905.png" xlink:type="simple" xlink:show="embed" xlink:actuate="onLoad" draw:mime-type="image/png"/></draw:frame></text:span><text:s/></text:p>
                      <text:p text:style-name="P142">The page can be a grid with customizable widgets of various sizes. There are plenty of widget options, but most of them can be simplified to several types:</text:p>
                      <text:list>
                        <text:list-item>
                          <text:p text:style-name="P99"><text:bookmark-start text:name="__RefHeading___Toc3755_117426026"/>Charts<text:bookmark-end text:name="__RefHeading___Toc3755_117426026"/></text:p>
                          <text:p text:style-name="P143"><text:bookmark text:name="docs-internal-guid-d523f966-7fff-2f08-22b7-d924759a6ee4"/><text:span text:style-name="T30"><draw:frame draw:style-name="fr4" draw:name="Image16" text:anchor-type="as-char" svg:width="4.1146in" svg:height="2.3126in" draw:z-index="19"><draw:image xlink:href="Pictures/100000010000040A000002481667B2D3.png" xlink:type="simple" xlink:show="embed" xlink:actuate="onLoad" draw:mime-type="image/png"/></draw:frame></text:span><text:s/></text:p>
                          <text:p text:style-name="P142">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99"><text:bookmark-start text:name="__RefHeading___Toc3753_117426026"/><text:soft-page-break/>Numbers<text:bookmark-end text:name="__RefHeading___Toc3753_117426026"/><text:bookmark text:name="docs-internal-guid-9e1197e5-7fff-7391-5ae2-f95d8f77065b"/></text:p>
                          <text:p text:style-name="P144"><text:bookmark text:name="docs-internal-guid-41bbbdef-7fff-c6f1-ade2-550efb95c62d"/><text:span text:style-name="T59"><draw:frame draw:style-name="fr4" draw:name="Image17" text:anchor-type="as-char" svg:width="4.0417in" svg:height="1.9583in" draw:z-index="20"><draw:image xlink:href="Pictures/10000001000003F8000001ECB9A517DF.png" xlink:type="simple" xlink:show="embed" xlink:actuate="onLoad" draw:mime-type="image/png"/></draw:frame></text:span><text:span text:style-name="T59"><text:s/></text:span></text:p>
                          <text:p text:style-name="P145">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99"><text:bookmark text:name="docs-internal-guid-9e1197e5-7fff-7391-5ae2-f95d8f77065b Copy 1"/><text:bookmark-start text:name="__RefHeading___Toc3751_117426026"/>Progress Bars<text:bookmark-end text:name="__RefHeading___Toc3751_117426026"/></text:p>
                          <text:p text:style-name="P146"><text:bookmark text:name="docs-internal-guid-7b144f37-7fff-c2c6-4b41-2b49cec43779"/><text:span text:style-name="T62"><draw:frame draw:style-name="fr4" draw:name="Image18" text:anchor-type="as-char" svg:width="4.1252in" svg:height="1.3335in" draw:z-index="21"><draw:image xlink:href="Pictures/10000001000003AE0000013249D422E4.png" xlink:type="simple" xlink:show="embed" xlink:actuate="onLoad" draw:mime-type="image/png"/></draw:frame></text:span><text:span text:style-name="T62"><text:s/></text:span></text:p>
                          <text:p text:style-name="P142"><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44"><text:bookmark text:name="docs-internal-guid-615a45ae-7fff-9086-2572-6cdfa8fac6bb"/><text:span text:style-name="T63"><draw:frame draw:style-name="fr4" draw:name="Image19" text:anchor-type="as-char" svg:width="4.1146in" svg:height="1.5728in" draw:z-index="22"><draw:image xlink:href="Pictures/10000001000003DA0000017AE6A77958.png" xlink:type="simple" xlink:show="embed" xlink:actuate="onLoad" draw:mime-type="image/png"/></draw:frame></text:span><text:span text:style-name="T64"><text:s/></text:span></text:p>
                          <text:p text:style-name="P142">This idea may be expanded with the addition of milestones for goals, which may further motivate the user. Additionally, this example maybe used to highlight the ease of adapting these components for different sizes by stacking the milestones vertically:</text:p>
                          <text:p text:style-name="P144"><text:bookmark text:name="docs-internal-guid-90d58863-7fff-c9db-7dd3-a17e48b9dd98 Copy 1"/><text:soft-page-break/><text:span text:style-name="T63"><draw:frame draw:style-name="fr4" draw:name="Image20" text:anchor-type="as-char" svg:width="3.5417in" svg:height="2.448in" draw:z-index="23"><draw:image xlink:href="Pictures/10000001000002CA000001EE236409C8.png" xlink:type="simple" xlink:show="embed" xlink:actuate="onLoad" draw:mime-type="image/png"/></draw:frame></text:span><text:span text:style-name="T63"><text:s/></text:span></text:p>
                          <text:p text:style-name="P147">It is also important to remember that these widgets are drafts/wireframes and will look differently after being implemented in code.</text:p>
                        </text:list-item>
                        <text:list-item>
                          <text:p text:style-name="P99"><text:bookmark-start text:name="__RefHeading___Toc3749_117426026"/>Streaks<text:bookmark-end text:name="__RefHeading___Toc3749_117426026"/></text:p>
                          <text:p text:style-name="P142">The following type can only be used to very specific notes that require daily commitment, allowing the user to visualise their progress in a simple way.</text:p>
                          <text:p text:style-name="P148"><text:bookmark text:name="docs-internal-guid-f8962a62-7fff-1dc1-ece9-46453ee31319"/><text:span text:style-name="T65"><draw:frame draw:style-name="fr4" draw:name="Image21" text:anchor-type="as-char" svg:width="4.3126in" svg:height="1.6665in" draw:z-index="24"><draw:image xlink:href="Pictures/10000001000003A000000166AFC53194.png" xlink:type="simple" xlink:show="embed" xlink:actuate="onLoad" draw:mime-type="image/png"/></draw:frame></text:span><text:span text:style-name="T4"><text:s/></text:span></text:p>
                        </text:list-item>
                        <text:list-item>
                          <text:p text:style-name="P99"><text:bookmark-start text:name="__RefHeading___Toc3747_117426026"/>Mobile design<text:bookmark-end text:name="__RefHeading___Toc3747_117426026"/></text:p>
                          <text:p text:style-name="P14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4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50"><text:bookmark text:name="docs-internal-guid-bc999537-7fff-80c2-52d4-747b2e64d763"/><text:soft-page-break/><text:span text:style-name="T65"><draw:frame draw:style-name="fr4" draw:name="Image22" text:anchor-type="as-char" svg:width="5.4791in" svg:height="5.8752in" draw:z-index="25"><draw:image xlink:href="Pictures/10000001000004480000049870D316E0.png" xlink:type="simple" xlink:show="embed" xlink:actuate="onLoad" draw:mime-type="image/png"/></draw:frame></text:span><text:span text:style-name="T4"><text:s/></text:span></text:p>
                          <text:p text:style-name="P150"><text:bookmark text:name="docs-internal-guid-050689be-7fff-a059-b36f-4c83d2b8c59b"/><text:soft-page-break/><text:span text:style-name="T65"><draw:frame draw:style-name="fr4" draw:name="Image23" text:anchor-type="as-char" svg:width="3.2083in" svg:height="5.9791in" draw:z-index="26"><draw:image xlink:href="Pictures/10000001000001D2000003681F109CA6.png" xlink:type="simple" xlink:show="embed" xlink:actuate="onLoad" draw:mime-type="image/png"/></draw:frame></text:span><text:span text:style-name="T4"><text:s/></text:span></text:p>
                          <text:p text:style-name="P14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50"><text:bookmark text:name="docs-internal-guid-ee6a0b7e-7fff-f214-493f-1d993e055138"/><text:span text:style-name="T65"><draw:frame draw:style-name="fr4" draw:name="Image24" text:anchor-type="as-char" svg:width="3.2602in" svg:height="1.5102in" draw:z-index="27"><draw:image xlink:href="Pictures/10000001000002B800000142799276E9.png" xlink:type="simple" xlink:show="embed" xlink:actuate="onLoad" draw:mime-type="image/png"/></draw:frame></text:span><text:span text:style-name="T4"><text:s/></text:span></text:p>
                          <text:p text:style-name="P149">Other components such as widgets, editing screens or other pages without moving components or popups can be dynamically resized by the software or rearranged using adjustable grids for various display sizes</text:p>
                          <text:p text:style-name="P150"><text:soft-page-break/><text:span text:style-name="T4">Finally, some components, that were previously used as popups on wider screens, such as search popups or alerts now can take the full width of the device</text:span></text:p>
                          <text:p text:style-name="P150"><text:bookmark text:name="docs-internal-guid-e0863dea-7fff-60d3-1cac-90d3b1da6df1"/><text:span text:style-name="T65"><draw:frame draw:style-name="fr4" draw:name="Image25" text:anchor-type="as-char" svg:width="6.6528in" svg:height="5.0134in" draw:z-index="28"><draw:image xlink:href="Pictures/100000010000040A0000030CC55BBF7E.png" xlink:type="simple" xlink:show="embed" xlink:actuate="onLoad" draw:mime-type="image/png"/></draw:frame></text:span><text:span text:style-name="T4"><text:s/></text:span></text:p>
                        </text:list-item>
                      </text:list>
                    </text:list-item>
                  </text:list>
                </text:list-item>
                <text:list-item>
                  <text:p text:style-name="P99"><text:bookmark-start text:name="__RefHeading___Toc3745_117426026"/>Choosing the color and fonts<text:bookmark-end text:name="__RefHeading___Toc3745_117426026"/></text:p>
                  <text:list>
                    <text:list-item>
                      <text:p text:style-name="P99"><text:bookmark-start text:name="__RefHeading___Toc3743_117426026"/>Core color palette<text:bookmark-end text:name="__RefHeading___Toc3743_117426026"/></text:p>
                    </text:list-item>
                  </text:list>
                  <text:p text:style-name="P151">Foreground, background, primary, and other colors are essential components of any visual design, serving crucial roles in creating a functional, visually appealing, and accessible user experience.</text:p>
                  <text:p text:style-name="P151">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51">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15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53"><text:span text:style-name="Strong_20_Emphasis"><text:span text:style-name="T8">Contrast:</text:span></text:span><text:span text:style-name="T8"> The color choices </text:span><text:span text:style-name="T66">ensure</text:span><text:span text:style-name="T8"> contrast between foreground and background elements </text:span><text:span text:style-name="T66">for</text:span><text:span text:style-name="T8"> readability and accessibility </text:span><text:span text:style-name="T66">by</text:span><text:span text:style-name="T8"> all users.</text:span></text:p>
        </text:list-item>
        <text:list-item>
          <text:p text:style-name="P153"><text:span text:style-name="Strong_20_Emphasis"><text:span text:style-name="T8">Accessibility:</text:span></text:span><text:span text:style-name="T8"> The color palette adheres to accessibility guidelines, aiming to meet WCAG contrast ratios to ensure sufficient color differentiation for users with visual impairments. </text:span></text:p>
        </text:list-item>
        <text:list-item>
          <text:p text:style-name="P153"><text:span text:style-name="Strong_20_Emphasis"><text:span text:style-name="T8">Aesthetics:</text:span></text:span><text:span text:style-name="T8"> The colors were selected to create a visually appealing and cohesive aesthetic. </text:span><text:span text:style-name="T66">The colors allow for a clean and relaxed look, without any attention-grabbing hues that would interfere with user’</text:span><text:span text:style-name="T67">s focus.</text:span></text:p>
        </text:list-item>
        <text:list-item>
          <text:p text:style-name="P154"><text:span text:style-name="Strong_20_Emphasis"><text:span text:style-name="T8">User Experience:</text:span></text:span><text:span text:style-name="T8"> The inclusion of a dark mode option provides users with greater flexibility to customize the interface to their preferences </text:span><text:span text:style-name="T67">or in dark environments, which would </text:span><text:span text:style-name="T8">improve their overall experience.</text:span></text:p>
        </text:list-item>
      </text:list>
      <text:p text:style-name="P155">The following colors will be provided using the HSL color model (Hue, Saturation, Lightness), which would allow me to intuitively tweak the color palette, ensuring harmony and flexubility during the design process.</text:p>
      <text:p text:style-name="P156"><text:span text:style-name="Strong_20_Emphasis"><text:span text:style-name="T8">Background:</text:span></text:span><text:span text:style-name="T8"> </text:span></text:p>
      <text:list text:style-name="L28">
        <text:list-item>
          <text:p text:style-name="P157"><text:span text:style-name="T8">Light Mode: </text:span><text:span text:style-name="Source_20_Text"><text:span text:style-name="T8">0 0% 100%</text:span></text:span><text:span text:style-name="T8"> (white) </text:span></text:p>
        </text:list-item>
        <text:list-item>
          <text:p text:style-name="P157"><text:span text:style-name="T8">Dark Mode: </text:span><text:span text:style-name="Source_20_Text"><text:span text:style-name="T8">222.2 84% 4.9%</text:span></text:span><text:span text:style-name="T8"> (dark gray) </text:span></text:p>
        </text:list-item>
      </text:list>
      <text:p text:style-name="P156"><text:span text:style-name="Strong_20_Emphasis"><text:span text:style-name="T8">Foreground:</text:span></text:span><text:span text:style-name="T8"> </text:span></text:p>
      <text:list text:continue-numbering="true" text:style-name="L28">
        <text:list-item>
          <text:p text:style-name="P157"><text:span text:style-name="T8">Light Mode: </text:span><text:span text:style-name="Source_20_Text"><text:span text:style-name="T8">222.2 84% 4.9%</text:span></text:span><text:span text:style-name="T8"> (dark gray) </text:span></text:p>
        </text:list-item>
        <text:list-item>
          <text:p text:style-name="P157"><text:span text:style-name="T8">Dark Mode: </text:span><text:span text:style-name="Source_20_Text"><text:span text:style-name="T8">210 40% 98%</text:span></text:span><text:span text:style-name="T8"> (light gray) </text:span></text:p>
        </text:list-item>
      </text:list>
      <text:p text:style-name="P156"><text:span text:style-name="Strong_20_Emphasis"><text:span text:style-name="T8">Primary:</text:span></text:span><text:span text:style-name="T8"> </text:span><text:span text:style-name="Source_20_Text"><text:span text:style-name="T8">222.2 47.4% 11.2%</text:span></text:span><text:span text:style-name="T8"> (a dark blue/purple hue) </text:span></text:p>
      <text:p text:style-name="P156"><text:span text:style-name="Strong_20_Emphasis"><text:span text:style-name="T8">Secondary:</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Muted:</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Accent:</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Destructive:</text:span></text:span><text:span text:style-name="T8"> </text:span><text:span text:style-name="T67">(warning)</text:span></text:p>
      <text:list text:continue-numbering="true" text:style-name="L28">
        <text:list-item>
          <text:p text:style-name="P157"><text:span text:style-name="T8">Light Mode: </text:span><text:span text:style-name="Source_20_Text"><text:span text:style-name="T8">0 84.2% 60.2%</text:span></text:span><text:span text:style-name="T8"> (red) </text:span></text:p>
        </text:list-item>
        <text:list-item>
          <text:p text:style-name="P158"><text:span text:style-name="T8">Dark Mode: </text:span><text:span text:style-name="Source_20_Text"><text:span text:style-name="T8">0 62.8% 50.6%</text:span></text:span><text:span text:style-name="T8"> (red) </text:span></text:p>
        </text:list-item>
      </text:list>
      <text:p text:style-name="Text_20_body"><text:span text:style-name="Strong_20_Emphasis"><text:span text:style-name="T8"/></text:span></text:p>
      <text:p text:style-name="Text_20_body"><text:span text:style-name="Strong_20_Emphasis"><text:span text:style-name="T8"/></text:span></text:p>
      <text:list xml:id="list133012499942421" text:continue-list="list133014153862108" text:style-name="L1">
        <text:list-item>
          <text:list>
            <text:list-item>
              <text:list>
                <text:list-item>
                  <text:list>
                    <text:list-item>
                      <text:p text:style-name="P99"><text:bookmark-start text:name="__RefHeading___Toc3741_117426026"/><text:soft-page-break/>Typeface: <text:span text:style-name="T29">Open Sans</text:span><text:bookmark-end text:name="__RefHeading___Toc3741_117426026"/></text:p>
                      <text:list>
                        <text:list-item>
                          <text:p text:style-name="P99"><text:bookmark-start text:name="__RefHeading___Toc3739_117426026"/>Intro<text:span text:style-name="T29">d</text:span>uction<text:bookmark-end text:name="__RefHeading___Toc3739_117426026"/></text:p>
                        </text:list-item>
                      </text:list>
                    </text:list-item>
                  </text:list>
                </text:list-item>
              </text:list>
            </text:list-item>
          </text:list>
        </text:list-item>
      </text:list>
      <text:p text:style-name="P159">Sans-serif fonts, <text:span text:style-name="T29">which is the category that Open Sans is part of, is</text:span> characterized by their clean lines and lack of decorative flourishes (serifs), are commonly used <text:span text:style-name="T68">in web development </text:span>for several key reasons:</text:p>
      <text:list text:style-name="L29">
        <text:list-header>
          <text:p text:style-name="P160"><text:span text:style-name="T69">To begin with, sans</text:span><text:span text:style-name="T70"> fonts easier to read quickly </text:span><text:span text:style-name="T69">due to their simplicity</text:span><text:span text:style-name="T70"> and reduces eye strain, crucial for comfortable digital experiences. </text:span><text:span text:style-name="T69">Simplicity is</text:span><text:span text:style-name="T70"> often associated with technology, innovation, and minimalist design, </text:span><text:span text:style-name="T69">which would align well with the preferences of the target user base (students and professionals that may not have time to decypher a complex font). Finally, these fonts</text:span><text:span text:style-name="T70"> can be used effectively for headlines, body text, and interface elements, <text:s/></text:span><text:span text:style-name="T69">ensuring consistency throughout the design while adhering to modern web accessibility standards.</text:span></text:p>
        </text:list-header>
      </text:list>
      <text:list xml:id="list133013157441976" text:continue-list="list133012499942421" text:style-name="L1">
        <text:list-item>
          <text:list>
            <text:list-item>
              <text:list>
                <text:list-item>
                  <text:list>
                    <text:list-item>
                      <text:list>
                        <text:list-item>
                          <text:p text:style-name="P99"><text:bookmark-start text:name="__RefHeading___Toc3737_117426026"/>Character set support<text:bookmark-end text:name="__RefHeading___Toc3737_117426026"/></text:p>
                          <text:p text:style-name="P161"><text:span text:style-name="T29">F</text:span>ont's character set support <text:span text:style-name="T29">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62">Support for all Latin characters, including accented characters and diacritics</text:p>
                </text:list-item>
                <text:list-item>
                  <text:p text:style-name="P162">Support for common special characters such as punctuation, symbols, and mathematical symbols.</text:p>
                </text:list-item>
                <text:list-item>
                  <text:p text:style-name="P163"><text:span text:style-name="T71">Comprehensive Unicode support to ensure accurate rendering across different platforms and operating systems </text:span><text:span text:style-name="T72">and allowing users to write non-latin characters</text:span><text:span text:style-name="T71">.</text:span></text:p>
                </text:list-item>
              </text:list>
            </text:list-item>
          </text:list>
        </text:list-item>
      </text:list>
      <text:p text:style-name="P164"><text:span text:style-name="T71">L</text:span><text:span text:style-name="T72">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3013157441976" text:style-name="L1">
        <text:list-item>
          <text:list>
            <text:list-item>
              <text:list>
                <text:list-item>
                  <text:list>
                    <text:list-item>
                      <text:list>
                        <text:list-item>
                          <text:p text:style-name="P99"><text:bookmark-start text:name="__RefHeading___Toc3735_117426026"/>Licensing<text:bookmark-end text:name="__RefHeading___Toc3735_117426026"/></text:p>
                          <text:p text:style-name="P165">Open Sans is an open-source font, licensed under the OFL (Open Font License), so I can use use it for free for both personal and commercial projects, completely eliminating any licensing costs.</text:p>
                        </text:list-item>
                        <text:list-item>
                          <text:p text:style-name="P99"><text:bookmark-start text:name="__RefHeading___Toc3733_117426026"/>Perfo<text:span text:style-name="T73">r</text:span>mance<text:bookmark-end text:name="__RefHeading___Toc3733_117426026"/></text:p>
                          <text:p text:style-name="P166">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67"><text:bookmark-start text:name="__RefHeading___Toc5720_2740364088"/>A<text:bookmark-end text:name="__RefHeading___Toc5720_2740364088"/></text:p>
                        </text:list-item>
                      </text:list>
                    </text:list-item>
                  </text:list>
                </text:list-item>
              </text:list>
            </text:list-item>
          </text:list>
        </text:list-item>
        <text:list-item>
          <text:p text:style-name="P167"><text:bookmark-start text:name="__RefHeading___Toc5718_2740364088"/>Technical solution<text:bookmark-end text:name="__RefHeading___Toc5718_2740364088"/></text:p>
          <text:list>
            <text:list-item>
              <text:p text:style-name="P168">Backend</text:p>
              <text:list>
                <text:list-item>
                  <text:p text:style-name="P169"><text:bookmark-start text:name="__RefHeading___Toc11544_1229836567"/>app.py<text:bookmark-end text:name="__RefHeading___Toc11544_1229836567"/></text:p>
                </text:list-item>
              </text:list>
            </text:list-item>
          </text:list>
          <text:p text:style-name="P170"><text:span text:style-name="T74"/></text:p>
        </text:list-item>
      </text:list>
      <text:p text:style-name="P171">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172">         </text:p>
      <text:p text:style-name="P172">app = Flask(__name__)</text:p>
      <text:p text:style-name="P173">app.config.from_object(Config)</text:p>
      <text:p text:style-name="P174">    </text:p>
      <text:p text:style-name="P175">This creates the Flask application instance and loads configuration settings from the `Config` class.</text:p>
      <text:p text:style-name="P176"/>
      <text:p text:style-name="P177"><text:span text:style-name="T75">CORS(app, </text:span><text:span text:style-name="T76">resources</text:span><text:span text:style-name="T75">={</text:span><text:span text:style-name="T76">r</text:span><text:span text:style-name="T75">"/api/*": {"origins": ["http://localhost:5173"]}} , </text:span><text:span text:style-name="T76">supports_credentials</text:span><text:span text:style-name="T75">=True)</text:span></text:p>
      <text:p text:style-name="P174"><text:span text:style-name="T75"/></text:p>
      <text:p text:style-name="P175">This configures CORS to allow requests from `http://localhost:5173`, which is the default port for the React frontend during development. The `supports_credentials=True` allows sending cookies and authorization headers.</text:p>
      <text:p text:style-name="P176"/>
      <text:p text:style-name="P173">jwt = JWTManager(app)</text:p>
      <text:p text:style-name="P177">              </text:p>
      <text:p text:style-name="P177"><text:s/><text:span text:style-name="T75">conn = psycopg2.connect(</text:span></text:p>
      <text:p text:style-name="P177">                    <text:span text:style-name="T76">host</text:span><text:span text:style-name="T75">=Config.host,</text:span></text:p>
      <text:p text:style-name="P177">                    <text:span text:style-name="T76">database</text:span><text:span text:style-name="T75">=Config.database,</text:span></text:p>
      <text:p text:style-name="P177">                    <text:span text:style-name="T76">user</text:span><text:span text:style-name="T75">=Config.user,</text:span></text:p>
      <text:p text:style-name="P177">                    <text:span text:style-name="T76">password</text:span><text:span text:style-name="T75">=Config.password,</text:span></text:p>
      <text:p text:style-name="P177">                    <text:span text:style-name="T76">port</text:span><text:span text:style-name="T75">=Config.port</text:span></text:p>
      <text:p text:style-name="P177">                <text:span text:style-name="T75">)</text:span></text:p>
      <text:p text:style-name="P174"><text:span text:style-name="T75"/></text:p>
      <text:p text:style-name="P178"><text:span text:style-name="T77">This initializes the JWT manager for handling authenticatio</text:span><text:span text:style-name="T78">n and</text:span><text:span text:style-name="T77"> establishes a connection to the PostgreSQL database using credentials from the </text:span><text:span text:style-name="T78">configuration file</text:span></text:p>
      <text:p text:style-name="P176"><text:span text:style-name="T75"/></text:p>
      <text:p text:style-name="P178">               </text:p>
      <text:p text:style-name="P179">model = load_or_train_model()</text:p>
      <text:p text:style-name="P180">tokenization_manager = TokenizationTaskManager(Config,model)</text:p>
      <text:p text:style-name="P180">recents_manager = RecentNotesManager()</text:p>
      <text:p text:style-name="P174"><text:span text:style-name="T75"/></text:p>
      <text:p text:style-name="P181"><text:soft-page-break/><text:span text:style-name="T79">This section loads </text:span><text:span text:style-name="T80">the vectorization </text:span><text:span text:style-name="T79">model and initializes the `TokenizationTaskManager` and `RecentNotesManager`, <text:s/></text:span><text:span text:style-name="T81">modules that will encapsulate logic, concerning note vectorization and recent notes manaers</text:span><text:span text:style-name="T79">.</text:span></text:p>
      <text:p text:style-name="P176"><text:span text:style-name="T75"/></text:p>
      <text:p text:style-name="P173">notes = NoteApi(app, conn, tokenization_manager, recents_manager)</text:p>
      <text:p text:style-name="P173">tasks = TaskApi(app, conn, tokenization_manager, recents_manager)</text:p>
      <text:p text:style-name="P173">habits = HabitApi(app, conn, tokenization_manager, recents_manager)</text:p>
      <text:p text:style-name="P173">goals = GoalApi(app,  conn, tokenization_manager, recents_manager)</text:p>
      <text:p text:style-name="P182"/>
      <text:p text:style-name="P173">tag_routes(app, conn, tokenization_manager)</text:p>
      <text:p text:style-name="P173">user_routes(app, conn)</text:p>
      <text:p text:style-name="P173">archive_routes(app, conn, tokenization_manager)</text:p>
      <text:p text:style-name="P173">universal_routes(app, conn, model, recents_manager)</text:p>
      <text:p text:style-name="P174"><text:span text:style-name="T75"/></text:p>
      <text:p text:style-name="P181"><text:span text:style-name="T79">API endpoints for different resources (notes, tasks, habits, goals, tags, users, archive, and universal routes) </text:span><text:span text:style-name="T80">are initialised</text:span><text:span text:style-name="T79">. It passes the Flask app instance, the database connection, and other managers to the route handlers.</text:span></text:p>
      <text:p text:style-name="P176"><text:span text:style-name="T75"/></text:p>
      <text:p text:style-name="P177"><text:span text:style-name="T75">@app.errorhandler(</text:span><text:span text:style-name="T76">Exception</text:span><text:span text:style-name="T75">)</text:span></text:p>
      <text:p text:style-name="P177"><text:span text:style-name="T76">def</text:span><text:span text:style-name="T75"> handle_exception(</text:span><text:span text:style-name="T76">error</text:span><text:span text:style-name="T75">):</text:span></text:p>
      <text:p text:style-name="P177">        <text:span text:style-name="T75">return jsonify({'message': 'An error occurred', 'details': </text:span><text:span text:style-name="T76">str</text:span><text:span text:style-name="T75">(error)}), 500</text:span></text:p>
      <text:p text:style-name="P183"/>
      <text:p text:style-name="P173">@app.errorhandler(429)</text:p>
      <text:p text:style-name="P177"><text:span text:style-name="T76">def</text:span><text:span text:style-name="T75"> ratelimit_handler(</text:span><text:span text:style-name="T76">e</text:span><text:span text:style-name="T75">):</text:span></text:p>
      <text:p text:style-name="P177">         <text:span text:style-name="T75">return jsonify({'message': 'An error occurred', 'details' : "Rate limit exceeded"}), 429</text:span></text:p>
      <text:p text:style-name="P174"><text:span text:style-name="T75"/></text:p>
      <text:p text:style-name="P181"><text:s/><text:span text:style-name="T79">These define global error handlers for catching exceptions and rate limit errors, providing consistent JSON error responses.</text:span></text:p>
      <text:p text:style-name="P176"/>
      <text:p text:style-name="P174"><text:span text:style-name="T75"/></text:p>
      <text:p text:style-name="P173">if __name__ == '__main__':</text:p>
      <text:p text:style-name="P177">          <text:span text:style-name="T75">app.run(</text:span><text:span text:style-name="T76">debug</text:span><text:span text:style-name="T75">=True, </text:span><text:span text:style-name="T76">port</text:span><text:span text:style-name="T75">=5000)</text:span></text:p>
      <text:p text:style-name="P174"><text:span text:style-name="T82"/></text:p>
      <text:p text:style-name="P174"><text:span text:style-name="T77">This starts the Flask development server when the script is executed directly. The `debug=True` option enables debugging features, and the </text:span><text:span text:style-name="T78">development</text:span><text:span text:style-name="T77"> server runs on port 5000.</text:span></text:p>
      <text:list text:continue-numbering="true" text:style-name="L1">
        <text:list-item>
          <text:list>
            <text:list-item>
              <text:list>
                <text:list-item>
                  <text:p text:style-name="P4"><text:bookmark-start text:name="__RefHeading___Toc11542_1229836567"/>modules/universal.p<text:span text:style-name="T83">y</text:span><text:bookmark-end text:name="__RefHeading___Toc11542_1229836567"/></text:p>
                </text:list-item>
              </text:list>
            </text:list-item>
          </text:list>
        </text:list-item>
      </text:list>
      <text:p text:style-name="P184"><text:span text:style-name="Strong_20_Emphasis"><text:span text:style-name="T84">from datetime import datetime<text:line-break/>import os<text:line-break/>import sys<text:line-break/><text:line-break/>import psycopg2<text:line-break/>from flask import g, jsonify, request<text:line-break/>from flask_jwt_extended import jwt_required<text:line-break/><text:line-break/></text:span></text:span><text:soft-page-break/><text:span text:style-name="Strong_20_Emphasis"><text:span text:style-name="T84">sys.path.append(os.path.abspath(os.path.join(os.path.dirname(__file__), os.path.pardir)))<text:line-break/><text:line-break/>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85"><text:line-break/><text:line-break/></text:span></text:span><text:span text:style-name="Strong_20_Emphasis"><text:span text:style-name="T86">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7">that will be talked about later</text:span></text:span></text:p>
      <text:list text:continue-numbering="true" text:style-name="L1">
        <text:list-item>
          <text:list>
            <text:list-item>
              <text:list>
                <text:list-item>
                  <text:list>
                    <text:list-item>
                      <text:p text:style-name="P4"><text:bookmark-start text:name="__RefHeading___Toc11540_1229836567"/>BaseNote class<text:bookmark-end text:name="__RefHeading___Toc11540_1229836567"/></text:p>
                    </text:list-item>
                  </text:list>
                </text:list-item>
              </text:list>
            </text:list-item>
          </text:list>
        </text:list-item>
      </text:list>
      <text:p text:style-name="P185"><text:span text:style-name="Strong_20_Emphasis"><text:span text:style-name="T88"><text:line-break/></text:span></text:span><text:span text:style-name="Strong_20_Emphasis"><text:span text:style-name="T8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text:span></text:span><text:soft-page-break/><text:span text:style-name="Strong_20_Emphasis"><text:span text:style-name="T89">%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8"><text:line-break/>```<text:line-break/><text:line-break/></text:span></text:span><text:span text:style-name="Strong_20_Emphasis"><text:span text:style-name="T87">The `BaseNote` class provides core functionality for managing notes, </text:span></text:span><text:span text:style-name="Strong_20_Emphasis"><text:span text:style-name="T90">that will be incorporated into other note types in the application</text:span></text:span><text:span text:style-name="Strong_20_Emphasis"><text:span text:style-name="T8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0">since the tag functionality is the same for all note types</text:span></text:span><text:span text:style-name="Strong_20_Emphasis"><text:span text:style-name="T87">. `create_note` inserts a new note into the `Notes` table and then calls `update_notetags`. `fetch_total_notes` retrieves the total number of notes for a given user and note type, used for pagination. `update_notetags` updates the `NoteTags` table, </text:span></text:span><text:soft-page-break/><text:span text:style-name="Strong_20_Emphasis"><text:span text:style-name="T87">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4"><text:bookmark-start text:name="__RefHeading___Toc11538_1229836567"/>Universal note functionality<text:bookmark-end text:name="__RefHeading___Toc11538_1229836567"/></text:p>
                    </text:list-item>
                  </text:list>
                </text:list-item>
              </text:list>
            </text:list-item>
          </text:list>
        </text:list-item>
      </text:list>
      <text:p text:style-name="P186"><text:span text:style-name="Strong_20_Emphasis"><text:span text:style-name="T88"><text:line-break/></text:span></text:span><text:span text:style-name="Strong_20_Emphasis"><text:span text:style-name="T8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86"><text:span text:style-name="Strong_20_Emphasis"><text:span text:style-name="T89"><text:line-break/> <text:s text:c="3"/>@app.route('/api/recents', methods=['GET'])<text:line-break/> <text:s text:c="3"/>@jwt_required()<text:line-break/> <text:s text:c="3"/>@token_required<text:line-break/> <text:s text:c="3"/>def get_recents():<text:line-break/> <text:s text:c="5"/># ... </text:span></text:span></text:p>
      <text:p text:style-name="P186"><text:span text:style-name="Strong_20_Emphasis"><text:span text:style-name="T89"><text:line-break/> <text:s text:c="3"/>@app.route('/api/calendar', methods=['GET'])<text:line-break/> <text:s text:c="3"/>@jwt_required()<text:line-break/> <text:s text:c="3"/>@token_required<text:line-break/> <text:s text:c="3"/>def get_calendar_notes():<text:line-break/> <text:s text:c="6"/># ... </text:span></text:span></text:p>
      <text:p text:style-name="P186"><text:span text:style-name="Strong_20_Emphasis"><text:span text:style-name="T8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8"><text:line-break/><text:line-break/></text:span></text:span><text:span text:style-name="Strong_20_Emphasis"><text:span text:style-name="T91">The `universal_routes` function sets up the API endpoints using Flask. It takes the Flask app instance, the database connection, a word2vec model </text:span></text:span><text:span text:style-name="Strong_20_Emphasis"><text:span text:style-name="T92">(for note vectorization)</text:span></text:span><text:span text:style-name="Strong_20_Emphasis"><text:span text:style-name="T91">, a `recents_manager`, and a `genai` object (</text:span></text:span><text:span text:style-name="Strong_20_Emphasis"><text:span text:style-name="T92">part of Google’s AI libraries)</text:span></text:span><text:span text:style-name="Strong_20_Emphasis"><text:span text:style-name="T9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92">Here is how each function works:</text:span></text:span></text:p>
      <text:list text:continue-numbering="true" text:style-name="L1">
        <text:list-item>
          <text:list>
            <text:list-item>
              <text:list>
                <text:list-item>
                  <text:list>
                    <text:list-item>
                      <text:p text:style-name="P4"><text:bookmark-start text:name="__RefHeading___Toc11536_1229836567"/>Searching<text:bookmark-end text:name="__RefHeading___Toc11536_1229836567"/></text:p>
                    </text:list-item>
                  </text:list>
                </text:list-item>
              </text:list>
            </text:list-item>
          </text:list>
        </text:list-item>
      </text:list>
      <text:p text:style-name="P187"><text:span text:style-name="Strong_20_Emphasis"><text:span text:style-name="T89"><text:line-break/> <text:s text:c="3"/>@app.route('/api/search', methods=['GET'])<text:line-break/> <text:s text:c="3"/>@jwt_required()<text:line-break/> <text:s text:c="3"/>@token_required<text:line-break/></text:span></text:span><text:soft-page-break/><text:span text:style-name="Strong_20_Emphasis"><text:span text:style-name="T89">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87"><text:span text:style-name="Strong_20_Emphasis"><text:span text:style-name="T8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text:span></text:span><text:soft-page-break/><text:span text:style-name="Strong_20_Emphasis"><text:span text:style-name="T89">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89">WHERE n.user_id = %s AND n.archived = FALSE</text:span></text:span></text:p>
      <text:p text:style-name="P188"><text:span text:style-name="Source_20_Text"><text:span text:style-name="T93"><text:s text:c="24"/>AND (n.title ILIKE %s OR n.content ILIKE %s);</text:span></text:span></text:p>
      <text:p text:style-name="P188"><text:span text:style-name="Source_20_Text"><text:span text:style-name="T93"><text:s text:c="16"/>""", (user_id, f"%{search_query}%", f"%{search_query}%"))</text:span></text:span></text:p>
      <text:p text:style-name="P189"/>
      <text:p text:style-name="P188"><text:span text:style-name="Source_20_Text"><text:span text:style-name="T93"><text:s text:c="12"/>total = cur.fetchone()[0]</text:span></text:span></text:p>
      <text:p text:style-name="P188"><text:span text:style-name="Source_20_Text"><text:span text:style-name="T93"><text:s text:c="12"/>next_page = page + 1 if offset + per_page &lt; total else None</text:span></text:span></text:p>
      <text:p text:style-name="P189"/>
      <text:p text:style-name="P188"><text:span text:style-name="Source_20_Text"><text:span text:style-name="T93"><text:s text:c="12"/>if rows:</text:span></text:span></text:p>
      <text:p text:style-name="P188"><text:span text:style-name="Source_20_Text"><text:span text:style-name="T93"><text:s text:c="16"/>notes=process_universal_notes(rows,cur)</text:span></text:span></text:p>
      <text:p text:style-name="P189"/>
      <text:p text:style-name="P188"><text:span text:style-name="Source_20_Text"><text:span text:style-name="T93"><text:s text:c="12"/>return jsonify({'message': 'Notes retrieved successfully', 'data': notes,</text:span></text:span></text:p>
      <text:p text:style-name="P188"><text:span text:style-name="Source_20_Text"><text:span text:style-name="T93"><text:s text:c="28"/>'pagination': {</text:span></text:span></text:p>
      <text:p text:style-name="P188"><text:span text:style-name="Source_20_Text"><text:span text:style-name="T93"><text:s text:c="36"/>'total': total,</text:span></text:span></text:p>
      <text:p text:style-name="P188"><text:span text:style-name="Source_20_Text"><text:span text:style-name="T93"><text:s text:c="36"/>'page': page,</text:span></text:span></text:p>
      <text:p text:style-name="P188"><text:span text:style-name="Source_20_Text"><text:span text:style-name="T93"><text:s text:c="36"/>'perPage': per_page,</text:span></text:span></text:p>
      <text:p text:style-name="P188"><text:span text:style-name="Source_20_Text"><text:span text:style-name="T93"><text:s text:c="36"/>'nextPage': next_page</text:span></text:span></text:p>
      <text:p text:style-name="P188"><text:span text:style-name="Source_20_Text"><text:span text:style-name="T93"><text:s text:c="32"/>}</text:span></text:span></text:p>
      <text:p text:style-name="P188"><text:span text:style-name="Source_20_Text"><text:span text:style-name="T93"><text:s text:c="28"/>}), 200</text:span></text:span></text:p>
      <text:p text:style-name="P188"><text:span text:style-name="Source_20_Text"><text:span text:style-name="T93"><text:s text:c="8"/>except Exception as e:</text:span></text:span></text:p>
      <text:p text:style-name="P188"><text:span text:style-name="Source_20_Text"><text:span text:style-name="T93"><text:s text:c="12"/>conn.rollback()</text:span></text:span></text:p>
      <text:p text:style-name="P188"><text:span text:style-name="Source_20_Text"><text:span text:style-name="T93"><text:s text:c="12"/>print(f"An error occurred: {e}")</text:span></text:span></text:p>
      <text:p text:style-name="P188"><text:span text:style-name="Source_20_Text"><text:span text:style-name="T93"><text:s text:c="12"/>return jsonify({'message': 'An error occurred', 'error': str(e)}), 500</text:span></text:span></text:p>
      <text:p text:style-name="P188"><text:span text:style-name="Source_20_Text"><text:span text:style-name="T93"><text:s text:c="8"/>finally:</text:span></text:span></text:p>
      <text:p text:style-name="P190"><text:span text:style-name="Source_20_Text"><text:span text:style-name="T93"><text:s text:c="12"/>cur.close()</text:span></text:span></text:p>
      <text:p text:style-name="P191"><text:span text:style-name="T94">The </text:span><text:span text:style-name="Source_20_Text"><text:span text:style-name="T94">/api/search</text:span></text:span><text:span text:style-name="T94"> route handles searching for notes. It retrieves the user ID from the JWT (</text:span><text:span text:style-name="Source_20_Text"><text:span text:style-name="T94">g.userId</text:span></text:span><text:span text:style-name="T94">), gets the search query and mode (approximate or regular) from the request arguments, and sets up pagination. If the search mode is "approximate," it uses a cosine similarity search against pre-calculated note vectors (</text:span><text:span text:style-name="T95">more about it later</text:span><text:span text:style-name="T94">). Otherwise, it performs a standard case-insensitive search using </text:span><text:span text:style-name="Source_20_Text"><text:span text:style-name="T94">ILIKE</text:span></text:span><text:span text:style-name="T94"> on the note title and content. It fetches the results, </text:span><text:span text:style-name="T95">sorts them</text:span><text:span text:style-name="T94">, calculates the total number of results for pagination, and calls </text:span><text:span text:style-name="Source_20_Text"><text:span text:style-name="T94">process_universal_notes</text:span></text:span><text:span text:style-name="T94"> to format the data. Finally, it returns the notes and pagination information as a JSON response. </text:span></text:p>
      <text:list text:continue-numbering="true" text:style-name="L1">
        <text:list-item>
          <text:list>
            <text:list-item>
              <text:list>
                <text:list-item>
                  <text:list>
                    <text:list-item>
                      <text:p text:style-name="P4"><text:bookmark-start text:name="__RefHeading___Toc11534_1229836567"/>Recents<text:bookmark-end text:name="__RefHeading___Toc11534_1229836567"/></text:p>
                    </text:list-item>
                  </text:list>
                </text:list-item>
              </text:list>
            </text:list-item>
          </text:list>
        </text:list-item>
      </text:list>
      <text:p text:style-name="P192"><text:s text:c="2"/><text:span text:style-name="T96"><text:s/></text:span><text:span text:style-name="T89"><text:s text:c="2"/>@app.route('/api/recents', methods=['GET'])</text:span></text:p>
      <text:p text:style-name="P193"><text:s text:c="4"/>@jwt_required()</text:p>
      <text:p text:style-name="P193"><text:s text:c="4"/>@token_required</text:p>
      <text:p text:style-name="P193"><text:soft-page-break/><text:s text:c="4"/>def get_recents():</text:p>
      <text:p text:style-name="P193"><text:s text:c="8"/>try:</text:p>
      <text:p text:style-name="P193"><text:s text:c="12"/>userId=g.userId</text:p>
      <text:p text:style-name="P193"><text:s text:c="12"/>noteIds = recents_manager.get_recent_notes_for_user(userId)</text:p>
      <text:p text:style-name="P193"><text:s text:c="12"/>cur = conn.cursor(cursor_factory=psycopg2.extras.DictCursor)</text:p>
      <text:p text:style-name="P193"/>
      <text:p text:style-name="P193"><text:s text:c="12"/>notes = []</text:p>
      <text:p text:style-name="P193"><text:s text:c="12"/>for note_id in noteIds:</text:p>
      <text:p text:style-name="P193"><text:s text:c="16"/>cur.execute("""</text:p>
      <text:p text:style-name="P193"><text:s text:c="20"/>SELECT n.id AS note_id, n.title, n.content, n.type,</text:p>
      <text:p text:style-name="P193"><text:s text:c="24"/>t.id AS tagid,</text:p>
      <text:p text:style-name="P193"><text:s text:c="24"/>t.name,</text:p>
      <text:p text:style-name="P193"><text:s text:c="24"/>t.color</text:p>
      <text:p text:style-name="P193"><text:s text:c="20"/>FROM Notes n</text:p>
      <text:p text:style-name="P193"><text:s text:c="24"/>LEFT JOIN NoteTags nt ON n.id = nt.note_id</text:p>
      <text:p text:style-name="P193"><text:s text:c="24"/>LEFT JOIN Tags t ON nt.tag_id = t.id</text:p>
      <text:p text:style-name="P193"><text:s text:c="20"/>WHERE n.user_id = %s AND n.id = %s;</text:p>
      <text:p text:style-name="P193"><text:s text:c="16"/>""", (userId, note_id))</text:p>
      <text:p text:style-name="P193"/>
      <text:p text:style-name="P193"><text:s text:c="16"/>row = cur.fetchone()</text:p>
      <text:p text:style-name="P193"><text:s text:c="16"/>if row:</text:p>
      <text:p text:style-name="P193"><text:s text:c="20"/>note = process_universal_notes([row], cur)[0]</text:p>
      <text:p text:style-name="P193"><text:s text:c="20"/>notes.append(note)</text:p>
      <text:p text:style-name="P193"/>
      <text:p text:style-name="P193"><text:s text:c="12"/>return jsonify({'message': 'Recent notes retrieved successfully', 'data': notes}), 200</text:p>
      <text:p text:style-name="P193"><text:s text:c="8"/>except Exception as e:</text:p>
      <text:p text:style-name="P193"><text:s text:c="12"/>conn.rollback()</text:p>
      <text:p text:style-name="P193"><text:s text:c="12"/>raise</text:p>
      <text:p text:style-name="P194"/>
      <text:p text:style-name="P195">The /api/recents route retrieves recently accessed notes. <text:s/>It gets the user ID, uses the recents_manager to fetch a list of recent note IDs, and then retrieves the full note details from the database for each ID. <text:s/>It <text:span text:style-name="T97">works as an endpoint to retrieve recently accessed notes by the user from the recents_manager(more about it later), then</text:span> format the notes and return them as a JSON response.</text:p>
      <text:list text:continue-numbering="true" text:style-name="L1">
        <text:list-item>
          <text:list>
            <text:list-item>
              <text:list>
                <text:list-item>
                  <text:list>
                    <text:list-item>
                      <text:p text:style-name="P196">Calendar functionality</text:p>
                    </text:list-item>
                  </text:list>
                </text:list-item>
              </text:list>
            </text:list-item>
          </text:list>
        </text:list-item>
      </text:list>
      <text:p text:style-name="P197"><text:span text:style-name="Source_20_Text"><text:span text:style-name="T93"><text:s/></text:span></text:span><text:span text:style-name="Source_20_Text"><text:span text:style-name="T89"><text:s text:c="3"/>@app.route('/api/calendar', methods=['GET'])</text:span></text:span></text:p>
      <text:p text:style-name="Preformatted_20_Text"><text:span text:style-name="Source_20_Text"><text:span text:style-name="T93"><text:s text:c="4"/>@jwt_required()</text:span></text:span></text:p>
      <text:p text:style-name="Preformatted_20_Text"><text:span text:style-name="Source_20_Text"><text:span text:style-name="T93"><text:s text:c="4"/>@token_required</text:span></text:span></text:p>
      <text:p text:style-name="Preformatted_20_Text"><text:span text:style-name="Source_20_Text"><text:span text:style-name="T93"><text:s text:c="4"/>def get_calendar_notes():</text:span></text:span></text:p>
      <text:p text:style-name="Preformatted_20_Text"><text:span text:style-name="Source_20_Text"><text:span text:style-name="T93"><text:s text:c="8"/>try:</text:span></text:span></text:p>
      <text:p text:style-name="Preformatted_20_Text"><text:span text:style-name="Source_20_Text"><text:span text:style-name="T93"><text:s text:c="12"/>userId = g.userId</text:span></text:span></text:p>
      <text:p text:style-name="Preformatted_20_Text"><text:span text:style-name="Source_20_Text"><text:span text:style-name="T93"><text:s text:c="12"/>start_date = request.args.get('startDate')</text:span></text:span></text:p>
      <text:p text:style-name="Preformatted_20_Text"><text:soft-page-break/><text:span text:style-name="Source_20_Text"><text:span text:style-name="T93"><text:s text:c="12"/>end_date = request.args.get('endDate')</text:span></text:span></text:p>
      <text:p text:style-name="P198"/>
      <text:p text:style-name="Preformatted_20_Text"><text:span text:style-name="Source_20_Text"><text:span text:style-name="T93"><text:s text:c="12"/># Convert start and end dates to datetime objects</text:span></text:span></text:p>
      <text:p text:style-name="Preformatted_20_Text"><text:span text:style-name="Source_20_Text"><text:span text:style-name="T93"><text:s text:c="12"/>start_date = datetime.fromisoformat(str(start_date))</text:span></text:span></text:p>
      <text:p text:style-name="Preformatted_20_Text"><text:span text:style-name="Source_20_Text"><text:span text:style-name="T93"><text:s text:c="12"/>end_date = datetime.fromisoformat(str(end_date))</text:span></text:span></text:p>
      <text:p text:style-name="P198"/>
      <text:p text:style-name="Preformatted_20_Text"><text:span text:style-name="Source_20_Text"><text:span text:style-name="T93"><text:s text:c="12"/>with conn.cursor(cursor_factory=psycopg2.extras.DictCursor) as cur:</text:span></text:span></text:p>
      <text:p text:style-name="Preformatted_20_Text"><text:span text:style-name="Source_20_Text"><text:span text:style-name="T93"><text:s text:c="16"/># Fetch notes from goals table</text:span></text:span></text:p>
      <text:p text:style-name="Preformatted_20_Text"><text:span text:style-name="Source_20_Text"><text:span text:style-name="T93"><text:s text:c="16"/>cur.execute("""</text:span></text:span></text:p>
      <text:p text:style-name="Preformatted_20_Text"><text:span text:style-name="Source_20_Text"><text:span text:style-name="T93"><text:s text:c="20"/>SELECT n.id AS note_id, n.title, n.content, n.type, g.due_date</text:span></text:span></text:p>
      <text:p text:style-name="Preformatted_20_Text"><text:span text:style-name="Source_20_Text"><text:span text:style-name="T93"><text:s text:c="20"/>FROM Notes n</text:span></text:span></text:p>
      <text:p text:style-name="Preformatted_20_Text"><text:span text:style-name="Source_20_Text"><text:span text:style-name="T93"><text:s text:c="20"/>JOIN Goals g ON n.id = g.note_id</text:span></text:span></text:p>
      <text:p text:style-name="Preformatted_20_Text"><text:span text:style-name="Source_20_Text"><text:span text:style-name="T93"><text:s text:c="20"/>WHERE n.user_id = %s AND g.due_date BETWEEN %s AND %s</text:span></text:span></text:p>
      <text:p text:style-name="Preformatted_20_Text"><text:span text:style-name="Source_20_Text"><text:span text:style-name="T93"><text:s text:c="16"/>""", (userId, start_date, end_date))</text:span></text:span></text:p>
      <text:p text:style-name="Preformatted_20_Text"><text:span text:style-name="Source_20_Text"><text:span text:style-name="T93"><text:s text:c="16"/>goal_notes = cur.fetchall()</text:span></text:span></text:p>
      <text:p text:style-name="P198"/>
      <text:p text:style-name="Preformatted_20_Text"><text:span text:style-name="Source_20_Text"><text:span text:style-name="T93"><text:s text:c="16"/># Fetch notes from tasks table</text:span></text:span></text:p>
      <text:p text:style-name="Preformatted_20_Text"><text:span text:style-name="Source_20_Text"><text:span text:style-name="T93"><text:s text:c="16"/>cur.execute("""</text:span></text:span></text:p>
      <text:p text:style-name="Preformatted_20_Text"><text:span text:style-name="Source_20_Text"><text:span text:style-name="T93"><text:s text:c="20"/>SELECT n.id AS note_id, n.title, n.type, n.content, t.due_date</text:span></text:span></text:p>
      <text:p text:style-name="Preformatted_20_Text"><text:span text:style-name="Source_20_Text"><text:span text:style-name="T93"><text:s text:c="20"/>FROM Notes n</text:span></text:span></text:p>
      <text:p text:style-name="Preformatted_20_Text"><text:span text:style-name="Source_20_Text"><text:span text:style-name="T93"><text:s text:c="20"/>JOIN Tasks t ON n.id = t.note_id</text:span></text:span></text:p>
      <text:p text:style-name="Preformatted_20_Text"><text:span text:style-name="Source_20_Text"><text:span text:style-name="T93"><text:s text:c="20"/>WHERE n.user_id = %s AND t.due_date BETWEEN %s AND %s</text:span></text:span></text:p>
      <text:p text:style-name="Preformatted_20_Text"><text:span text:style-name="Source_20_Text"><text:span text:style-name="T93"><text:s text:c="16"/>""", (userId, start_date, end_date))</text:span></text:span></text:p>
      <text:p text:style-name="Preformatted_20_Text"><text:span text:style-name="Source_20_Text"><text:span text:style-name="T93"><text:s text:c="16"/>task_notes = cur.fetchall()</text:span></text:span></text:p>
      <text:p text:style-name="P198"/>
      <text:p text:style-name="Preformatted_20_Text"><text:span text:style-name="Source_20_Text"><text:span text:style-name="T93"><text:s text:c="16"/># Combine results</text:span></text:span></text:p>
      <text:p text:style-name="Preformatted_20_Text"><text:span text:style-name="Source_20_Text"><text:span text:style-name="T93"><text:s text:c="16"/>notes = []</text:span></text:span></text:p>
      <text:p text:style-name="Preformatted_20_Text"><text:span text:style-name="Source_20_Text"><text:span text:style-name="T93"><text:s text:c="16"/>for row in goal_notes + task_notes:</text:span></text:span></text:p>
      <text:p text:style-name="Preformatted_20_Text"><text:span text:style-name="Source_20_Text"><text:span text:style-name="T93"><text:s text:c="20"/>note = {</text:span></text:span></text:p>
      <text:p text:style-name="Preformatted_20_Text"><text:span text:style-name="Source_20_Text"><text:span text:style-name="T93"><text:s text:c="24"/>'noteid': row['note_id'],</text:span></text:span></text:p>
      <text:p text:style-name="Preformatted_20_Text"><text:span text:style-name="Source_20_Text"><text:span text:style-name="T93"><text:s text:c="24"/>'title': row['title'][:50] + '...' if len(row['title']) &gt; 50 else row['title'],</text:span></text:span></text:p>
      <text:p text:style-name="Preformatted_20_Text"><text:span text:style-name="Source_20_Text"><text:span text:style-name="T93"><text:s text:c="24"/>'content': row['content'],</text:span></text:span></text:p>
      <text:p text:style-name="Preformatted_20_Text"><text:span text:style-name="Source_20_Text"><text:span text:style-name="T93"><text:s text:c="24"/>'due_date': row['due_date'],</text:span></text:span></text:p>
      <text:p text:style-name="Preformatted_20_Text"><text:span text:style-name="Source_20_Text"><text:span text:style-name="T93"><text:s text:c="24"/>'type': row['type'],</text:span></text:span></text:p>
      <text:p text:style-name="Preformatted_20_Text"><text:span text:style-name="Source_20_Text"><text:span text:style-name="T93"><text:s text:c="24"/>'tags' : []</text:span></text:span></text:p>
      <text:p text:style-name="Preformatted_20_Text"><text:span text:style-name="Source_20_Text"><text:span text:style-name="T93"><text:s text:c="20"/>}</text:span></text:span></text:p>
      <text:p text:style-name="Preformatted_20_Text"><text:span text:style-name="Source_20_Text"><text:span text:style-name="T93"><text:s text:c="20"/>#Select tags</text:span></text:span></text:p>
      <text:p text:style-name="Preformatted_20_Text"><text:span text:style-name="Source_20_Text"><text:span text:style-name="T93"><text:s text:c="20"/>cur.execute("""</text:span></text:span></text:p>
      <text:p text:style-name="Preformatted_20_Text"><text:span text:style-name="Source_20_Text"><text:span text:style-name="T93"><text:s text:c="24"/>SELECT</text:span></text:span></text:p>
      <text:p text:style-name="Preformatted_20_Text"><text:span text:style-name="Source_20_Text"><text:span text:style-name="T93"><text:s text:c="28"/>json_agg(json_build_object(</text:span></text:span></text:p>
      <text:p text:style-name="Preformatted_20_Text"><text:span text:style-name="Source_20_Text"><text:span text:style-name="T93"><text:s text:c="32"/>'tagid', tg.id,</text:span></text:span></text:p>
      <text:p text:style-name="Preformatted_20_Text"><text:span text:style-name="Source_20_Text"><text:span text:style-name="T93"><text:s text:c="32"/>'name', tg.name,</text:span></text:span></text:p>
      <text:p text:style-name="Preformatted_20_Text"><text:span text:style-name="Source_20_Text"><text:span text:style-name="T93"><text:s text:c="32"/>'color', tg.color</text:span></text:span></text:p>
      <text:p text:style-name="Preformatted_20_Text"><text:span text:style-name="Source_20_Text"><text:span text:style-name="T93"><text:s text:c="28"/>)) AS tags</text:span></text:span></text:p>
      <text:p text:style-name="Preformatted_20_Text"><text:span text:style-name="Source_20_Text"><text:span text:style-name="T93"><text:s text:c="24"/>FROM NoteTags nt</text:span></text:span></text:p>
      <text:p text:style-name="Preformatted_20_Text"><text:soft-page-break/><text:span text:style-name="Source_20_Text"><text:span text:style-name="T93"><text:s text:c="24"/>JOIN Tags tg ON nt.tag_id = tg.id</text:span></text:span></text:p>
      <text:p text:style-name="Preformatted_20_Text"><text:span text:style-name="Source_20_Text"><text:span text:style-name="T93"><text:s text:c="24"/>WHERE nt.note_id = %s</text:span></text:span></text:p>
      <text:p text:style-name="Preformatted_20_Text"><text:span text:style-name="Source_20_Text"><text:span text:style-name="T93"><text:s text:c="24"/>GROUP BY nt.note_id</text:span></text:span></text:p>
      <text:p text:style-name="Preformatted_20_Text"><text:span text:style-name="Source_20_Text"><text:span text:style-name="T93"><text:s text:c="20"/>""", (row['note_id'],))</text:span></text:span></text:p>
      <text:p text:style-name="Preformatted_20_Text"><text:span text:style-name="Source_20_Text"><text:span text:style-name="T93"><text:s text:c="20"/>note['tags'] = cur.fetchone()</text:span></text:span></text:p>
      <text:p text:style-name="Preformatted_20_Text"><text:span text:style-name="Source_20_Text"><text:span text:style-name="T93"><text:s text:c="20"/>notes.append(note)</text:span></text:span></text:p>
      <text:p text:style-name="P198"/>
      <text:p text:style-name="Preformatted_20_Text"><text:span text:style-name="Source_20_Text"><text:span text:style-name="T93"><text:s text:c="16"/>return jsonify({'message': 'Notes retrieved successfully', 'data': notes}), 200</text:span></text:span></text:p>
      <text:p text:style-name="P198"/>
      <text:p text:style-name="Preformatted_20_Text"><text:span text:style-name="Source_20_Text"><text:span text:style-name="T93"><text:s text:c="8"/>except Exception as e:</text:span></text:span></text:p>
      <text:p text:style-name="Preformatted_20_Text"><text:span text:style-name="Source_20_Text"><text:span text:style-name="T93"><text:s text:c="12"/>conn.rollback()</text:span></text:span></text:p>
      <text:p text:style-name="Preformatted_20_Text"><text:span text:style-name="Source_20_Text"><text:span text:style-name="T93"><text:s text:c="12"/>print(f"An error occurred: {e}")</text:span></text:span></text:p>
      <text:p text:style-name="P199"><text:span text:style-name="Source_20_Text"><text:span text:style-name="T93"><text:s text:c="12"/>return jsonify({'message': 'An error occurred', 'error': str(e)}), 500</text:span></text:span></text:p>
      <text:p text:style-name="Text_20_body"><text:span text:style-name="T94">The </text:span><text:span text:style-name="Source_20_Text"><text:span text:style-name="T94">/api/calendar</text:span></text:span><text:span text:style-name="T94"> route retrieves notes associated with goals and tasks that fall within a specified date range. It gets the start and end dates from the request arguments, converts them to </text:span><text:span text:style-name="Source_20_Text"><text:span text:style-name="T94">datetime</text:span></text:span><text:span text:style-name="T94"> objects, and then queries the </text:span><text:span text:style-name="Source_20_Text"><text:span text:style-name="T94">Goals</text:span></text:span><text:span text:style-name="T94"> and </text:span><text:span text:style-name="Source_20_Text"><text:span text:style-name="T94">Tasks</text:span></text:span><text:span text:style-name="T94"> tables to retrieve the relevant notes. It combines the results, truncates long titles, and fetches tags for each note. The notes with their due dates are then returned as a JSON response, </text:span><text:span text:style-name="T98">and will be displayed on the calenar component on the website.</text:span></text:p>
      <text:p text:style-name="P200"/>
      <text:list xml:id="list133012610945385" text:continue-numbering="true" text:style-name="L1">
        <text:list-item>
          <text:list>
            <text:list-item>
              <text:list>
                <text:list-item>
                  <text:list>
                    <text:list-item>
                      <text:p text:style-name="P196">Summarization</text:p>
                    </text:list-item>
                  </text:list>
                </text:list-item>
              </text:list>
            </text:list-item>
          </text:list>
        </text:list-item>
      </text:list>
      <text:p text:style-name="P201"><text:s text:c="4"/>@app.route('/api/summarize', methods=['POST'])</text:p>
      <text:p text:style-name="P201"><text:s text:c="4"/>@jwt_required()</text:p>
      <text:p text:style-name="P201"><text:s text:c="4"/>@token_required</text:p>
      <text:p text:style-name="P201"><text:s text:c="4"/>def summarize():</text:p>
      <text:p text:style-name="P201"><text:s text:c="12"/>try:</text:p>
      <text:p text:style-name="P201"><text:s text:c="88"/></text:p>
      <text:p text:style-name="P201"><text:s text:c="16"/>gemini_schema = GeminiSummarySchema()</text:p>
      <text:p text:style-name="P201"><text:s text:c="16"/>data = gemini_schema.load(request.json)</text:p>
      <text:p text:style-name="P201"><text:s text:c="16"/>title <text:s/>= data['title']</text:p>
      <text:p text:style-name="P201"><text:s text:c="16"/>selection = <text:s/>data['selection']</text:p>
      <text:p text:style-name="P201"/>
      <text:p text:style-name="P201"><text:s text:c="16"/>model = genai.GenerativeModel("gemini-2.0-flash")</text:p>
      <text:p text:style-name="P201"><text:s text:c="16"/>response = model.generate_content("""</text:p>
      <text:p text:style-name="P201"><text:s text:c="20"/>Please summarize the following extract from a note titled <text:tab/><text:tab/><text:tab/><text:tab/>{title}, delimeted by three backticks:</text:p>
      <text:p text:style-name="P201"/>
      <text:p text:style-name="P201"><text:s text:c="20"/>```{selection}```</text:p>
      <text:p text:style-name="P201"/>
      <text:p text:style-name="P201"><text:s text:c="20"/>Please include:</text:p>
      <text:p text:style-name="P201"/>
      <text:p text:style-name="P201"><text:soft-page-break/><text:s text:c="24"/>Key points: What are the most important things mentioned in <text:tab/><text:tab/><text:tab/><text:tab/>the extract?</text:p>
      <text:p text:style-name="P201"/>
      <text:p text:style-name="P201"><text:s text:c="24"/>Context: How does this extract relate to the note as a <text:tab/><text:tab/><text:tab/><text:tab/><text:tab/>whole?</text:p>
      <text:p text:style-name="P201"/>
      <text:p text:style-name="P201"><text:s text:c="24"/>Purpose: What is the purpose of this particular extract <text:tab/><text:tab/><text:tab/><text:tab/>within the note?</text:p>
      <text:p text:style-name="P201"/>
      <text:p text:style-name="P201"><text:s text:c="20"/>Keep the summary concise, clear and below 1000 characters.</text:p>
      <text:p text:style-name="P201"><text:s text:c="20"/>""".format(title=title, selection=selection),</text:p>
      <text:p text:style-name="P201"><text:s text:c="20"/># stream=True,</text:p>
      <text:p text:style-name="P201"><text:s text:c="20"/>generation_config = genai.types.GenerationConfig(</text:p>
      <text:p text:style-name="P201"><text:s text:c="24"/>temperature=0.2,</text:p>
      <text:p text:style-name="P201"><text:s text:c="24"/>top_p=0.95,</text:p>
      <text:p text:style-name="P201"><text:s text:c="24"/>max_output_tokens=256,</text:p>
      <text:p text:style-name="P201"><text:s text:c="20"/>),</text:p>
      <text:p text:style-name="P201"/>
      <text:p text:style-name="P201"><text:s text:c="20"/>)</text:p>
      <text:p text:style-name="P201"><text:s text:c="16"/>return jsonify({'message': 'Summary generated successfully', 'data': response}), 200</text:p>
      <text:p text:style-name="P201"><text:s text:c="12"/>except Exception as e:</text:p>
      <text:p text:style-name="P201"><text:s text:c="16"/>raise</text:p>
      <text:p text:style-name="P201"/>
      <text:p text:style-name="P202"><text:span text:style-name="T9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100">with the following properties:</text:span></text:p>
      <text:p text:style-name="P202"><text:span text:style-name="T101"/></text:p>
      <text:list text:style-name="L31">
        <text:list-item>
          <text:p text:style-name="P203"><text:span text:style-name="T102">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04"><text:span text:style-name="Source_20_Text"><text:span text:style-name="T103">top_p=0.95</text:span></text:span><text:span text:style-name="T101">: This is the nucleus sampling parameter. Nucleus sampling considers the most likely words whose</text:span><text:span text:style-name="T104"> </text:span><text:span text:style-name="Emphasis"><text:span text:style-name="T104">cumulative</text:span></text:span><text:span text:style-name="T101"> probability exceeds </text:span><text:span text:style-name="Source_20_Text"><text:span text:style-name="T101">top_p</text:span></text:span><text:span text:style-name="T101">.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05"><text:span text:style-name="Strong_20_Emphasis"><text:span text:style-name="Source_20_Text"><text:span text:style-name="T101">max_output_tokens=256</text:span></text:span></text:span><text:span text:style-name="T101">: This sets a hard limit on the number of tokens (roughly words or sub-words) that the model can generate. This prevents the model from running indefinitely and </text:span><text:soft-page-break/><text:span text:style-name="T101">helps to control the length of the output. 256 tokens is a moderate length and likely corresponds to a few paragraphs of text.</text:span></text:p>
        </text:list-item>
      </text:list>
      <text:p text:style-name="P206">When the <text:s/>response is generated, data returns to the user in form of a JSON object</text:p>
      <text:p text:style-name="P207"/>
      <text:list text:continue-list="list133012610945385" text:style-name="L1">
        <text:list-item>
          <text:list>
            <text:list-item>
              <text:list>
                <text:list-item>
                  <text:p text:style-name="P4"><text:bookmark-start text:name="__RefHeading___Toc11532_1229836567"/>modules/notes.py<text:bookmark-end text:name="__RefHeading___Toc11532_1229836567"/></text:p>
                </text:list-item>
              </text:list>
            </text:list-item>
          </text:list>
        </text:list-item>
      </text:list>
      <text:p text:style-name="P208"><text:span text:style-name="Strong_20_Emphasis"><text:span text:style-name="T105">Ge</text:span></text:span><text:span text:style-name="Strong_20_Emphasis"><text:span text:style-name="T106">n</text:span></text:span><text:span text:style-name="Strong_20_Emphasis"><text:span text:style-name="T85">e</text:span></text:span><text:span text:style-name="Strong_20_Emphasis"><text:span text:style-name="T107">rally, most endpoints </text:span></text:span><text:span text:style-name="Strong_20_Emphasis"><text:span text:style-name="T106">for different note types use similar logic, as each note has a create, update, edit and delete functionality. This is why the BaseNote class, and its predetermined functions to create a note in the Notes table, edit tags, etc. exists. Before 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208"><text:span text:style-name="Strong_20_Emphasis"><text:span text:style-name="T106"/></text:span></text:p>
      <text:p text:style-name="P209"><text:span text:style-name="Strong_20_Emphasis"><text:span text:style-name="T108">from datetime import datetime</text:span></text:span></text:p>
      <text:p text:style-name="P209"><text:span text:style-name="Strong_20_Emphasis"><text:span text:style-name="T108">import os</text:span></text:span></text:p>
      <text:p text:style-name="P209"><text:span text:style-name="Strong_20_Emphasis"><text:span text:style-name="T108">import sys</text:span></text:span></text:p>
      <text:p text:style-name="P209"><text:span text:style-name="Strong_20_Emphasis"><text:span text:style-name="T108">from flask import Blueprint, g, jsonify, request</text:span></text:span></text:p>
      <text:p text:style-name="P209"><text:span text:style-name="Strong_20_Emphasis"><text:span text:style-name="T108">from flask_jwt_extended import jwt_required</text:span></text:span></text:p>
      <text:p text:style-name="P209"><text:span text:style-name="Strong_20_Emphasis"><text:span text:style-name="T108"/></text:span></text:p>
      <text:p text:style-name="P209"><text:span text:style-name="Strong_20_Emphasis"><text:span text:style-name="T108">from modules.universal import BaseNote</text:span></text:span></text:p>
      <text:p text:style-name="P209"><text:span text:style-name="Strong_20_Emphasis"><text:span text:style-name="T108">from utils.userDeleteGraph import delete_notes_with_backoff, delete_user_data_with_backoff</text:span></text:span></text:p>
      <text:p text:style-name="P209"><text:span text:style-name="Strong_20_Emphasis"><text:span text:style-name="T108">sys.path.append(os.path.abspath(os.path.join(os.path.dirname(__file__), os.path.pardir)))</text:span></text:span></text:p>
      <text:p text:style-name="P209"><text:span text:style-name="Strong_20_Emphasis"><text:span text:style-name="T108">from formsValidation import BaseSchema</text:span></text:span></text:p>
      <text:p text:style-name="P209"><text:span text:style-name="Strong_20_Emphasis"><text:span text:style-name="T108">from utils.utils import token_required</text:span></text:span></text:p>
      <text:p text:style-name="P209"><text:span text:style-name="Strong_20_Emphasis"><text:span text:style-name="T108">import psycopg2</text:span></text:span></text:p>
      <text:p text:style-name="P209"><text:span text:style-name="Strong_20_Emphasis"><text:span text:style-name="T108"/></text:span></text:p>
      <text:p text:style-name="P209"><text:span text:style-name="Strong_20_Emphasis"><text:span text:style-name="T108">class NoteApi(BaseNote):</text:span></text:span></text:p>
      <text:p text:style-name="P209"><text:span text:style-name="Strong_20_Emphasis"><text:span text:style-name="T108"><text:s text:c="4"/>def __init__(self, app, conn, tokenization_manager, recents_manager):</text:span></text:span></text:p>
      <text:p text:style-name="P209"><text:span text:style-name="Strong_20_Emphasis"><text:span text:style-name="T108"><text:s text:c="8"/>super().__init__(app, conn, tokenization_manager, recents_manager)</text:span></text:span></text:p>
      <text:p text:style-name="P209"><text:span text:style-name="Strong_20_Emphasis"><text:span text:style-name="T108"><text:s text:c="8"/>self.note_schema = BaseSchema()</text:span></text:span></text:p>
      <text:p text:style-name="P209"><text:span text:style-name="Strong_20_Emphasis"><text:span text:style-name="T108"><text:s text:c="8"/>self.note_routes()</text:span></text:span></text:p>
      <text:p text:style-name="P209"><text:span text:style-name="Strong_20_Emphasis"><text:span text:style-name="T108"/></text:span></text:p>
      <text:p text:style-name="P209"><text:span text:style-name="Strong_20_Emphasis"><text:span text:style-name="T108"><text:s text:c="4"/>def tokenize(self,noteId,title,content):</text:span></text:span></text:p>
      <text:p text:style-name="P209"><text:span text:style-name="Strong_20_Emphasis"><text:span text:style-name="T108"><text:s text:c="8"/>text = [title, content]</text:span></text:span></text:p>
      <text:p text:style-name="P209"><text:span text:style-name="Strong_20_Emphasis"><text:span text:style-name="T108"><text:s text:c="8"/>priority = sum(len(string) for string in text)</text:span></text:span></text:p>
      <text:p text:style-name="P209"><text:span text:style-name="Strong_20_Emphasis"><text:span text:style-name="T108"><text:s text:c="8"/>self.tokenization_manager.add_note(</text:span></text:span></text:p>
      <text:p text:style-name="P209"><text:span text:style-name="Strong_20_Emphasis"><text:span text:style-name="T108"><text:s text:c="12"/>text=text,</text:span></text:span></text:p>
      <text:p text:style-name="P209"><text:span text:style-name="Strong_20_Emphasis"><text:span text:style-name="T108"><text:s text:c="12"/>priority=priority,</text:span></text:span></text:p>
      <text:p text:style-name="P209"><text:soft-page-break/><text:span text:style-name="Strong_20_Emphasis"><text:span text:style-name="T108"><text:s text:c="12"/>note_id=noteId</text:span></text:span></text:p>
      <text:p text:style-name="P209"><text:span text:style-name="Strong_20_Emphasis"><text:span text:style-name="T108"><text:s text:c="12"/>)</text:span></text:span></text:p>
      <text:p text:style-name="P209"><text:span text:style-name="Strong_20_Emphasis"><text:span text:style-name="T109">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209"><text:span text:style-name="Strong_20_Emphasis"><text:span text:style-name="T109"/></text:span></text:p>
      <text:p text:style-name="P210"><text:span text:style-name="Strong_20_Emphasis"><text:span text:style-name="T110">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11">from marshmallow import Schema, fields, ValidationError</text:span></text:span></text:p>
      <text:p text:style-name="P210"><text:span text:style-name="Strong_20_Emphasis"><text:span text:style-name="T111"/></text:span></text:p>
      <text:p text:style-name="P210"><text:span text:style-name="Strong_20_Emphasis"><text:span text:style-name="T111"># Base Schema for common fields</text:span></text:span></text:p>
      <text:p text:style-name="P210"><text:span text:style-name="Strong_20_Emphasis"><text:span text:style-name="T111">class BaseSchema(Schema):</text:span></text:span></text:p>
      <text:p text:style-name="P210"><text:span text:style-name="Strong_20_Emphasis"><text:span text:style-name="T111"><text:s text:c="4"/>title = fields.Str(required=True, validate=lambda s: 100 &gt;= len(s) &gt; 0)</text:span></text:span></text:p>
      <text:p text:style-name="P210"><text:span text:style-name="Strong_20_Emphasis"><text:span text:style-name="T111"><text:s text:c="4"/>content = fields.Str(required=False, validate=lambda s: len(s) &lt;= 1000)</text:span></text:span></text:p>
      <text:p text:style-name="P210"><text:span text:style-name="Strong_20_Emphasis"><text:span text:style-name="T111"><text:s text:c="4"/>tags = fields.List(fields.UUID(), required=False)</text:span></text:span></text:p>
      <text:p text:style-name="P210"><text:span text:style-name="Strong_20_Emphasis"><text:span text:style-name="T111"><text:s text:c="4"/>noteid = fields.UUID(required=False)</text:span></text:span></text:p>
      <text:p text:style-name="P209"><text:span text:style-name="Strong_20_Emphasis"><text:span text:style-name="T110"/></text:span></text:p>
      <text:p text:style-name="P209"><text:span text:style-name="Strong_20_Emphasis"><text:span text:style-name="T86"><text:line-break/></text:span></text:span><text:span text:style-name="Strong_20_Emphasis"><text:span text:style-name="T109">Additionally, </text:span></text:span><text:span text:style-name="Source_20_Text"><text:span text:style-name="T109">note_routes</text:span></text:span><text:span text:style-name="Strong_20_Emphasis"><text:span text:style-name="T109"> method defines the following API endpoints. </text:span></text:span><text:span text:style-name="Strong_20_Emphasis"><text:span text:style-name="T112">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9">:</text:span></text:span></text:p>
      <text:p text:style-name="P209"><text:span text:style-name="Strong_20_Emphasis"><text:span text:style-name="T109"/></text:span></text:p>
      <text:list text:continue-numbering="true" text:style-name="L1">
        <text:list-item>
          <text:list>
            <text:list-item>
              <text:list>
                <text:list-item>
                  <text:list>
                    <text:list-item>
                      <text:p text:style-name="P211"><text:bookmark-start text:name="__RefHeading___Toc11530_1229836567"/>Create Note<text:bookmark-end text:name="__RefHeading___Toc11530_1229836567"/></text:p>
                    </text:list-item>
                  </text:list>
                </text:list-item>
              </text:list>
            </text:list-item>
          </text:list>
        </text:list-item>
      </text:list>
      <text:p text:style-name="P208"><text:span text:style-name="Source_20_Text"><text:span text:style-name="T113">I</text:span></text:span><text:span text:style-name="Source_20_Text"><text:span text:style-name="T114">/api/notes/create</text:span></text:span><text:span text:style-name="Strong_20_Emphasis"><text:span text:style-name="T114"> (POST):</text:span></text:span><text:span text:style-name="T114"> Creates a new note. It validates the request data using </text:span><text:span text:style-name="Source_20_Text"><text:span text:style-name="T114">self.note_schema.load()</text:span></text:span><text:span text:style-name="T114">, retrieves the user ID from the JWT, creates the note in the database using the </text:span><text:span text:style-name="Source_20_Text"><text:span text:style-name="T114">create_note</text:span></text:span><text:span text:style-name="T114"> method (inherited from </text:span><text:span text:style-name="Source_20_Text"><text:span text:style-name="T114">BaseNote</text:span></text:span><text:span text:style-name="T114">), adds the note text to the tokenization manager, commits the transaction, and returns the new note's ID </text:span><text:span text:style-name="T113">It uses the functions from BaseNote, as there are no extra properties in the Notes type</text:span><text:span text:style-name="T114">:</text:span></text:p>
      <text:p text:style-name="P212"><text:s text:c="8"/>@self.app.route('/api/notes/create', methods=['POST'])</text:p>
      <text:p text:style-name="P212"><text:s text:c="8"/>@jwt_required()</text:p>
      <text:p text:style-name="P212"><text:s text:c="8"/>@token_required</text:p>
      <text:p text:style-name="P212"><text:s text:c="8"/>def create_note():</text:p>
      <text:p text:style-name="P212"><text:s text:c="12"/>try:</text:p>
      <text:p text:style-name="P212"><text:s text:c="16"/>userId = str(g.userId)</text:p>
      <text:p text:style-name="P212"><text:s text:c="16"/>data = self.note_schema.load(request.get_json())</text:p>
      <text:p text:style-name="P212"><text:s text:c="16"/>title = data['title']</text:p>
      <text:p text:style-name="P212"><text:soft-page-break/><text:s text:c="16"/>tags = data['tags']</text:p>
      <text:p text:style-name="P212"><text:s text:c="16"/>content = data['content']</text:p>
      <text:p text:style-name="P212"><text:s text:c="16"/>with self.conn.cursor(cursor_factory=psycopg2.extras.DictCursor) as cur:</text:p>
      <text:p text:style-name="P212"><text:s text:c="20"/>noteId = self.create_note(cur, userId, title, content, 'note', tags)</text:p>
      <text:p text:style-name="P212"/>
      <text:p text:style-name="P212"><text:s text:c="16"/>self.tokenize(noteId,title,content)</text:p>
      <text:p text:style-name="P212"><text:s text:c="16"/>self.conn.commit()</text:p>
      <text:p text:style-name="P212"/>
      <text:p text:style-name="P212"><text:s text:c="16"/>return jsonify({</text:p>
      <text:p text:style-name="P212"><text:s text:c="20"/>'message': 'Note created successfully',</text:p>
      <text:p text:style-name="P212"><text:s text:c="20"/>'data': {</text:p>
      <text:p text:style-name="P212"><text:s text:c="24"/>'noteid': noteId,</text:p>
      <text:p text:style-name="P212"><text:s text:c="20"/>}</text:p>
      <text:p text:style-name="P212"><text:s text:c="16"/>}), 200</text:p>
      <text:p text:style-name="P212"><text:s text:c="12"/>except Exception as error:</text:p>
      <text:p text:style-name="P212"><text:s text:c="16"/>self.conn.rollback()</text:p>
      <text:p text:style-name="P212"><text:s text:c="16"/>print('Error during transaction', error)</text:p>
      <text:p text:style-name="P212"><text:s text:c="16"/>raise</text:p>
      <text:p text:style-name="P212"><text:s text:c="12"/>finally:</text:p>
      <text:p text:style-name="P213"><text:span text:style-name="T93"><text:s text:c="16"/>cur.close()</text:span><text:span text:style-name="T114"><text:line-break/></text:span></text:p>
      <text:list text:continue-numbering="true" text:style-name="L1">
        <text:list-item>
          <text:list>
            <text:list-item>
              <text:list>
                <text:list-item>
                  <text:list>
                    <text:list-item>
                      <text:p text:style-name="P211"><text:bookmark-start text:name="__RefHeading___Toc11528_1229836567"/>Update Note<text:bookmark-end text:name="__RefHeading___Toc11528_1229836567"/></text:p>
                    </text:list-item>
                  </text:list>
                </text:list-item>
              </text:list>
            </text:list-item>
          </text:list>
        </text:list-item>
      </text:list>
      <text:p text:style-name="P214"><text:span text:style-name="Source_20_Text"><text:span text:style-name="T114">/api/notes/update</text:span></text:span><text:span text:style-name="Strong_20_Emphasis"><text:span text:style-name="T114"> (PUT):</text:span></text:span><text:span text:style-name="T114"> Updates an existing note. It validates the request data, retrieves the note ID, title, content, and tags, updates the note in the database, updates the note's tags, updates the tokenization manager, commits the transaction, and returns a success message.</text:span></text:p>
      <text:p text:style-name="P215"><text:s text:c="8"/>@self.app.route('/api/notes/update', methods=['PUT'])</text:p>
      <text:p text:style-name="P215"><text:s text:c="8"/>@jwt_required()</text:p>
      <text:p text:style-name="P215"><text:s text:c="8"/>@token_required</text:p>
      <text:p text:style-name="P215"><text:s text:c="8"/>def update_note():</text:p>
      <text:p text:style-name="P215"><text:s text:c="12"/>try:</text:p>
      <text:p text:style-name="P215"><text:s text:c="16"/>userId = str(g.userId) <text:s/># Convert userId to string</text:p>
      <text:p text:style-name="P215"><text:s text:c="16"/>note = self.note_schema.load(request.get_json())</text:p>
      <text:p text:style-name="P215"/>
      <text:p text:style-name="P215"><text:s text:c="16"/>note_id = str(note['noteid'])</text:p>
      <text:p text:style-name="P215"><text:s text:c="16"/>title = note['title']</text:p>
      <text:p text:style-name="P215"><text:s text:c="16"/>content = note['content']</text:p>
      <text:p text:style-name="P215"><text:s text:c="16"/>tags = note.get('tags', [])</text:p>
      <text:p text:style-name="P215"><text:soft-page-break/></text:p>
      <text:p text:style-name="P215"><text:s text:c="16"/>with self.conn.cursor(cursor_factory=psycopg2.extras.DictCursor) as cur:</text:p>
      <text:p text:style-name="P215"/>
      <text:p text:style-name="P215"><text:s text:c="20"/>cur.execute("""</text:p>
      <text:p text:style-name="P215"><text:s text:c="24"/>UPDATE Notes</text:p>
      <text:p text:style-name="P215"><text:s text:c="24"/>SET title = %s, content = %s</text:p>
      <text:p text:style-name="P215"><text:s text:c="24"/>WHERE id = %s AND user_id = %s</text:p>
      <text:p text:style-name="P215"><text:s text:c="20"/>""", (title, content, note_id, userId))</text:p>
      <text:p text:style-name="P215"/>
      <text:p text:style-name="P215"><text:s text:c="20"/>self.update_notetags(cur, note_id, tags)</text:p>
      <text:p text:style-name="P215"/>
      <text:p text:style-name="P215"><text:s text:c="20"/>self.tokenize(note_id, title, content)</text:p>
      <text:p text:style-name="P215"><text:s text:c="20"/>self.conn.commit()</text:p>
      <text:p text:style-name="P215"/>
      <text:p text:style-name="P215"><text:s text:c="20"/>return jsonify({'message': 'Note updated successfully', 'data': None}), 200</text:p>
      <text:p text:style-name="P215"><text:s text:c="12"/>except Exception as e:</text:p>
      <text:p text:style-name="P215"><text:s text:c="16"/>self.conn.rollback()</text:p>
      <text:p text:style-name="P215"><text:s text:c="16"/>print(f"An error occurred: {e}")</text:p>
      <text:p text:style-name="P215"><text:s text:c="16"/>raise</text:p>
      <text:p text:style-name="P215"><text:s text:c="12"/>finally:</text:p>
      <text:p text:style-name="P215"><text:s text:c="16"/>cur.close()</text:p>
      <text:list text:continue-numbering="true" text:style-name="L1">
        <text:list-item>
          <text:list>
            <text:list-item>
              <text:list>
                <text:list-item>
                  <text:list>
                    <text:list-item>
                      <text:p text:style-name="P211"><text:bookmark-start text:name="__RefHeading___Toc11526_1229836567"/>Delete Note<text:bookmark-end text:name="__RefHeading___Toc11526_1229836567"/></text:p>
                    </text:list-item>
                  </text:list>
                </text:list-item>
              </text:list>
            </text:list-item>
          </text:list>
        </text:list-item>
      </text:list>
      <text:p text:style-name="P214"><text:span text:style-name="Source_20_Text"><text:span text:style-name="T114">/api/notes/delete</text:span></text:span><text:span text:style-name="Strong_20_Emphasis"><text:span text:style-name="T114"> (PUT):</text:span></text:span><text:span text:style-name="T114"> Deletes a note. It retrieves the note ID from the request, and uses </text:span><text:span text:style-name="Source_20_Text"><text:span text:style-name="T114">delete_notes_with_backoff</text:span></text:span><text:span text:style-name="Source_20_Text"><text:span text:style-name="T115">(more about it later)</text:span></text:span><text:span text:style-name="T114"> to attempt deletion with retries, handles NoteTags table before Notes table. It also removes the note from the tokenization manager, </text:span><text:span text:style-name="T115">if it is currently awaiting tokenization</text:span><text:span text:style-name="T114">. It returns a success message or an error message if deletion fails after retries.</text:span></text:p>
      <text:p text:style-name="P216"><text:s text:c="8"/>@self.app.route('/api/notes/delete', methods=['PUT'])</text:p>
      <text:p text:style-name="P216"><text:s text:c="8"/>@jwt_required()</text:p>
      <text:p text:style-name="P216"><text:s text:c="8"/>@token_required</text:p>
      <text:p text:style-name="P216"><text:s text:c="8"/>def delete_note():</text:p>
      <text:p text:style-name="P216"><text:s text:c="12"/>try:</text:p>
      <text:p text:style-name="P216"><text:s text:c="16"/>userId = g.userId</text:p>
      <text:p text:style-name="P216"><text:s text:c="16"/>data = request.get_json()</text:p>
      <text:p text:style-name="P216"><text:s text:c="16"/>note_id = data['noteId']</text:p>
      <text:p text:style-name="P216"><text:s text:c="16"/>stack = [12,2] #NoteTags, Notes</text:p>
      <text:p text:style-name="P216"><text:s text:c="16"/>stack.reverse()</text:p>
      <text:p text:style-name="P216"><text:s text:c="16"/>if delete_notes_with_backoff(self.conn, note_id, stack):</text:p>
      <text:p text:style-name="P216"><text:soft-page-break/><text:s text:c="20"/>self.tokenization_manager.delete_note_by_id(note_id)</text:p>
      <text:p text:style-name="P216"><text:s text:c="20"/>return jsonify({'message': 'Note deleted successfully'}), 200</text:p>
      <text:p text:style-name="P216"><text:s text:c="16"/>else:</text:p>
      <text:p text:style-name="P216"><text:s text:c="20"/>return jsonify({'message': 'Failed to delete note data after multiple retries'}), 500</text:p>
      <text:p text:style-name="P216"><text:s text:c="12"/>except Exception as e:</text:p>
      <text:p text:style-name="P216"><text:s text:c="16"/>self.conn.rollback()</text:p>
      <text:p text:style-name="P216"><text:s text:c="16"/>raise</text:p>
      <text:list text:continue-numbering="true" text:style-name="L1">
        <text:list-item>
          <text:list>
            <text:list-item>
              <text:list>
                <text:list-item>
                  <text:list>
                    <text:list-item>
                      <text:p text:style-name="P211"><text:bookmark-start text:name="__RefHeading___Toc11524_1229836567"/>Get a specific note<text:bookmark-end text:name="__RefHeading___Toc11524_1229836567"/></text:p>
                    </text:list-item>
                  </text:list>
                </text:list-item>
              </text:list>
            </text:list-item>
          </text:list>
        </text:list-item>
      </text:list>
      <text:p text:style-name="P217"><text:span text:style-name="Source_20_Text"><text:span text:style-name="T114">/api/note</text:span></text:span><text:span text:style-name="Strong_20_Emphasis"><text:span text:style-name="T114"> (GET):</text:span></text:span><text:span text:style-name="T114"> Retrieves a single note by ID. It retrieves the user ID and note ID from the request, fetches the full note details along with its tags using </text:span><text:span text:style-name="Source_20_Text"><text:span text:style-name="T114">self.tags_cte</text:span></text:span><text:span text:style-name="T114">, and adds the note to the </text:span><text:span text:style-name="Source_20_Text"><text:span text:style-name="T114">recents_manager</text:span></text:span><text:span text:style-name="T114"> (for tracking recently viewed notes). It returns the note details or a 404 error if the note is not found. It also uses the </text:span><text:span text:style-name="Source_20_Text"><text:span text:style-name="T114">self.tags_cte</text:span></text:span><text:span text:style-name="T114"> to efficiently retrieve tags.</text:span></text:p>
      <text:p text:style-name="P218"/>
      <text:p text:style-name="P218"><text:s text:c="8"/>@self.app.route('/api/note', methods=['GET'])</text:p>
      <text:p text:style-name="P218"><text:s text:c="8"/>@jwt_required()</text:p>
      <text:p text:style-name="P218"><text:s text:c="8"/>@token_required</text:p>
      <text:p text:style-name="P218"><text:s text:c="8"/>def get_note():</text:p>
      <text:p text:style-name="P218"><text:s text:c="12"/>try:</text:p>
      <text:p text:style-name="P218"><text:s text:c="16"/>userId = g.userId</text:p>
      <text:p text:style-name="P218"><text:s text:c="16"/>noteid = request.args.get('noteid')</text:p>
      <text:p text:style-name="P218"/>
      <text:p text:style-name="P218"><text:s text:c="16"/>with self.conn.cursor(cursor_factory=psycopg2.extras.DictCursor) as cur:</text:p>
      <text:p text:style-name="P218"/>
      <text:p text:style-name="P218"><text:s text:c="20"/>cur.execute(f"""</text:p>
      <text:p text:style-name="P218"><text:s text:c="24"/>WITH {self.tags_cte}</text:p>
      <text:p text:style-name="P218"><text:s text:c="24"/>SELECT</text:p>
      <text:p text:style-name="P218"><text:s text:c="28"/>n.id AS note_id,</text:p>
      <text:p text:style-name="P218"><text:s text:c="28"/>n.title AS note_title,</text:p>
      <text:p text:style-name="P218"><text:s text:c="28"/>n.content AS note_content,</text:p>
      <text:p text:style-name="P218"><text:s text:c="28"/>n.created_at AS note_created_at,</text:p>
      <text:p text:style-name="P218"><text:s text:c="28"/>n.type AS note_type,</text:p>
      <text:p text:style-name="P218"><text:s text:c="28"/>COALESCE(tags_cte.tags, '[]') AS tags</text:p>
      <text:p text:style-name="P218"><text:s text:c="24"/>FROM Notes n</text:p>
      <text:p text:style-name="P218"><text:s text:c="24"/>LEFT JOIN TagsCTE tags_cte ON n.id = tags_cte.note_id</text:p>
      <text:p text:style-name="P218"><text:s text:c="24"/>WHERE n.user_id = %s AND n.id = %s AND n.type = 'note' AND n.archived = FALSE</text:p>
      <text:p text:style-name="P218"><text:s text:c="20"/>""", (userId, noteid))</text:p>
      <text:p text:style-name="P218"><text:soft-page-break/></text:p>
      <text:p text:style-name="P218"><text:s text:c="20"/>row = cur.fetchone()</text:p>
      <text:p text:style-name="P218"><text:s text:c="20"/>if not row:</text:p>
      <text:p text:style-name="P218"><text:s text:c="24"/>return jsonify({'message': "Note not found"}), 404</text:p>
      <text:p text:style-name="P218"/>
      <text:p text:style-name="P218"><text:s text:c="20"/>note = {</text:p>
      <text:p text:style-name="P218"><text:s text:c="24"/>'noteid': row['note_id'],</text:p>
      <text:p text:style-name="P218"><text:s text:c="24"/>'title': row['note_title'],</text:p>
      <text:p text:style-name="P218"><text:s text:c="24"/>'content': row['note_content'],</text:p>
      <text:p text:style-name="P218"><text:s text:c="24"/>'tags': row['tags']</text:p>
      <text:p text:style-name="P218"><text:s text:c="20"/>}</text:p>
      <text:p text:style-name="P218"><text:s text:c="20"/>self.recents_manager.add_note_for_user(userId, noteid)</text:p>
      <text:p text:style-name="P218"><text:s text:c="20"/>return jsonify({"note": note, 'message': "Note fetched successfully"}), 200</text:p>
      <text:p text:style-name="P218"/>
      <text:p text:style-name="P218"><text:s text:c="12"/>except Exception as e:</text:p>
      <text:p text:style-name="P218"><text:s text:c="16"/>self.conn.rollback()</text:p>
      <text:p text:style-name="P218"><text:s text:c="16"/>print(f"An error occurred: {e}")</text:p>
      <text:p text:style-name="P218"><text:s text:c="16"/>return jsonify({'message': 'An error occurred', 'error': str(e)}), 500</text:p>
      <text:p text:style-name="P218"/>
      <text:p text:style-name="P218"><text:s text:c="12"/>finally:</text:p>
      <text:p text:style-name="P218"><text:s text:c="16"/>cur.close()</text:p>
      <text:list text:continue-numbering="true" text:style-name="L1">
        <text:list-item>
          <text:list>
            <text:list-item>
              <text:list>
                <text:list-item>
                  <text:list>
                    <text:list-item>
                      <text:p text:style-name="P4"><text:bookmark-start text:name="__RefHeading___Toc11522_1229836567"/>Get Note previews<text:bookmark-end text:name="__RefHeading___Toc11522_1229836567"/></text:p>
                    </text:list-item>
                  </text:list>
                </text:list-item>
              </text:list>
            </text:list-item>
          </text:list>
        </text:list-item>
      </text:list>
      <text:p text:style-name="P217"><text:span text:style-name="Source_20_Text"><text:span text:style-name="T114">/api/notes/previews</text:span></text:span><text:span text:style-name="Strong_20_Emphasis"><text:span text:style-name="T114"> (GET):</text:span></text:span><text:span text:style-name="T114">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5">This is implemented to reduce the amount of data being transmitted when many notes are loaded, which will speed up loading time</text:span><text:span text:style-name="T114">. It returns the previews and pagination information as a JSON response. The query uses a </text:span><text:span text:style-name="T115">Tag CTE</text:span><text:span text:style-name="T114">, </text:span><text:span text:style-name="Source_20_Text"><text:span text:style-name="T114">self.tags_cte</text:span></text:span><text:span text:style-name="T114">, defined in the </text:span><text:span text:style-name="Source_20_Text"><text:span text:style-name="T114">BaseNote</text:span></text:span><text:span text:style-name="T114"> class.</text:span></text:p>
      <text:p text:style-name="P219"><text:s text:c="8"/>@self.app.route('/api/notes/previews', methods=['GET'])</text:p>
      <text:p text:style-name="P219"><text:s text:c="8"/>@jwt_required()</text:p>
      <text:p text:style-name="P219"><text:s text:c="8"/>@token_required</text:p>
      <text:p text:style-name="P219"><text:s text:c="8"/>def get_note_previews():</text:p>
      <text:p text:style-name="P219"><text:s text:c="12"/>try:</text:p>
      <text:p text:style-name="P219"><text:s text:c="16"/>userId = g.userId</text:p>
      <text:p text:style-name="P219"><text:s text:c="16"/># Pagination</text:p>
      <text:p text:style-name="P219"><text:s text:c="16"/>page = int(request.args.get('pageParam', 1)) <text:s/># Default to page 1</text:p>
      <text:p text:style-name="P219"><text:s text:c="16"/>per_page = int(request.args.get('per_page', 5)) <text:s/># Default to 10 items per page</text:p>
      <text:p text:style-name="P219"><text:soft-page-break/><text:s text:c="16"/>offset = (page - 1) * per_page</text:p>
      <text:p text:style-name="P219"/>
      <text:p text:style-name="P219"><text:s text:c="16"/>with self.conn.cursor(cursor_factory=psycopg2.extras.DictCursor) as cur:</text:p>
      <text:p text:style-name="P219"><text:s text:c="20"/># Fetch the total count of notes for pagination metadata</text:p>
      <text:p text:style-name="P219"><text:s text:c="20"/>total,nextPage = self.fetch_total_notes(cur, 'note', userId, page, offset, per_page)</text:p>
      <text:p text:style-name="P219"/>
      <text:p text:style-name="P219"><text:s text:c="20"/>cur.execute(f"""</text:p>
      <text:p text:style-name="P219"><text:s text:c="24"/>WITH {self.tags_cte}</text:p>
      <text:p text:style-name="P219"><text:s text:c="24"/>SELECT</text:p>
      <text:p text:style-name="P219"><text:s text:c="28"/>n.id AS note_id,</text:p>
      <text:p text:style-name="P219"><text:s text:c="28"/>n.title AS title,</text:p>
      <text:p text:style-name="P219"><text:s text:c="28"/>n.content AS content,</text:p>
      <text:p text:style-name="P219"><text:s text:c="28"/>n.type AS type,</text:p>
      <text:p text:style-name="P219"><text:s text:c="28"/>COALESCE(tags_cte.tags, '[]') AS tags</text:p>
      <text:p text:style-name="P219"><text:s text:c="24"/>FROM Notes n</text:p>
      <text:p text:style-name="P219"><text:s text:c="24"/>LEFT JOIN TagsCTE tags_cte ON n.id = tags_cte.note_id</text:p>
      <text:p text:style-name="P219"><text:s text:c="24"/>WHERE n.user_id = %s AND n.type = 'note' AND n.archived = FALSE</text:p>
      <text:p text:style-name="P219"><text:s text:c="24"/>ORDER BY n.updated_at DESC</text:p>
      <text:p text:style-name="P219"><text:s text:c="24"/>LIMIT %s OFFSET %s</text:p>
      <text:p text:style-name="P219"><text:s text:c="20"/>""", (userId, per_page, offset))</text:p>
      <text:p text:style-name="P219"/>
      <text:p text:style-name="P219"><text:s text:c="20"/>rows = cur.fetchall()</text:p>
      <text:p text:style-name="P219"><text:s text:c="20"/>notes = []</text:p>
      <text:p text:style-name="P219"><text:s text:c="20"/>for row in rows:</text:p>
      <text:p text:style-name="P219"><text:s text:c="24"/>note = {</text:p>
      <text:p text:style-name="P219"><text:s text:c="28"/>'noteid': row['note_id'],</text:p>
      <text:p text:style-name="P219"><text:s text:c="28"/>'title': row['title'][:100] + '...' if len(row['title']) &gt; 100 else row['title'],</text:p>
      <text:p text:style-name="P219"><text:s text:c="28"/>'content': row['content'][:200] + '...' if len(row['content']) &gt; 200 else row['content'],</text:p>
      <text:p text:style-name="P219"><text:s text:c="28"/>'tags': row['tags']</text:p>
      <text:p text:style-name="P219"><text:s text:c="24"/>}</text:p>
      <text:p text:style-name="P219"><text:s text:c="24"/>notes.append(note)</text:p>
      <text:p text:style-name="P219"/>
      <text:p text:style-name="P219"><text:s text:c="20"/>return jsonify({"notes": notes,</text:p>
      <text:p text:style-name="P219"><text:s text:c="36"/>'pagination': {</text:p>
      <text:p text:style-name="P219"><text:soft-page-break/><text:s text:c="40"/>'total': total,</text:p>
      <text:p text:style-name="P219"><text:s text:c="40"/>'page': page,</text:p>
      <text:p text:style-name="P219"><text:s text:c="40"/>'perPage': per_page,</text:p>
      <text:p text:style-name="P219"><text:s text:c="40"/>'nextPage': nextPage</text:p>
      <text:p text:style-name="P219"><text:s text:c="36"/>}}), 200</text:p>
      <text:p text:style-name="P219"/>
      <text:p text:style-name="P219"><text:s text:c="12"/>except Exception as e:</text:p>
      <text:p text:style-name="P219"><text:s text:c="16"/>self.conn.rollback()</text:p>
      <text:p text:style-name="P219"><text:s text:c="16"/>print(f"An error occurred: {e}")</text:p>
      <text:p text:style-name="P219"><text:s text:c="16"/>return jsonify({'message': 'An error occurred', 'error': str(e)}), 500</text:p>
      <text:p text:style-name="P219"/>
      <text:p text:style-name="P219"><text:s text:c="12"/>finally:</text:p>
      <text:p text:style-name="P220"><text:s text:c="16"/>cur.close()</text:p>
      <text:p text:style-name="P221"/>
      <text:list text:continue-numbering="true" text:style-name="L1">
        <text:list-item>
          <text:list>
            <text:list-item>
              <text:list>
                <text:list-item>
                  <text:p text:style-name="P222">modules/tasks.py</text:p>
                </text:list-item>
              </text:list>
            </text:list-item>
          </text:list>
        </text:list-item>
      </text:list>
      <text:p text:style-name="P223">The tasks module combines the most techniques from other modules, building on the base provided by the notes.py files. It contains cross-table parametrized SQL, uses Common Table Expressions to simplify SQL statements and uses schemas to validate and sanitize the inputs.</text:p>
      <text:list text:continue-numbering="true" text:style-name="L1">
        <text:list-item>
          <text:list>
            <text:list-item>
              <text:list>
                <text:list-item>
                  <text:p text:style-name="P4"/>
                </text:list-item>
              </text:list>
            </text:list-item>
          </text:list>
        </text:list-item>
      </text:list>
      <text:p text:style-name="P224"><text:span text:style-name="Strong_20_Emphasis"><text:span text:style-name="T86"><text:line-break/></text:span></text:span><text:span text:style-name="Strong_20_Emphasis"><text:span text:style-name="T85"><text:line-break/><text:line-break/></text:span></text:span></text:p>
      <text:p text:style-name="P225"><text:span text:style-name="Strong_20_Emphasis"><text:span text:style-name="T9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0827in" fo:margin-bottom="0.0827in"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791in" fo:margin-left="0in" fo:margin-right="0in" fo:margin-top="0.03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09:07:38.415000000</meta:creation-date>
    <dc:date>2025-02-07T13:30:11.609380087</dc:date>
    <meta:editing-duration>PT2H51M45S</meta:editing-duration>
    <meta:editing-cycles>27</meta:editing-cycles>
    <meta:generator>LibreOffice/24.8.2.1$Linux_X86_64 LibreOffice_project/480$Build-1</meta:generator>
    <meta:document-statistic meta:table-count="0" meta:image-count="27" meta:object-count="4" meta:page-count="68" meta:paragraph-count="994" meta:word-count="13073" meta:character-count="93002" meta:non-whitespace-character-count="7351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1cm" svg:y="2.953cm" style:legend-expansion="high" chart:style-name="ch2"/>
        <chart:plot-area chart:style-name="ch3" chart:data-source-has-labels="both" svg:x="0.35cm" svg:y="0.35cm" svg:width="9.831cm" svg:height="6.801cm">
          <chart:coordinate-region svg:x="1.865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67cm" svg:y="0.378cm" svg:width="14.612cm" svg:height="5.005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88cm" svg:y="3.254cm" style:legend-expansion="high" chart:style-name="ch2"/>
        <chart:plot-area chart:style-name="ch3" chart:data-source-has-labels="both" svg:x="0.35cm" svg:y="0.35cm" svg:width="11.188cm" svg:height="8.299cm">
          <chart:coordinate-region svg:x="1.79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2cm" svg:y="3.702cm" style:legend-expansion="high" chart:style-name="ch2"/>
        <chart:plot-area chart:style-name="ch3" chart:data-source-has-labels="both" svg:x="0.35cm" svg:y="0.35cm" svg:width="11.962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